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in" fo:margin-bottom="0in" loext:contextual-spacing="false" fo:line-height="150%"/>
      <style:text-properties fo:font-size="14pt" fo:font-weight="bold" officeooo:paragraph-rsid="00127e24" style:font-size-asian="14pt" style:font-weight-asian="bold" style:font-size-complex="14pt"/>
    </style:style>
    <style:style style:name="P2" style:family="paragraph" style:parent-style-name="Standard">
      <style:paragraph-properties fo:margin-top="0in" fo:margin-bottom="0in" loext:contextual-spacing="false" fo:line-height="150%" fo:text-align="center" style:justify-single-word="false"/>
      <style:text-properties fo:font-size="18pt" fo:font-weight="bold" officeooo:paragraph-rsid="00127e24" style:font-size-asian="18pt" style:font-weight-asian="bold" style:font-size-complex="18pt"/>
    </style:style>
    <style:style style:name="P3" style:family="paragraph" style:parent-style-name="Standard">
      <style:paragraph-properties fo:margin-top="0in" fo:margin-bottom="0in" loext:contextual-spacing="false" fo:line-height="150%" fo:text-align="center" style:justify-single-word="false"/>
      <style:text-properties officeooo:rsid="00155a35" officeooo:paragraph-rsid="00155a35" style:font-size-complex="12pt"/>
    </style:style>
    <style:style style:name="P4" style:family="paragraph" style:parent-style-name="Standard">
      <style:paragraph-properties fo:margin-top="0in" fo:margin-bottom="0in" loext:contextual-spacing="false" fo:line-height="150%" fo:text-align="start" style:justify-single-word="false"/>
      <style:text-properties officeooo:rsid="00155a35" officeooo:paragraph-rsid="00155a35" style:font-size-complex="12pt"/>
    </style:style>
    <style:style style:name="P5" style:family="paragraph" style:parent-style-name="Standard">
      <style:paragraph-properties fo:margin-top="0in" fo:margin-bottom="0in" loext:contextual-spacing="false" fo:line-height="150%" fo:text-align="center" style:justify-single-word="false"/>
      <style:text-properties officeooo:paragraph-rsid="00127e24" style:font-size-complex="12pt"/>
    </style:style>
    <style:style style:name="P6" style:family="paragraph" style:parent-style-name="Standard">
      <style:paragraph-properties fo:margin-top="0in" fo:margin-bottom="0in" loext:contextual-spacing="false" fo:line-height="150%" fo:text-align="start" style:justify-single-word="false"/>
      <style:text-properties fo:font-weight="bold" officeooo:rsid="00155a35" officeooo:paragraph-rsid="00155a35" style:font-weight-asian="bold" style:font-size-complex="12pt" style:font-weight-complex="bold"/>
    </style:style>
    <style:style style:name="P7" style:family="paragraph" style:parent-style-name="Standard">
      <style:paragraph-properties fo:margin-top="0in" fo:margin-bottom="0in" loext:contextual-spacing="false" fo:line-height="150%" fo:text-align="start" style:justify-single-word="false"/>
      <style:text-properties fo:font-weight="normal" officeooo:rsid="00155a35" officeooo:paragraph-rsid="00155a35" style:font-weight-asian="normal" style:font-size-complex="12pt" style:font-weight-complex="normal"/>
    </style:style>
    <style:style style:name="P8" style:family="paragraph" style:parent-style-name="Standard">
      <style:paragraph-properties fo:margin-top="0in" fo:margin-bottom="0in" loext:contextual-spacing="false" fo:line-height="150%" fo:text-align="start" style:justify-single-word="false"/>
      <style:text-properties fo:font-weight="normal" officeooo:rsid="0026668f" officeooo:paragraph-rsid="0026668f" style:font-weight-asian="normal" style:font-size-complex="12pt" style:font-weight-complex="normal"/>
    </style:style>
    <style:style style:name="P9" style:family="paragraph" style:parent-style-name="Standard">
      <style:paragraph-properties fo:margin-top="0in" fo:margin-bottom="0in" loext:contextual-spacing="false" fo:line-height="150%" fo:text-align="start" style:justify-single-word="false"/>
      <style:text-properties fo:font-weight="normal" officeooo:rsid="0026668f" officeooo:paragraph-rsid="00586d78" style:font-weight-asian="normal" style:font-size-complex="12pt" style:font-weight-complex="normal"/>
    </style:style>
    <style:style style:name="P10" style:family="paragraph" style:parent-style-name="Standard">
      <style:paragraph-properties fo:margin-top="0in" fo:margin-bottom="0in" loext:contextual-spacing="false" fo:line-height="150%" fo:text-align="start" style:justify-single-word="false"/>
      <style:text-properties fo:font-weight="normal" officeooo:rsid="0081adc0" officeooo:paragraph-rsid="0081adc0" style:font-weight-asian="normal" style:font-size-complex="12pt" style:font-weight-complex="normal"/>
    </style:style>
    <style:style style:name="P11" style:family="paragraph" style:parent-style-name="Standard">
      <style:paragraph-properties fo:margin-top="0.0398in" fo:margin-bottom="0.0398in" loext:contextual-spacing="false" fo:line-height="150%" fo:text-align="center" style:justify-single-word="false"/>
      <style:text-properties officeooo:paragraph-rsid="00127e24"/>
    </style:style>
    <style:style style:name="P12" style:family="paragraph" style:parent-style-name="Standard" style:master-page-name="Standard">
      <style:paragraph-properties fo:margin-top="0in" fo:margin-bottom="0in" loext:contextual-spacing="false" fo:line-height="150%" style:page-number="auto"/>
      <style:text-properties fo:font-size="14pt" fo:font-weight="bold" officeooo:paragraph-rsid="00127e24" style:font-size-asian="14pt" style:font-weight-asian="bold" style:font-size-complex="14pt"/>
    </style:style>
    <style:style style:name="P13" style:family="paragraph" style:parent-style-name="Standard">
      <style:paragraph-properties fo:margin-top="0in" fo:margin-bottom="0in" loext:contextual-spacing="false" fo:line-height="150%" fo:text-align="start" style:justify-single-word="false"/>
      <style:text-properties fo:font-weight="normal" officeooo:rsid="00155a35" officeooo:paragraph-rsid="00155a35" style:font-weight-asian="normal" style:font-size-complex="12pt" style:font-weight-complex="normal"/>
    </style:style>
    <style:style style:name="P14" style:family="paragraph" style:parent-style-name="Standard">
      <style:paragraph-properties fo:margin-top="0in" fo:margin-bottom="0in" loext:contextual-spacing="false" fo:line-height="100%" fo:text-align="start" style:justify-single-word="false"/>
      <style:text-properties fo:font-weight="normal" officeooo:rsid="0084cb1b" officeooo:paragraph-rsid="0084cb1b" style:font-weight-asian="normal" style:font-size-complex="12pt" style:font-weight-complex="normal"/>
    </style:style>
    <style:style style:name="P15" style:family="paragraph" style:parent-style-name="Standard">
      <style:paragraph-properties fo:margin-top="0in" fo:margin-bottom="0in" loext:contextual-spacing="false" fo:line-height="100%" fo:text-align="start" style:justify-single-word="false"/>
      <style:text-properties style:font-name="Courier new" fo:font-size="7pt" fo:font-weight="normal" officeooo:rsid="0084cb1b" officeooo:paragraph-rsid="0084cb1b" style:font-size-asian="7pt" style:font-weight-asian="normal" style:font-size-complex="7pt" style:font-weight-complex="normal"/>
    </style:style>
    <style:style style:name="P16" style:family="paragraph" style:parent-style-name="Standard">
      <style:paragraph-properties fo:margin-top="0in" fo:margin-bottom="0in" loext:contextual-spacing="false" fo:line-height="100%" fo:text-align="start" style:justify-single-word="false"/>
      <style:text-properties style:font-name="Courier new" fo:font-size="7pt" fo:font-weight="normal" officeooo:rsid="0085fff6" officeooo:paragraph-rsid="0085fff6" style:font-size-asian="6.09999990463257pt" style:font-weight-asian="normal" style:font-size-complex="7pt" style:font-weight-complex="normal"/>
    </style:style>
    <style:style style:name="P17" style:family="paragraph" style:parent-style-name="Standard">
      <style:paragraph-properties fo:margin-top="0in" fo:margin-bottom="0in" loext:contextual-spacing="false" fo:line-height="100%" fo:text-align="start" style:justify-single-word="false"/>
      <style:text-properties style:font-name="Liberation Serif" fo:font-size="12pt" fo:font-weight="normal" officeooo:rsid="008566d7" officeooo:paragraph-rsid="008566d7" style:font-size-asian="10.5pt" style:font-weight-asian="normal" style:font-size-complex="12pt" style:font-weight-complex="normal"/>
    </style:style>
    <style:style style:name="P18" style:family="paragraph" style:parent-style-name="Standard" style:master-page-name="Code">
      <style:paragraph-properties fo:margin-top="0in" fo:margin-bottom="0in" loext:contextual-spacing="false" fo:line-height="100%" fo:text-align="start" style:justify-single-word="false" style:page-number="auto"/>
      <style:text-properties fo:font-weight="bold" officeooo:rsid="0084cb1b" officeooo:paragraph-rsid="0084cb1b" style:font-weight-asian="bold" style:font-size-complex="12pt" style:font-weight-complex="bold"/>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147032" style:font-size-asian="14pt" style:font-weight-asian="bold" style:font-size-complex="14pt"/>
    </style:style>
    <style:style style:name="T3" style:family="text">
      <style:text-properties fo:font-weight="normal" officeooo:rsid="0017d7cd" style:font-weight-asian="normal" style:font-weight-complex="normal"/>
    </style:style>
    <style:style style:name="T4" style:family="text">
      <style:text-properties fo:font-weight="normal" officeooo:rsid="0019d5d1" style:font-weight-asian="normal" style:font-weight-complex="normal"/>
    </style:style>
    <style:style style:name="T5" style:family="text">
      <style:text-properties officeooo:rsid="001b6877"/>
    </style:style>
    <style:style style:name="T6" style:family="text">
      <style:text-properties officeooo:rsid="001e4c28"/>
    </style:style>
    <style:style style:name="T7" style:family="text">
      <style:text-properties fo:font-style="italic" style:font-style-asian="italic" style:font-style-complex="italic"/>
    </style:style>
    <style:style style:name="T8" style:family="text">
      <style:text-properties fo:font-style="italic" officeooo:rsid="001e4c28" style:font-style-asian="italic" style:font-style-complex="italic"/>
    </style:style>
    <style:style style:name="T9" style:family="text">
      <style:text-properties fo:font-style="italic" officeooo:rsid="0020488e" style:font-style-asian="italic" style:font-style-complex="italic"/>
    </style:style>
    <style:style style:name="T10" style:family="text">
      <style:text-properties fo:font-style="italic" officeooo:rsid="00218f92" style:font-style-asian="italic" style:font-style-complex="italic"/>
    </style:style>
    <style:style style:name="T11" style:family="text">
      <style:text-properties fo:font-style="italic" officeooo:rsid="0023d79e" style:font-style-asian="italic" style:font-style-complex="italic"/>
    </style:style>
    <style:style style:name="T12" style:family="text">
      <style:text-properties fo:font-style="italic" officeooo:rsid="00249851" style:font-style-asian="italic" style:font-style-complex="italic"/>
    </style:style>
    <style:style style:name="T13" style:family="text">
      <style:text-properties fo:font-style="italic" officeooo:rsid="002790d6" style:font-style-asian="italic" style:font-style-complex="italic"/>
    </style:style>
    <style:style style:name="T14" style:family="text">
      <style:text-properties fo:font-style="italic" officeooo:rsid="00295776" style:font-style-asian="italic" style:font-style-complex="italic"/>
    </style:style>
    <style:style style:name="T15" style:family="text">
      <style:text-properties fo:font-style="italic" officeooo:rsid="002a9308" style:font-style-asian="italic" style:font-style-complex="italic"/>
    </style:style>
    <style:style style:name="T16" style:family="text">
      <style:text-properties fo:font-style="italic" officeooo:rsid="002b24b8" style:font-style-asian="italic" style:font-style-complex="italic"/>
    </style:style>
    <style:style style:name="T17" style:family="text">
      <style:text-properties fo:font-style="italic" officeooo:rsid="002ccd80" style:font-style-asian="italic" style:font-style-complex="italic"/>
    </style:style>
    <style:style style:name="T18" style:family="text">
      <style:text-properties fo:font-style="italic" officeooo:rsid="002e4277" style:font-style-asian="italic" style:font-style-complex="italic"/>
    </style:style>
    <style:style style:name="T19" style:family="text">
      <style:text-properties fo:font-style="italic" officeooo:rsid="002ef83b" style:font-style-asian="italic" style:font-style-complex="italic"/>
    </style:style>
    <style:style style:name="T20" style:family="text">
      <style:text-properties fo:font-style="italic" officeooo:rsid="002fa41e" style:font-style-asian="italic" style:font-style-complex="italic"/>
    </style:style>
    <style:style style:name="T21" style:family="text">
      <style:text-properties fo:font-style="italic" officeooo:rsid="0035c7cb" style:font-style-asian="italic" style:font-style-complex="italic"/>
    </style:style>
    <style:style style:name="T22" style:family="text">
      <style:text-properties fo:font-style="italic" officeooo:rsid="00389af6" style:font-style-asian="italic" style:font-style-complex="italic"/>
    </style:style>
    <style:style style:name="T23" style:family="text">
      <style:text-properties fo:font-style="italic" officeooo:rsid="003b6783" style:font-style-asian="italic" style:font-style-complex="italic"/>
    </style:style>
    <style:style style:name="T24" style:family="text">
      <style:text-properties fo:font-style="italic" officeooo:rsid="003bd770" style:font-style-asian="italic" style:font-style-complex="italic"/>
    </style:style>
    <style:style style:name="T25" style:family="text">
      <style:text-properties fo:font-style="italic" officeooo:rsid="003ce2d2" style:font-style-asian="italic" style:font-style-complex="italic"/>
    </style:style>
    <style:style style:name="T26" style:family="text">
      <style:text-properties fo:font-style="italic" officeooo:rsid="003d788b" style:font-style-asian="italic" style:font-style-complex="italic"/>
    </style:style>
    <style:style style:name="T27" style:family="text">
      <style:text-properties fo:font-style="italic" officeooo:rsid="003dec88" style:font-style-asian="italic" style:font-style-complex="italic"/>
    </style:style>
    <style:style style:name="T28" style:family="text">
      <style:text-properties fo:font-style="italic" officeooo:rsid="0041a7c8" style:font-style-asian="italic" style:font-style-complex="italic"/>
    </style:style>
    <style:style style:name="T29" style:family="text">
      <style:text-properties fo:font-style="italic" officeooo:rsid="0043a5bb" style:font-style-asian="italic" style:font-style-complex="italic"/>
    </style:style>
    <style:style style:name="T30" style:family="text">
      <style:text-properties fo:font-style="italic" officeooo:rsid="00446a36" style:font-style-asian="italic" style:font-style-complex="italic"/>
    </style:style>
    <style:style style:name="T31" style:family="text">
      <style:text-properties fo:font-style="italic" officeooo:rsid="0044ab57" style:font-style-asian="italic" style:font-style-complex="italic"/>
    </style:style>
    <style:style style:name="T32" style:family="text">
      <style:text-properties fo:font-style="italic" officeooo:rsid="0047271c" style:font-style-asian="italic" style:font-style-complex="italic"/>
    </style:style>
    <style:style style:name="T33" style:family="text">
      <style:text-properties fo:font-style="italic" officeooo:rsid="004b8bf9" style:font-style-asian="italic" style:font-style-complex="italic"/>
    </style:style>
    <style:style style:name="T34" style:family="text">
      <style:text-properties fo:font-style="italic" officeooo:rsid="004b95c0" style:font-style-asian="italic" style:font-style-complex="italic"/>
    </style:style>
    <style:style style:name="T35" style:family="text">
      <style:text-properties fo:font-style="italic" officeooo:rsid="004cdf5f" style:font-style-asian="italic" style:font-style-complex="italic"/>
    </style:style>
    <style:style style:name="T36" style:family="text">
      <style:text-properties fo:font-style="italic" officeooo:rsid="004fea5a" style:font-style-asian="italic" style:font-style-complex="italic"/>
    </style:style>
    <style:style style:name="T37" style:family="text">
      <style:text-properties fo:font-style="italic" officeooo:rsid="00512da3" style:font-style-asian="italic" style:font-style-complex="italic"/>
    </style:style>
    <style:style style:name="T38" style:family="text">
      <style:text-properties fo:font-style="italic" officeooo:rsid="0052bd24" style:font-style-asian="italic" style:font-style-complex="italic"/>
    </style:style>
    <style:style style:name="T39" style:family="text">
      <style:text-properties fo:font-style="italic" officeooo:rsid="00586d78" style:font-style-asian="italic" style:font-style-complex="italic"/>
    </style:style>
    <style:style style:name="T40" style:family="text">
      <style:text-properties fo:font-style="italic" officeooo:rsid="005a31d9" style:font-style-asian="italic" style:font-style-complex="italic"/>
    </style:style>
    <style:style style:name="T41" style:family="text">
      <style:text-properties fo:font-style="italic" officeooo:rsid="005b586e" style:font-style-asian="italic" style:font-style-complex="italic"/>
    </style:style>
    <style:style style:name="T42" style:family="text">
      <style:text-properties fo:font-style="italic" officeooo:rsid="005da156" style:font-style-asian="italic" style:font-style-complex="italic"/>
    </style:style>
    <style:style style:name="T43" style:family="text">
      <style:text-properties fo:font-style="italic" officeooo:rsid="005f6edc" style:font-style-asian="italic" style:font-style-complex="italic"/>
    </style:style>
    <style:style style:name="T44" style:family="text">
      <style:text-properties fo:font-style="italic" officeooo:rsid="006101d2" style:font-style-asian="italic" style:font-style-complex="italic"/>
    </style:style>
    <style:style style:name="T45" style:family="text">
      <style:text-properties fo:font-style="italic" officeooo:rsid="0061ed58" style:font-style-asian="italic" style:font-style-complex="italic"/>
    </style:style>
    <style:style style:name="T46" style:family="text">
      <style:text-properties fo:font-style="italic" officeooo:rsid="00622cfc" style:font-style-asian="italic" style:font-style-complex="italic"/>
    </style:style>
    <style:style style:name="T47" style:family="text">
      <style:text-properties fo:font-style="italic" officeooo:rsid="0064f8cf" style:font-style-asian="italic" style:font-style-complex="italic"/>
    </style:style>
    <style:style style:name="T48" style:family="text">
      <style:text-properties fo:font-style="italic" officeooo:rsid="00670b9b" style:font-style-asian="italic" style:font-style-complex="italic"/>
    </style:style>
    <style:style style:name="T49" style:family="text">
      <style:text-properties fo:font-style="italic" officeooo:rsid="0068be1e" style:font-style-asian="italic" style:font-style-complex="italic"/>
    </style:style>
    <style:style style:name="T50" style:family="text">
      <style:text-properties fo:font-style="italic" officeooo:rsid="0068e36d" style:font-style-asian="italic" style:font-style-complex="italic"/>
    </style:style>
    <style:style style:name="T51" style:family="text">
      <style:text-properties fo:font-style="italic" officeooo:rsid="006a888e" style:font-style-asian="italic" style:font-style-complex="italic"/>
    </style:style>
    <style:style style:name="T52" style:family="text">
      <style:text-properties fo:font-style="italic" officeooo:rsid="006c48bc" style:font-style-asian="italic" style:font-style-complex="italic"/>
    </style:style>
    <style:style style:name="T53" style:family="text">
      <style:text-properties fo:font-style="italic" officeooo:rsid="006df407" style:font-style-asian="italic" style:font-style-complex="italic"/>
    </style:style>
    <style:style style:name="T54" style:family="text">
      <style:text-properties fo:font-style="italic" officeooo:rsid="006fddcd" style:font-style-asian="italic" style:font-style-complex="italic"/>
    </style:style>
    <style:style style:name="T55" style:family="text">
      <style:text-properties fo:font-style="italic" officeooo:rsid="0072c9ed" style:font-style-asian="italic" style:font-style-complex="italic"/>
    </style:style>
    <style:style style:name="T56" style:family="text">
      <style:text-properties fo:font-style="italic" officeooo:rsid="007506a8" style:font-style-asian="italic" style:font-style-complex="italic"/>
    </style:style>
    <style:style style:name="T57" style:family="text">
      <style:text-properties fo:font-style="italic" officeooo:rsid="0078816a" style:font-style-asian="italic" style:font-style-complex="italic"/>
    </style:style>
    <style:style style:name="T58" style:family="text">
      <style:text-properties fo:font-style="italic" officeooo:rsid="007920c6" style:font-style-asian="italic" style:font-style-complex="italic"/>
    </style:style>
    <style:style style:name="T59" style:family="text">
      <style:text-properties fo:font-style="italic" officeooo:rsid="00792861" style:font-style-asian="italic" style:font-style-complex="italic"/>
    </style:style>
    <style:style style:name="T60" style:family="text">
      <style:text-properties fo:font-style="italic" officeooo:rsid="00799ba6" style:font-style-asian="italic" style:font-style-complex="italic"/>
    </style:style>
    <style:style style:name="T61" style:family="text">
      <style:text-properties fo:font-style="italic" officeooo:rsid="007a95cf" style:font-style-asian="italic" style:font-style-complex="italic"/>
    </style:style>
    <style:style style:name="T62" style:family="text">
      <style:text-properties fo:font-style="italic" officeooo:rsid="007c8739" style:font-style-asian="italic" style:font-style-complex="italic"/>
    </style:style>
    <style:style style:name="T63" style:family="text">
      <style:text-properties fo:font-style="italic" officeooo:rsid="0080134e" style:font-style-asian="italic" style:font-style-complex="italic"/>
    </style:style>
    <style:style style:name="T64" style:family="text">
      <style:text-properties fo:font-style="normal" style:font-style-asian="normal" style:font-style-complex="normal"/>
    </style:style>
    <style:style style:name="T65" style:family="text">
      <style:text-properties fo:font-style="normal" officeooo:rsid="001e4c28" style:font-style-asian="normal" style:font-style-complex="normal"/>
    </style:style>
    <style:style style:name="T66" style:family="text">
      <style:text-properties fo:font-style="normal" officeooo:rsid="0020488e" style:font-style-asian="normal" style:font-style-complex="normal"/>
    </style:style>
    <style:style style:name="T67" style:family="text">
      <style:text-properties fo:font-style="normal" officeooo:rsid="0020bfe1" style:font-style-asian="normal" style:font-style-complex="normal"/>
    </style:style>
    <style:style style:name="T68" style:family="text">
      <style:text-properties fo:font-style="normal" officeooo:rsid="00218f92" style:font-style-asian="normal" style:font-style-complex="normal"/>
    </style:style>
    <style:style style:name="T69" style:family="text">
      <style:text-properties fo:font-style="normal" officeooo:rsid="0023238b" style:font-style-asian="normal" style:font-style-complex="normal"/>
    </style:style>
    <style:style style:name="T70" style:family="text">
      <style:text-properties fo:font-style="normal" officeooo:rsid="0023d79e" style:font-style-asian="normal" style:font-style-complex="normal"/>
    </style:style>
    <style:style style:name="T71" style:family="text">
      <style:text-properties fo:font-style="normal" officeooo:rsid="00249851" style:font-style-asian="normal" style:font-style-complex="normal"/>
    </style:style>
    <style:style style:name="T72" style:family="text">
      <style:text-properties fo:font-style="normal" officeooo:rsid="002790d6" style:font-style-asian="normal" style:font-style-complex="normal"/>
    </style:style>
    <style:style style:name="T73" style:family="text">
      <style:text-properties fo:font-style="normal" officeooo:rsid="00295776" style:font-style-asian="normal" style:font-style-complex="normal"/>
    </style:style>
    <style:style style:name="T74" style:family="text">
      <style:text-properties fo:font-style="normal" officeooo:rsid="002a9308" style:font-style-asian="normal" style:font-style-complex="normal"/>
    </style:style>
    <style:style style:name="T75" style:family="text">
      <style:text-properties fo:font-style="normal" officeooo:rsid="002b24b8" style:font-style-asian="normal" style:font-style-complex="normal"/>
    </style:style>
    <style:style style:name="T76" style:family="text">
      <style:text-properties fo:font-style="normal" officeooo:rsid="002b8a3c" style:font-style-asian="normal" style:font-style-complex="normal"/>
    </style:style>
    <style:style style:name="T77" style:family="text">
      <style:text-properties fo:font-style="normal" officeooo:rsid="002ccd80" style:font-style-asian="normal" style:font-style-complex="normal"/>
    </style:style>
    <style:style style:name="T78" style:family="text">
      <style:text-properties fo:font-style="normal" officeooo:rsid="002e4277" style:font-style-asian="normal" style:font-style-complex="normal"/>
    </style:style>
    <style:style style:name="T79" style:family="text">
      <style:text-properties fo:font-style="normal" officeooo:rsid="002ef83b" style:font-style-asian="normal" style:font-style-complex="normal"/>
    </style:style>
    <style:style style:name="T80" style:family="text">
      <style:text-properties fo:font-style="normal" officeooo:rsid="002fa41e" style:font-style-asian="normal" style:font-style-complex="normal"/>
    </style:style>
    <style:style style:name="T81" style:family="text">
      <style:text-properties fo:font-style="normal" officeooo:rsid="003384e1" style:font-style-asian="normal" style:font-style-complex="normal"/>
    </style:style>
    <style:style style:name="T82" style:family="text">
      <style:text-properties fo:font-style="normal" officeooo:rsid="0034abd4" style:font-style-asian="normal" style:font-style-complex="normal"/>
    </style:style>
    <style:style style:name="T83" style:family="text">
      <style:text-properties fo:font-style="normal" officeooo:rsid="0035c7cb" style:font-style-asian="normal" style:font-style-complex="normal"/>
    </style:style>
    <style:style style:name="T84" style:family="text">
      <style:text-properties fo:font-style="normal" officeooo:rsid="0036437f" style:font-style-asian="normal" style:font-style-complex="normal"/>
    </style:style>
    <style:style style:name="T85" style:family="text">
      <style:text-properties fo:font-style="normal" officeooo:rsid="00377e1f" style:font-style-asian="normal" style:font-style-complex="normal"/>
    </style:style>
    <style:style style:name="T86" style:family="text">
      <style:text-properties fo:font-style="normal" officeooo:rsid="00389af6" style:font-style-asian="normal" style:font-style-complex="normal"/>
    </style:style>
    <style:style style:name="T87" style:family="text">
      <style:text-properties fo:font-style="normal" officeooo:rsid="0039fb40" style:font-style-asian="normal" style:font-style-complex="normal"/>
    </style:style>
    <style:style style:name="T88" style:family="text">
      <style:text-properties fo:font-style="normal" officeooo:rsid="003a1a33" style:font-style-asian="normal" style:font-style-complex="normal"/>
    </style:style>
    <style:style style:name="T89" style:family="text">
      <style:text-properties fo:font-style="normal" officeooo:rsid="003b6783" style:font-style-asian="normal" style:font-style-complex="normal"/>
    </style:style>
    <style:style style:name="T90" style:family="text">
      <style:text-properties fo:font-style="normal" officeooo:rsid="003bd770" style:font-style-asian="normal" style:font-style-complex="normal"/>
    </style:style>
    <style:style style:name="T91" style:family="text">
      <style:text-properties fo:font-style="normal" officeooo:rsid="003ce2d2" style:font-style-asian="normal" style:font-style-complex="normal"/>
    </style:style>
    <style:style style:name="T92" style:family="text">
      <style:text-properties fo:font-style="normal" officeooo:rsid="003d788b" style:font-style-asian="normal" style:font-style-complex="normal"/>
    </style:style>
    <style:style style:name="T93" style:family="text">
      <style:text-properties fo:font-style="normal" officeooo:rsid="003dec88" style:font-style-asian="normal" style:font-style-complex="normal"/>
    </style:style>
    <style:style style:name="T94" style:family="text">
      <style:text-properties fo:font-style="normal" officeooo:rsid="003ef438" style:font-style-asian="normal" style:font-style-complex="normal"/>
    </style:style>
    <style:style style:name="T95" style:family="text">
      <style:text-properties fo:font-style="normal" officeooo:rsid="00405258" style:font-style-asian="normal" style:font-style-complex="normal"/>
    </style:style>
    <style:style style:name="T96" style:family="text">
      <style:text-properties fo:font-style="normal" officeooo:rsid="0041a7c8" style:font-style-asian="normal" style:font-style-complex="normal"/>
    </style:style>
    <style:style style:name="T97" style:family="text">
      <style:text-properties fo:font-style="normal" officeooo:rsid="0043a5bb" style:font-style-asian="normal" style:font-style-complex="normal"/>
    </style:style>
    <style:style style:name="T98" style:family="text">
      <style:text-properties fo:font-style="normal" officeooo:rsid="00446a36" style:font-style-asian="normal" style:font-style-complex="normal"/>
    </style:style>
    <style:style style:name="T99" style:family="text">
      <style:text-properties fo:font-style="normal" officeooo:rsid="0044ab57" style:font-style-asian="normal" style:font-style-complex="normal"/>
    </style:style>
    <style:style style:name="T100" style:family="text">
      <style:text-properties fo:font-style="normal" officeooo:rsid="00456e4b" style:font-style-asian="normal" style:font-style-complex="normal"/>
    </style:style>
    <style:style style:name="T101" style:family="text">
      <style:text-properties fo:font-style="normal" officeooo:rsid="0047271c" style:font-style-asian="normal" style:font-style-complex="normal"/>
    </style:style>
    <style:style style:name="T102" style:family="text">
      <style:text-properties fo:font-style="normal" officeooo:rsid="0047315b" style:font-style-asian="normal" style:font-style-complex="normal"/>
    </style:style>
    <style:style style:name="T103" style:family="text">
      <style:text-properties fo:font-style="normal" officeooo:rsid="0048a54b" style:font-style-asian="normal" style:font-style-complex="normal"/>
    </style:style>
    <style:style style:name="T104" style:family="text">
      <style:text-properties fo:font-style="normal" officeooo:rsid="0049e001" style:font-style-asian="normal" style:font-style-complex="normal"/>
    </style:style>
    <style:style style:name="T105" style:family="text">
      <style:text-properties fo:font-style="normal" officeooo:rsid="004b8bf9" style:font-style-asian="normal" style:font-style-complex="normal"/>
    </style:style>
    <style:style style:name="T106" style:family="text">
      <style:text-properties fo:font-style="normal" officeooo:rsid="004b95c0" style:font-style-asian="normal" style:font-style-complex="normal"/>
    </style:style>
    <style:style style:name="T107" style:family="text">
      <style:text-properties fo:font-style="normal" officeooo:rsid="004bfe56" style:font-style-asian="normal" style:font-style-complex="normal"/>
    </style:style>
    <style:style style:name="T108" style:family="text">
      <style:text-properties fo:font-style="normal" officeooo:rsid="004cdf5f" style:font-style-asian="normal" style:font-style-complex="normal"/>
    </style:style>
    <style:style style:name="T109" style:family="text">
      <style:text-properties fo:font-style="normal" officeooo:rsid="004e86fa" style:font-style-asian="normal" style:font-style-complex="normal"/>
    </style:style>
    <style:style style:name="T110" style:family="text">
      <style:text-properties fo:font-style="normal" officeooo:rsid="004f160b" style:font-style-asian="normal" style:font-style-complex="normal"/>
    </style:style>
    <style:style style:name="T111" style:family="text">
      <style:text-properties fo:font-style="normal" officeooo:rsid="004fea5a" style:font-style-asian="normal" style:font-style-complex="normal"/>
    </style:style>
    <style:style style:name="T112" style:family="text">
      <style:text-properties fo:font-style="normal" officeooo:rsid="00512da3" style:font-style-asian="normal" style:font-style-complex="normal"/>
    </style:style>
    <style:style style:name="T113" style:family="text">
      <style:text-properties fo:font-style="normal" officeooo:rsid="0052bd24" style:font-style-asian="normal" style:font-style-complex="normal"/>
    </style:style>
    <style:style style:name="T114" style:family="text">
      <style:text-properties fo:font-style="normal" officeooo:rsid="00546b03" style:font-style-asian="normal" style:font-style-complex="normal"/>
    </style:style>
    <style:style style:name="T115" style:family="text">
      <style:text-properties fo:font-style="normal" officeooo:rsid="0055fc72" style:font-style-asian="normal" style:font-style-complex="normal"/>
    </style:style>
    <style:style style:name="T116" style:family="text">
      <style:text-properties fo:font-style="normal" officeooo:rsid="00573779" style:font-style-asian="normal" style:font-style-complex="normal"/>
    </style:style>
    <style:style style:name="T117" style:family="text">
      <style:text-properties fo:font-style="normal" officeooo:rsid="00586d78" style:font-style-asian="normal" style:font-style-complex="normal"/>
    </style:style>
    <style:style style:name="T118" style:family="text">
      <style:text-properties fo:font-style="normal" officeooo:rsid="005a31d9" style:font-style-asian="normal" style:font-style-complex="normal"/>
    </style:style>
    <style:style style:name="T119" style:family="text">
      <style:text-properties fo:font-style="normal" officeooo:rsid="005b586e" style:font-style-asian="normal" style:font-style-complex="normal"/>
    </style:style>
    <style:style style:name="T120" style:family="text">
      <style:text-properties fo:font-style="normal" officeooo:rsid="005cdf9d" style:font-style-asian="normal" style:font-style-complex="normal"/>
    </style:style>
    <style:style style:name="T121" style:family="text">
      <style:text-properties fo:font-style="normal" officeooo:rsid="005d0749" style:font-style-asian="normal" style:font-style-complex="normal"/>
    </style:style>
    <style:style style:name="T122" style:family="text">
      <style:text-properties fo:font-style="normal" officeooo:rsid="005da156" style:font-style-asian="normal" style:font-style-complex="normal"/>
    </style:style>
    <style:style style:name="T123" style:family="text">
      <style:text-properties fo:font-style="normal" officeooo:rsid="005f6edc" style:font-style-asian="normal" style:font-style-complex="normal"/>
    </style:style>
    <style:style style:name="T124" style:family="text">
      <style:text-properties fo:font-style="normal" officeooo:rsid="006101d2" style:font-style-asian="normal" style:font-style-complex="normal"/>
    </style:style>
    <style:style style:name="T125" style:family="text">
      <style:text-properties fo:font-style="normal" officeooo:rsid="00613061" style:font-style-asian="normal" style:font-style-complex="normal"/>
    </style:style>
    <style:style style:name="T126" style:family="text">
      <style:text-properties fo:font-style="normal" officeooo:rsid="0061ed58" style:font-style-asian="normal" style:font-style-complex="normal"/>
    </style:style>
    <style:style style:name="T127" style:family="text">
      <style:text-properties fo:font-style="normal" officeooo:rsid="00622cfc" style:font-style-asian="normal" style:font-style-complex="normal"/>
    </style:style>
    <style:style style:name="T128" style:family="text">
      <style:text-properties fo:font-style="normal" officeooo:rsid="006380f0" style:font-style-asian="normal" style:font-style-complex="normal"/>
    </style:style>
    <style:style style:name="T129" style:family="text">
      <style:text-properties fo:font-style="normal" officeooo:rsid="0064f8cf" style:font-style-asian="normal" style:font-style-complex="normal"/>
    </style:style>
    <style:style style:name="T130" style:family="text">
      <style:text-properties fo:font-style="normal" officeooo:rsid="00670b9b" style:font-style-asian="normal" style:font-style-complex="normal"/>
    </style:style>
    <style:style style:name="T131" style:family="text">
      <style:text-properties fo:font-style="normal" officeooo:rsid="0068be1e" style:font-style-asian="normal" style:font-style-complex="normal"/>
    </style:style>
    <style:style style:name="T132" style:family="text">
      <style:text-properties fo:font-style="normal" officeooo:rsid="0068e36d" style:font-style-asian="normal" style:font-style-complex="normal"/>
    </style:style>
    <style:style style:name="T133" style:family="text">
      <style:text-properties fo:font-style="normal" officeooo:rsid="0069ab07" style:font-style-asian="normal" style:font-style-complex="normal"/>
    </style:style>
    <style:style style:name="T134" style:family="text">
      <style:text-properties fo:font-style="normal" officeooo:rsid="006a888e" style:font-style-asian="normal" style:font-style-complex="normal"/>
    </style:style>
    <style:style style:name="T135" style:family="text">
      <style:text-properties fo:font-style="normal" officeooo:rsid="006c48bc" style:font-style-asian="normal" style:font-style-complex="normal"/>
    </style:style>
    <style:style style:name="T136" style:family="text">
      <style:text-properties fo:font-style="normal" officeooo:rsid="006d9e70" style:font-style-asian="normal" style:font-style-complex="normal"/>
    </style:style>
    <style:style style:name="T137" style:family="text">
      <style:text-properties fo:font-style="normal" officeooo:rsid="006df407" style:font-style-asian="normal" style:font-style-complex="normal"/>
    </style:style>
    <style:style style:name="T138" style:family="text">
      <style:text-properties fo:font-style="normal" officeooo:rsid="006fddcd" style:font-style-asian="normal" style:font-style-complex="normal"/>
    </style:style>
    <style:style style:name="T139" style:family="text">
      <style:text-properties fo:font-style="normal" officeooo:rsid="00719c8a" style:font-style-asian="normal" style:font-style-complex="normal"/>
    </style:style>
    <style:style style:name="T140" style:family="text">
      <style:text-properties fo:font-style="normal" officeooo:rsid="00724846" style:font-style-asian="normal" style:font-style-complex="normal"/>
    </style:style>
    <style:style style:name="T141" style:family="text">
      <style:text-properties fo:font-style="normal" officeooo:rsid="0072c9ed" style:font-style-asian="normal" style:font-style-complex="normal"/>
    </style:style>
    <style:style style:name="T142" style:family="text">
      <style:text-properties fo:font-style="normal" officeooo:rsid="00731026" style:font-style-asian="normal" style:font-style-complex="normal"/>
    </style:style>
    <style:style style:name="T143" style:family="text">
      <style:text-properties fo:font-style="normal" officeooo:rsid="007506a8" style:font-style-asian="normal" style:font-style-complex="normal"/>
    </style:style>
    <style:style style:name="T144" style:family="text">
      <style:text-properties fo:font-style="normal" officeooo:rsid="0076f44c" style:font-style-asian="normal" style:font-style-complex="normal"/>
    </style:style>
    <style:style style:name="T145" style:family="text">
      <style:text-properties fo:font-style="normal" officeooo:rsid="0078816a" style:font-style-asian="normal" style:font-style-complex="normal"/>
    </style:style>
    <style:style style:name="T146" style:family="text">
      <style:text-properties fo:font-style="normal" officeooo:rsid="007920c6" style:font-style-asian="normal" style:font-style-complex="normal"/>
    </style:style>
    <style:style style:name="T147" style:family="text">
      <style:text-properties fo:font-style="normal" officeooo:rsid="00792861" style:font-style-asian="normal" style:font-style-complex="normal"/>
    </style:style>
    <style:style style:name="T148" style:family="text">
      <style:text-properties fo:font-style="normal" officeooo:rsid="00799ba6" style:font-style-asian="normal" style:font-style-complex="normal"/>
    </style:style>
    <style:style style:name="T149" style:family="text">
      <style:text-properties fo:font-style="normal" officeooo:rsid="007a4585" style:font-style-asian="normal" style:font-style-complex="normal"/>
    </style:style>
    <style:style style:name="T150" style:family="text">
      <style:text-properties fo:font-style="normal" officeooo:rsid="007a95cf" style:font-style-asian="normal" style:font-style-complex="normal"/>
    </style:style>
    <style:style style:name="T151" style:family="text">
      <style:text-properties fo:font-style="normal" officeooo:rsid="007c8739" style:font-style-asian="normal" style:font-style-complex="normal"/>
    </style:style>
    <style:style style:name="T152" style:family="text">
      <style:text-properties fo:font-style="normal" officeooo:rsid="007e54cb" style:font-style-asian="normal" style:font-style-complex="normal"/>
    </style:style>
    <style:style style:name="T153" style:family="text">
      <style:text-properties fo:font-style="normal" officeooo:rsid="0080134e" style:font-style-asian="normal" style:font-style-complex="normal"/>
    </style:style>
    <style:style style:name="T154" style:family="text">
      <style:text-properties officeooo:rsid="0066e457"/>
    </style:style>
    <style:style style:name="T155" style:family="text">
      <style:text-properties officeooo:rsid="0072c9ed"/>
    </style:style>
    <style:style style:name="T156" style:family="text">
      <style:text-properties officeooo:rsid="008265b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Writeup:</text:p>
      <text:p text:style-name="P1">Comments:</text:p>
      <text:p text:style-name="P1">Code:</text:p>
      <text:p text:style-name="P1">----------------------------------------------------</text:p>
      <text:p text:style-name="P2">CS 4414 Operating Systems – Fall 2017</text:p>
      <text:p text:style-name="P11"><text:span text:style-name="T1">Homework </text:span><text:span text:style-name="T2">4</text:span><text:span text:style-name="T1">: FAT </text:span><text:span text:style-name="T2">Write</text:span><text:span text:style-name="T1"> Library</text:span></text:p>
      <text:p text:style-name="P5">Jonathan Colen<text:tab/><text:a xlink:type="simple" xlink:href="mailto:jc8kf@virginia.edu" text:style-name="Internet_20_link" text:visited-style-name="Visited_20_Internet_20_Link">jc8kf@virginia.edu</text:a></text:p>
      <text:p text:style-name="P5"/>
      <text:p text:style-name="P4"><text:tab/>The assignment was completed and runs correctly for both FAT16 and FAT32. <text:span text:style-name="T5">I used my own implementation of Machine Problem 3 in this assignment.</text:span></text:p>
      <text:p text:style-name="P3"/>
      <text:p text:style-name="P6">1. Problem Description</text:p>
      <text:p text:style-name="P6"><text:tab/><text:span text:style-name="T3">The objective of this assignment was to become familiar with file system organization and learn how file allocation tables (FATs) are used to organize disk space. The library implemented for this homework had to implement functions to create and remove directories, create and remove files, and write to existing files </text:span><text:span text:style-name="T4">contained in a FAT16 or FAT32 formatted volume. The library also had to support the FAT read functions implemented in a prior assignment.</text:span></text:p>
      <text:p text:style-name="P6">2. Approach</text:p>
      <text:p text:style-name="P7"><text:tab/><text:span text:style-name="T6">The library created for this assignment supports five new functions. </text:span><text:span text:style-name="T8">OS_mkdir </text:span><text:span text:style-name="T65">creates a new directory. </text:span><text:span text:style-name="T8">OS_rmdir</text:span><text:span text:style-name="T65"> removes an empty directory. </text:span><text:span text:style-name="T8">OS_creat</text:span><text:span text:style-name="T65"> creates a new file and </text:span><text:span text:style-name="T8">OS_rm</text:span><text:span text:style-name="T65"> removes a file. </text:span><text:span text:style-name="T9">OS_write</text:span><text:span text:style-name="T66"> writes data to a previously opened file specified by a file descriptor. The file descriptor is obtained by called </text:span><text:span text:style-name="T9">OS_open</text:span><text:span text:style-name="T66">, which was implemented in Machine </text:span><text:span text:style-name="T67">P</text:span><text:span text:style-name="T66">roblem 3. </text:span><text:span text:style-name="T14">OS_readDir </text:span><text:span text:style-name="T73">and </text:span><text:span text:style-name="T14">OS_open</text:span><text:span text:style-name="T73"> were modified slightly to simplify the write operations supported by this library. </text:span><text:span text:style-name="T15">OS_readDir</text:span><text:span text:style-name="T74"> now sets a global variable called </text:span><text:span text:style-name="T15">readDir_cluster</text:span><text:span text:style-name="T74"> which stores the most recent cluster read by this function. </text:span><text:span text:style-name="T16">OS_open</text:span><text:span text:style-name="T75"> </text:span><text:span text:style-name="T76">previously stored the directory entry for an opened file in an array at an index equal to the file descriptor. It now also stores the first cluster number of the opened file’s parent directory. </text:span><text:span text:style-name="T78">Since </text:span><text:span text:style-name="T18">OS_open</text:span><text:span text:style-name="T78"> calls </text:span><text:span text:style-name="T18">OS_readDir</text:span><text:span text:style-name="T78"> to search for files at the provided path, the parent cluster number of the opened file is obtained by looking at </text:span><text:span text:style-name="T18">readDir_cluster</text:span><text:span text:style-name="T78">.</text:span><text:span text:style-name="T76"> This </text:span><text:span text:style-name="T78">addition </text:span><text:span text:style-name="T77">allows the directory entries to be easily modified after calling </text:span><text:soft-page-break/><text:span text:style-name="T17">OS_write</text:span><text:span text:style-name="T77">. </text:span><text:span text:style-name="T86">In addition, the initialization method now iterates through each cluster number and sets a global variable called </text:span><text:span text:style-name="T22">available_clusters</text:span><text:span text:style-name="T86">, which stores how many free clusters exist in the FAT.</text:span></text:p>
      <text:p text:style-name="P7"><text:span text:style-name="T77"><text:tab/></text:span><text:span text:style-name="T79">All of the functions require use of two helper methods: </text:span><text:span text:style-name="T19">write_cluster</text:span><text:span text:style-name="T79"> and </text:span><text:span text:style-name="T19">write_dirEnt</text:span><text:span text:style-name="T79">. </text:span><text:span text:style-name="T80">The </text:span><text:span text:style-name="T20">write_cluster </text:span><text:span text:style-name="T80">method accepts the same arguments as </text:span><text:span text:style-name="T20">OS_write</text:span><text:span text:style-name="T80">, but instead of a file descriptor, it accepts a cluster number. </text:span><text:span text:style-name="T84">First, the function uses the current file size and desired number of bytes to </text:span><text:span text:style-name="T85">determine how many new clusters will be required. </text:span><text:span text:style-name="T87">If this number is greater than the number of available clusters in the system, the </text:span><text:span text:style-name="T88">method</text:span><text:span text:style-name="T87"> terminates.</text:span><text:span text:style-name="T85"> </text:span><text:span text:style-name="T81">The function uses the FAT table and the offset to find which cluster to begin writing to </text:span><text:span text:style-name="T82">and at what offset. It then writes until the desired number of bytes has been written or it reaches the end of the cluster. </text:span><text:span text:style-name="T83">If it reaches the end of the cluster, it calls a function </text:span><text:span text:style-name="T21">find_free_cluster</text:span><text:span text:style-name="T83">, which iterates through cluster numbers until one is found with a FAT entry of 0, </text:span><text:span text:style-name="T84">indicating that it is free. </text:span><text:span text:style-name="T89">It then uses a method called </text:span><text:span text:style-name="T23">set_cluster_value</text:span><text:span text:style-name="T89"> to set the value in the FAT for the current cluster to the next cluster number, and the value for the next cluster number to the “end of cluster chain” value. </text:span><text:span text:style-name="T90">The </text:span><text:span text:style-name="T24">set_cluster_value</text:span><text:span text:style-name="T90"> method writes to the FAT as specified by the FAT specification provided with Machine Problem 3. </text:span><text:span text:style-name="T91">The </text:span><text:span text:style-name="T25">write_cluster</text:span><text:span text:style-name="T91"> function continues writing, allocating new clusters as needed, until it has written the specified number of bytes, after which it terminat</text:span><text:span text:style-name="T92">e</text:span><text:span text:style-name="T91">s.</text:span></text:p>
      <text:p text:style-name="P7"><text:span text:style-name="T91"><text:tab/></text:span><text:span text:style-name="T92">The </text:span><text:span text:style-name="T26">write_dirEnt</text:span><text:span text:style-name="T92"> function overwrites a directory entry in a given cluster or creates a new one. </text:span><text:span text:style-name="T93">It accepts a cluster number and dirEnt structure as arguments. It first calls a helper function </text:span><text:span text:style-name="T27">find_dirEnt_match</text:span><text:span text:style-name="T93">, which gives the index </text:span><text:span text:style-name="T94">of the directory entry at the specified cluster, or -1 times the number of entries </text:span><text:span text:style-name="T95">in the cluster </text:span><text:span text:style-name="T96">if the entry is not found</text:span><text:span text:style-name="T95">. </text:span><text:span text:style-name="T96">If the entry was found, </text:span><text:span text:style-name="T28">write_cluster</text:span><text:span text:style-name="T96"> is called on the cluster number with the dirEnt structure as the buffer, </text:span><text:span text:style-name="T28">sizeof(dirEnt)</text:span><text:span text:style-name="T96"> as the number of bytes to write, and </text:span><text:span text:style-name="T28">index * sizeof(dirEnt)</text:span><text:span text:style-name="T96"> as the offset. </text:span><text:span text:style-name="T97">If no match is found, the index is negative, and </text:span><text:span text:style-name="T29">write_cluster </text:span><text:span text:style-name="T97">is called twice. The first call uses the same arguments as when the match is found, but with </text:span><text:span text:style-name="T29">-index * sizeof(dirEnt)</text:span><text:span text:style-name="T97"> as the offset. The second call writes 0x00 at </text:span><text:span text:style-name="T30">-(index+1) * sizeof(dirEnt)</text:span><text:span text:style-name="T98"> in order to null terminate the list of directory entries stored at that cluster.</text:span></text:p>
      <text:p text:style-name="P8"><text:span text:style-name="T66"><text:tab/></text:span><text:span text:style-name="T10">OS_creat </text:span><text:span text:style-name="T68">and </text:span><text:span text:style-name="T10">OS_mkdir</text:span><text:span text:style-name="T68"> </text:span><text:span text:style-name="T69">require creation of a new directory entry inside a parent directory file. </text:span><text:span text:style-name="T70">To do this, both methods call a helper function called </text:span><text:span text:style-name="T11">create_new_dirEnt</text:span><text:span text:style-name="T70">. This function accepts a string path and a character attribute. The attribute is set to 0x10 for </text:span><text:span text:style-name="T11">OS_mkdir</text:span><text:span text:style-name="T70"> and 0x20 for </text:span><text:span text:style-name="T11">OS_creat</text:span><text:span text:style-name="T70">. </text:span><text:span text:style-name="T71">The function first separates the path to the new entry into </text:span><text:span text:style-name="T12">pathname</text:span><text:span text:style-name="T71"> </text:span><text:span text:style-name="T64">(the </text:span><text:soft-page-break/><text:span text:style-name="T64">path to the parent directory of the new file) </text:span><text:span text:style-name="T71">and </text:span><text:span text:style-name="T12">filename </text:span><text:span text:style-name="T64">(the name of the new file). For example, “/People/PRF4V/Soaring.txt” would result in a </text:span><text:span text:style-name="T7">pathname</text:span><text:span text:style-name="T64"> of “/People/PRF4V” and a </text:span><text:span text:style-name="T7">filename</text:span><text:span text:style-name="T64"> of “Soaring.txt”. </text:span><text:span text:style-name="T72">The function then calls </text:span><text:span text:style-name="T13">OS_readDir</text:span><text:span text:style-name="T72"> on </text:span><text:span text:style-name="T13">pathname</text:span><text:span text:style-name="T72"> to get the current list of entries in the parent directory. </text:span><text:span text:style-name="T99">If the pathname is invalid, </text:span><text:span text:style-name="T31">OS_readDir</text:span><text:span text:style-name="T99"> will return NULL and </text:span><text:span text:style-name="T31">create_new_dirEnt </text:span><text:span text:style-name="T99">will return -1. </text:span><text:span text:style-name="T72">If </text:span><text:span text:style-name="T99">an entry with the same name as </text:span><text:span text:style-name="T31">filename</text:span><text:span text:style-name="T99"> is found </text:span><text:span text:style-name="T100">in the list of entries</text:span><text:span text:style-name="T99">, the function returns -2. </text:span><text:span text:style-name="T101">Otherwise, a new dirEnt structure is created with a name equal to </text:span><text:span text:style-name="T32">filename</text:span><text:span text:style-name="T101"> in the 8.3 format, </text:span><text:span text:style-name="T102">a file size of 0, and an attribute equal to that specified by the function argument (0x10 or 0x20). </text:span><text:span text:style-name="T103">In addition, the creation date and time are set using the </text:span><text:span text:style-name="T104">C </text:span><text:span text:style-name="T103">“time.h” library. </text:span><text:span text:style-name="T107">Finally, the dirEnt cluster number is set using </text:span><text:span text:style-name="T35">find_free_cluster </text:span><text:span text:style-name="T108">and this cluster’s entry in the FAT is set to the “end of chain” value using </text:span><text:span text:style-name="T35">set_cluster_value</text:span><text:span text:style-name="T108">. This</text:span><text:span text:style-name="T105"> new dirEnt is written at the cluster last accessed by </text:span><text:span text:style-name="T33">OS_readDir</text:span><text:span text:style-name="T105">, stored in </text:span><text:span text:style-name="T33">readDir_cluster</text:span><text:span text:style-name="T105">, using the </text:span><text:span text:style-name="T33">write_dirEnt</text:span><text:span text:style-name="T105"> function. </text:span><text:span text:style-name="T121">The number of available clusters is decremented. </text:span><text:span text:style-name="T106">If the attribute argument to </text:span><text:span text:style-name="T34">create_new_dirEnt</text:span><text:span text:style-name="T106"> is equal to 0x10, signif</text:span><text:span text:style-name="T107">ying</text:span><text:span text:style-name="T106"> a directory, </text:span><text:span text:style-name="T109">two new directory entries are written to the new dirEnt’s cluster. </text:span><text:span text:style-name="T110">One has the name “.” and has the same cluster number as the new dirEnt, and the other has the name “..” and has the same cluster number as the new dirEnt’s parent cluster.</text:span></text:p>
      <text:p text:style-name="P9"><text:span text:style-name="T110"><text:tab/></text:span><text:span text:style-name="T36">OS_rm </text:span><text:span text:style-name="T111">and </text:span><text:span text:style-name="T36">OS_rmdir</text:span><text:span text:style-name="T111"> require removal of a directory entry and deallocation in the FAT. </text:span><text:span text:style-name="T112">Both methods call a helper function called </text:span><text:span text:style-name="T37">remove_dirEnt</text:span><text:span text:style-name="T112">. This function accepts the same arguments as </text:span><text:span text:style-name="T37">create_new_dirEnt</text:span><text:span text:style-name="T112">, a path string and an attribute. The path string is once again separated into a </text:span><text:span text:style-name="T37">pathname</text:span><text:span text:style-name="T112"> and a </text:span><text:span text:style-name="T37">filename</text:span><text:span text:style-name="T112">, and </text:span><text:span text:style-name="T37">OS_readDir</text:span><text:span text:style-name="T112"> is called on </text:span><text:span text:style-name="T37">pathname</text:span><text:span text:style-name="T112">. </text:span><text:span text:style-name="T113">If this path turns out to be invalid or </text:span><text:span text:style-name="T38">filename</text:span><text:span text:style-name="T113"> is not contained in the resulting list of directory entries, the function returns -1. If a file matching </text:span><text:span text:style-name="T38">filename</text:span><text:span text:style-name="T113"> is found but it does not have a </text:span><text:span text:style-name="T38">dir_attr</text:span><text:span text:style-name="T113"> field matching the attribute argument, the function returns -2 signifying incompatible types. </text:span><text:span text:style-name="T114">If the attribute is 0x10, signifying a directory, </text:span><text:span text:style-name="T115">the entries in that directory are checked. If any entries except for “.” and “..” exist, the function returns -3, as the directory is not empty. </text:span><text:span text:style-name="T116">If no problems are found, the function </text:span><text:span text:style-name="T117">checks the cluster of </text:span><text:span text:style-name="T39">filename</text:span><text:span text:style-name="T117">’s parent, stored in </text:span><text:span text:style-name="T39">readDir_cluster</text:span><text:span text:style-name="T117">, and determines the index of the matched directory entry using </text:span><text:span text:style-name="T39">find_dirEnt_match</text:span><text:span text:style-name="T117">. </text:span><text:span text:style-name="T118">It then modifies the matched entry by setting the first bit to 0xE5, signifying an empty entry. </text:span><text:span text:style-name="T120">Next</text:span><text:span text:style-name="T118">, the function calls </text:span><text:span text:style-name="T40">write_</text:span><text:span text:style-name="T41">cluster</text:span><text:span text:style-name="T118"> on the parent cluster with the modified entry </text:span><text:span text:style-name="T119">and an offset given by </text:span><text:span text:style-name="T41">index * sizeof(dirEnt)</text:span><text:span text:style-name="T119">. </text:span><text:span text:style-name="T120">Finally, the FAT entry for the file’s cluster value is set to 0, signifying a free cluster, and the number of available clusters is incremented.</text:span></text:p>
      <text:p text:style-name="P9"><text:soft-page-break/><text:span text:style-name="T120"><text:tab/></text:span><text:span text:style-name="T42">OS_write</text:span><text:span text:style-name="T122"> is a wrapper around </text:span><text:span text:style-name="T42">write_cluster</text:span><text:span text:style-name="T122"> with a slight modification. First, </text:span><text:span text:style-name="T123">the cluster number of the opened file is found by checking the array of file information using the file descriptor as the index. The function calls </text:span><text:span text:style-name="T43">write_cluster</text:span><text:span text:style-name="T123"> on this cluster number with the </text:span><text:span text:style-name="T124">buffer, number of bytes, and offset arguments equal to those passed to </text:span><text:span text:style-name="T44">OS_write</text:span><text:span text:style-name="T124">. </text:span><text:span text:style-name="T125">If the offset and number of bytes written results in an increase in file size, the directory entry of the opened file is modified to reflect this change. In addition, the write date and time of the entry is modified using the C time library. </text:span><text:span text:style-name="T126">Finally, the modified directory entry is written to the cluster of the opened file’s parent directory using </text:span><text:span text:style-name="T45">write_dirEnt</text:span><text:span text:style-name="T126">. </text:span><text:span text:style-name="T127">This is possible due to the modification of </text:span><text:span text:style-name="T46">OS_open </text:span><text:span text:style-name="T127">mentioned earl</text:span><text:span text:style-name="T128">ier. </text:span><text:span text:style-name="T129">Since </text:span><text:span text:style-name="T47">OS_open</text:span><text:span text:style-name="T129"> now stores the parent directory cluster numbers in addition to the file information, modification of the file directory entries is very straightforward.</text:span></text:p>
      <text:p text:style-name="P6"/>
      <text:p text:style-name="P6">3. Problems Encountered</text:p>
      <text:p text:style-name="P7"><text:tab/><text:span text:style-name="T154">The most difficult problem to address was that of modifying directory entries of opened files. This problem arose because the </text:span><text:span text:style-name="T48">OS_read </text:span><text:span text:style-name="T130">function stops reading after the number of bytes reaches the file size. </text:span><text:span text:style-name="T131">In order to read modifications, the </text:span><text:span text:style-name="T49">OS_write</text:span><text:span text:style-name="T131"> function had to also update the directory entry. </text:span><text:span text:style-name="T132">This problem was solved by modifying </text:span><text:span text:style-name="T50">OS_open</text:span><text:span text:style-name="T132"> to store the parent directory entry, which simplified later writes. The most straightforward way to do this was to have </text:span><text:span text:style-name="T50">OS_readDir</text:span><text:span text:style-name="T132"> set a global variable equal to the cluster being accessed for a given path, so that other functions cou</text:span><text:span text:style-name="T133">ld modify the list of entries at that path. </text:span><text:span text:style-name="T134">The modification of </text:span><text:span text:style-name="T51">OS_readDir </text:span><text:span text:style-name="T134">and </text:span><text:span text:style-name="T51">OS_open</text:span><text:span text:style-name="T134"> to accommodate this problem in </text:span><text:span text:style-name="T51">OS_write</text:span><text:span text:style-name="T134"> also solved later problems </text:span><text:span text:style-name="T135">related to changing directory entries in </text:span><text:span text:style-name="T52">OS_rm </text:span><text:span text:style-name="T135">and </text:span><text:span text:style-name="T52">OS_rmdir</text:span><text:span text:style-name="T135">. </text:span></text:p>
      <text:p text:style-name="P7"><text:span text:style-name="T135"><text:tab/></text:span><text:span text:style-name="T136">Another problem that arose was that of finding the offset in the cluster for a directory entry to be modified. </text:span><text:span text:style-name="T137">Because deleting a file resulted in the directory entry being set to 0xE5, and since </text:span><text:span text:style-name="T53">OS_readDir</text:span><text:span text:style-name="T137"> ignored entries with that value, finding the </text:span><text:span text:style-name="T138">offset was more complicated than getting the index of the entry in the list returned by </text:span><text:span text:style-name="T54">OS_readDir</text:span><text:span text:style-name="T138">. A separate method called </text:span><text:span text:style-name="T54">find_dirEnt_match</text:span><text:span text:style-name="T138"> was written to solve this problem </text:span><text:span text:style-name="T139">by reading directly from the cluster, </text:span><text:span text:style-name="T140">resulting in minimal changes to the existing FAT read functionality.</text:span></text:p>
      <text:p text:style-name="P6">4. Testing</text:p>
      <text:p text:style-name="P7"><text:tab/><text:span text:style-name="T155">This library was tested in several ways. First, the test script written for Machine Problem 3 was used for both FAT16 and FAT32. The results for the new library were compared with the results of the old library to ensure no functionality was lost by modifying </text:span><text:span text:style-name="T55">OS_readDir</text:span><text:span text:style-name="T141"> and </text:span><text:soft-page-break/><text:span text:style-name="T55">OS_open</text:span><text:span text:style-name="T141">. </text:span><text:span text:style-name="T142">A new testing script was also written to check the new write functionality. </text:span><text:span text:style-name="T56">OS_mkdir, OS_rmdir, OS_rm, </text:span><text:span text:style-name="T143">and</text:span><text:span text:style-name="T56"> OS_creat</text:span><text:span text:style-name="T143"> were called on a variety of valid and invalid filenames, existing and nonexistent files, and </text:span><text:span text:style-name="T149">empty and non-empty</text:span><text:span text:style-name="T143"> directories. </text:span><text:span text:style-name="T144">The return codes were checked to ensure that the functions exited correctly. </text:span><text:span text:style-name="T57">OS_mkdir</text:span><text:span text:style-name="T145"> was also checked by calling </text:span><text:span text:style-name="T57">OS_readDir</text:span><text:span text:style-name="T145"> into the </text:span><text:span text:style-name="T146">new directory and ensuring that “.” and “..” were contained inside. In addition, paths such as “newdir/./../” were validated using </text:span><text:span text:style-name="T58">OS_cd</text:span><text:span text:style-name="T146">. </text:span><text:span text:style-name="T59">OS_creat</text:span><text:span text:style-name="T147">, </text:span><text:span text:style-name="T59">OS_rm, </text:span><text:span text:style-name="T147">and </text:span><text:span text:style-name="T59">OS_rmdir </text:span><text:span text:style-name="T147">were tested by checking the </text:span><text:span text:style-name="T148">various directories using </text:span><text:span text:style-name="T60">OS_readDir</text:span><text:span text:style-name="T148"> and ensuring files were created and deleted as necessary. </text:span><text:span text:style-name="T150">Finally, </text:span><text:span text:style-name="T61">OS_write</text:span><text:span text:style-name="T150"> was checked by writing to both created and existing files. </text:span><text:span text:style-name="T151">Cluster management was verified by appending the contents of “/People/DHO2B/THE-GAME.TXT” to itself, requiring the allocation of a new cluster in </text:span><text:span text:style-name="T62">OS_write</text:span><text:span text:style-name="T151">. The contents of the written files were verified using </text:span><text:span text:style-name="T62">OS_read</text:span><text:span text:style-name="T151">.</text:span></text:p>
      <text:p text:style-name="P7"><text:span text:style-name="T151"><text:tab/></text:span><text:span text:style-name="T152">When all functionality for the implemented methods was confirmed </text:span><text:span text:style-name="T153">for FAT16</text:span><text:span text:style-name="T152">, </text:span><text:span text:style-name="T153">the output of the test script was compared for both FAT16 and FAT32 using the </text:span><text:span text:style-name="T63">diff</text:span><text:span text:style-name="T153"> feature. When </text:span><text:span text:style-name="T63">diff</text:span><text:span text:style-name="T153"> returned no difference between the two outputs, the FAT32 functionality was determined to be correct.</text:span></text:p>
      <text:p text:style-name="P6"/>
      <text:p text:style-name="P6">5. Conclusions</text:p>
      <text:p text:style-name="P10"><text:tab/>The assignment was successful in teaching file system structure and the use of file allocation tables in managing disk space. I have learned how the use of the various structures in the FAT specification allow for navigation and modification of the raw data in a file system. <text:span text:style-name="T156">The required read and write library functions for both FAT16 and FAT32 work as expected and run quickly.</text:span></text:p>
      <text:p text:style-name="P6">6. Pledge</text:p>
      <text:p text:style-name="P6"/>
      <text:p text:style-name="P7">On my honor as a student I have neither given nor received aid on this assignment.</text:p>
      <text:p text:style-name="P18">Sources:</text:p>
      <text:p text:style-name="P14">File: fat_api.h</text:p>
      <text:p text:style-name="P15">/**</text:p>
      <text:p text:style-name="P15">*<text:tab/>Name: <text:tab/><text:tab/>Jonathan Colen</text:p>
      <text:p text:style-name="P15">*<text:tab/>Email:<text:tab/><text:tab/>jc8kf@virginia.edu</text:p>
      <text:p text:style-name="P15">*<text:tab/>Class:<text:tab/><text:tab/>CS 4414</text:p>
      <text:p text:style-name="P15">*<text:tab/>Professor:<text:tab/>Andrew Grimshaw</text:p>
      <text:p text:style-name="P15">*<text:tab/>Assignment:<text:tab/>Machine Problem 4 </text:p>
      <text:p text:style-name="P15">*</text:p>
      <text:p text:style-name="P15">* <text:s text:c="2"/>The purpose of this program is to implement an API for operating on </text:p>
      <text:p text:style-name="P15">* <text:s text:c="2"/>a FAT formatted volume. This can be used to navigate through and modify</text:p>
      <text:p text:style-name="P15">* <text:s text:c="2"/>a FAT filesystem.</text:p>
      <text:p text:style-name="P15">*</text:p>
      <text:p text:style-name="P15">* <text:s text:c="2"/>This program can be compiled with fat_api.c via "make".</text:p>
      <text:p text:style-name="P15">*/</text:p>
      <text:p text:style-name="P15"/>
      <text:p text:style-name="P15">#ifndef FAT_API_H_</text:p>
      <text:p text:style-name="P15">#define FAT_API_H_</text:p>
      <text:p text:style-name="P15"/>
      <text:p text:style-name="P15">#include &lt;stdlib.h&gt;</text:p>
      <text:p text:style-name="P15">#include &lt;stdint.h&gt;</text:p>
      <text:p text:style-name="P15"/>
      <text:p text:style-name="P15">/**</text:p>
      <text:p text:style-name="P15">* Structure representing a directory entry in a FAT filesystem</text:p>
      <text:p text:style-name="P15">*/</text:p>
      <text:p text:style-name="P15">typedef struct __attribute__((packed)) {</text:p>
      <text:p text:style-name="P15"><text:s text:c="4"/>uint8_t dir_name[11]; <text:s text:c="9"/>//Short name</text:p>
      <text:p text:style-name="P15"><text:s text:c="4"/>uint8_t dir_attr; <text:s text:c="13"/>//ATTR_READ_ONLY <text:s text:c="3"/>0x01</text:p>
      <text:p text:style-name="P15"><text:s text:c="32"/>//ATTR_HIDDEN <text:s text:c="6"/>0x02</text:p>
      <text:p text:style-name="P15"><text:s text:c="32"/>//ATTR_SYSTEM <text:s text:c="6"/>0x04</text:p>
      <text:p text:style-name="P15"><text:s text:c="32"/>//ATTR_VOLUME_ID <text:s text:c="3"/>0x08</text:p>
      <text:p text:style-name="P15"><text:s text:c="32"/>//ATTR_DIRECTORY <text:s text:c="3"/>0x10</text:p>
      <text:p text:style-name="P15"><text:s text:c="32"/>//ATTR_ARCHIVE <text:s text:c="5"/>0x20</text:p>
      <text:p text:style-name="P15"><text:s text:c="32"/>//ATTR_LONG_NAME <text:s text:c="3"/>0x0F</text:p>
      <text:p text:style-name="P15"><text:s text:c="4"/>uint8_t dir_NTRes; <text:s text:c="12"/>//Reserved for Windows NT</text:p>
      <text:p text:style-name="P15"><text:s text:c="4"/>uint8_t dir_crtTimeTenth; <text:s text:c="5"/>//Millsecond stamp at creation time</text:p>
      <text:p text:style-name="P15"><text:s text:c="4"/>uint16_t dir_crtTime; <text:s text:c="5"/>//Time file was created</text:p>
      <text:p text:style-name="P15"><text:s text:c="4"/>uint16_t dir_crtDate; <text:s text:c="5"/>//Date file was created</text:p>
      <text:p text:style-name="P15"><text:s text:c="4"/>uint16_t dir_lstAccDate; <text:s text:c="2"/>//Last access date</text:p>
      <text:p text:style-name="P15"><text:s text:c="4"/>uint16_t dir_fstClusHI; <text:s text:c="3"/>//High word of entry's first cluster number - 0 for FAT16</text:p>
      <text:p text:style-name="P15"><text:s text:c="4"/>uint16_t dir_wrtTime; <text:s text:c="5"/>//Time of last write</text:p>
      <text:p text:style-name="P15"><text:s text:c="4"/>uint16_t dir_wrtDate; <text:s text:c="5"/>//Date of last write</text:p>
      <text:p text:style-name="P15"><text:s text:c="4"/>uint16_t dir_fstClusLO; <text:s text:c="3"/>//Low word of entry's first cluster numer</text:p>
      <text:p text:style-name="P15"><text:s text:c="4"/>uint32_t dir_fileSize; <text:s text:c="10"/>//32 bit word holding size in bytes</text:p>
      <text:p text:style-name="P15">} dirEnt;</text:p>
      <text:p text:style-name="P15"/>
      <text:p text:style-name="P15"/>
      <text:p text:style-name="P15">/**</text:p>
      <text:p text:style-name="P15">* Changes the current working directory to the specified path</text:p>
      <text:p text:style-name="P15">* @param path The absolute or relative path of the file</text:p>
      <text:p text:style-name="P15">* @return 1 on success, -1 on failure</text:p>
      <text:p text:style-name="P15">*/</text:p>
      <text:p text:style-name="P15">int OS_cd(const char * path);</text:p>
      <text:p text:style-name="P15"/>
      <text:p text:style-name="P15">/**</text:p>
      <text:p text:style-name="P15">* Opens a file specified by path to be read/written to</text:p>
      <text:p text:style-name="P15">* @param path The absolute or relative path of the file</text:p>
      <text:p text:style-name="P15">* @return The file descriptor to be used, or -1 on failure</text:p>
      <text:p text:style-name="P15">*/</text:p>
      <text:p text:style-name="P15">int OS_open(const char * path);</text:p>
      <text:p text:style-name="P15"/>
      <text:p text:style-name="P15">/**</text:p>
      <text:p text:style-name="P15">* Close an opened file specified by fd</text:p>
      <text:p text:style-name="P15">* @param fd The file descriptor of the file to be closed</text:p>
      <text:p text:style-name="P15">* @preturn 1 on success, -1 on failure</text:p>
      <text:p text:style-name="P15">*/</text:p>
      <text:p text:style-name="P15">int OS_close(int fd);</text:p>
      <text:p text:style-name="P15"/>
      <text:p text:style-name="P15">/**</text:p>
      <text:p text:style-name="P15">* Read nbytes of a file from offset into buf</text:p>
      <text:p text:style-name="P15">* @param fildes A previously opened file</text:p>
      <text:p text:style-name="P15">* @param buf A buffer of at least nbyte size</text:p>
      <text:p text:style-name="P15">* @param nbyte The number of bytes to read</text:p>
      <text:p text:style-name="P15">* @param offset The offset in the file to begin reading</text:p>
      <text:p text:style-name="P15">* @return The number of bytes read, or -1 otherwise</text:p>
      <text:p text:style-name="P15">*/</text:p>
      <text:p text:style-name="P15">int OS_read(int fildes, void * buf, int nbyte, int offset);</text:p>
      <text:p text:style-name="P15"/>
      <text:p text:style-name="P15">/**</text:p>
      <text:p text:style-name="P15">* Gives a list of directory entries contained in a directory</text:p>
      <text:p text:style-name="P15">* @param dirname The path to the directory</text:p>
      <text:p text:style-name="P15">* @return An array of DIRENTRYs</text:p>
      <text:p text:style-name="P15">*/</text:p>
      <text:p text:style-name="P15">dirEnt * OS_readDir(const char * dirname);</text:p>
      <text:p text:style-name="P15"/>
      <text:p text:style-name="P15">/**</text:p>
      <text:p text:style-name="P15">* Creates a new directory at the specified path</text:p>
      <text:p text:style-name="P15">* @param path The path to the directory</text:p>
      <text:p text:style-name="P15">* @return 1 if created, -1 if the path is invalid, -2 if final </text:p>
      <text:p text:style-name="P15">* <text:s text:c="2"/>path element already exists</text:p>
      <text:p text:style-name="P15">*/</text:p>
      <text:p text:style-name="P15">int OS_mkdir(const char * path);</text:p>
      <text:p text:style-name="P15"><text:soft-page-break/></text:p>
      <text:p text:style-name="P15">/**</text:p>
      <text:p text:style-name="P15">* Remove a directory at the specified path</text:p>
      <text:p text:style-name="P15">* @param path The path to the directory</text:p>
      <text:p text:style-name="P15">* @return 1 if removed, -1 if path is invalid,</text:p>
      <text:p text:style-name="P15">* <text:s text:c="2"/>-2 if path does not refer to a file, </text:p>
      <text:p text:style-name="P15">* <text:s text:c="2"/>-3 if directory is not empty</text:p>
      <text:p text:style-name="P15">*/</text:p>
      <text:p text:style-name="P15">int OS_rmdir(const char * path);</text:p>
      <text:p text:style-name="P15"/>
      <text:p text:style-name="P15">/**</text:p>
      <text:p text:style-name="P15">* Remove a file at the specified path</text:p>
      <text:p text:style-name="P15">* @param path The path to the file</text:p>
      <text:p text:style-name="P15">* @return 1 if removed, -1 if path is invalid,</text:p>
      <text:p text:style-name="P15">* <text:s text:c="2"/>-2 if file is a directory</text:p>
      <text:p text:style-name="P15">*/</text:p>
      <text:p text:style-name="P15">int OS_rm(const char * path);</text:p>
      <text:p text:style-name="P15"/>
      <text:p text:style-name="P15">/**</text:p>
      <text:p text:style-name="P15">* Create a file at a desired path name</text:p>
      <text:p text:style-name="P15">* @param path The path to the file</text:p>
      <text:p text:style-name="P15">* @return 1 if file is created, -1 if path is invalid,</text:p>
      <text:p text:style-name="P15">* <text:s text:c="2"/>-2 if final path element already exists</text:p>
      <text:p text:style-name="P15">*/</text:p>
      <text:p text:style-name="P15">int OS_creat(const char * path);</text:p>
      <text:p text:style-name="P15"/>
      <text:p text:style-name="P15">/**</text:p>
      <text:p text:style-name="P15">* Write to an opened file</text:p>
      <text:p text:style-name="P15">* @param fildes The file descriptor</text:p>
      <text:p text:style-name="P15">* @param buf The buffer of bytes to be written</text:p>
      <text:p text:style-name="P15">* @param nbytes The number of bytes to write</text:p>
      <text:p text:style-name="P15">* @param offset The offset at which to write</text:p>
      <text:p text:style-name="P15">* @return The number of bytes written, or -1 on failure</text:p>
      <text:p text:style-name="P15">*/</text:p>
      <text:p text:style-name="P15">int OS_write(int fildes, const void * buf, int nbytes, int offset);</text:p>
      <text:p text:style-name="P15"/>
      <text:p text:style-name="P15">#endif</text:p>
      <text:p text:style-name="P15"/>
      <text:p text:style-name="P17">File: fat_api.c</text:p>
      <text:p text:style-name="P16">/**</text:p>
      <text:p text:style-name="P16">*<text:tab/>Name: <text:tab/><text:tab/>Jonathan Colen</text:p>
      <text:p text:style-name="P16">*<text:tab/>Email:<text:tab/><text:tab/>jc8kf@virginia.edu</text:p>
      <text:p text:style-name="P16">*<text:tab/>Class:<text:tab/><text:tab/>CS 4414</text:p>
      <text:p text:style-name="P16">*<text:tab/>Professor:<text:tab/>Andrew Grimshaw</text:p>
      <text:p text:style-name="P16">*<text:tab/>Assignment:<text:tab/>Machine Problem 4</text:p>
      <text:p text:style-name="P16">*</text:p>
      <text:p text:style-name="P16">* <text:s text:c="2"/>The purpose of this program is to implement an API for reading a </text:p>
      <text:p text:style-name="P16">* <text:s text:c="2"/>FAT formatted volume. This can be used to navigate through a FAT </text:p>
      <text:p text:style-name="P16">* <text:s text:c="2"/>filesystem. This particular file implements the operations </text:p>
      <text:p text:style-name="P16">* <text:s text:c="2"/>such as cd, open, read, close, readDir, write, mkdir, rm, rmdir,</text:p>
      <text:p text:style-name="P16">* <text:s text:c="2"/>and creat.</text:p>
      <text:p text:style-name="P16">* <text:s text:c="2"/></text:p>
      <text:p text:style-name="P16">* <text:s text:c="2"/>This program can be compiled with fat_api.h via "make".</text:p>
      <text:p text:style-name="P16">*/</text:p>
      <text:p text:style-name="P16"/>
      <text:p text:style-name="P16">#include &lt;stdio.h&gt;</text:p>
      <text:p text:style-name="P16">#include &lt;stdlib.h&gt;</text:p>
      <text:p text:style-name="P16">#include &lt;string.h&gt;</text:p>
      <text:p text:style-name="P16">#include &lt;fcntl.h&gt;</text:p>
      <text:p text:style-name="P16">#include &lt;unistd.h&gt;</text:p>
      <text:p text:style-name="P16">#include &lt;time.h&gt;</text:p>
      <text:p text:style-name="P16">#include "fat_api.h"</text:p>
      <text:p text:style-name="P16"/>
      <text:p text:style-name="P16">#define NUM_FD 100</text:p>
      <text:p text:style-name="P16"/>
      <text:p text:style-name="P16">/**</text:p>
      <text:p text:style-name="P16">* Structure representing a long directory entry name</text:p>
      <text:p text:style-name="P16">*/</text:p>
      <text:p text:style-name="P16">typedef struct __attribute__((__packed__)) FAT_LONG_DIRENTRY <text:s text:c="3"/>{</text:p>
      <text:p text:style-name="P16"><text:s text:c="4"/>char LDIR_Ord; <text:s text:c="13"/>//Order of this entry in the sequence. 0x4N means last in the sequence</text:p>
      <text:p text:style-name="P16"><text:s text:c="4"/>short int LDIR_Name1[5]; <text:s text:c="3"/>//First 5 2-byte characters in this subcomponent</text:p>
      <text:p text:style-name="P16"><text:s text:c="4"/>char LDIR_Attr; <text:s text:c="12"/>//Must be ATTR_LONG_NAME</text:p>
      <text:p text:style-name="P16"><text:s text:c="4"/>char LDIR_Type; <text:s text:c="12"/>//0 implies sub-component of long name</text:p>
      <text:p text:style-name="P16"><text:s text:c="4"/>char LDIR_Chksum; <text:s text:c="10"/>//Checksum of name in short dir name</text:p>
      <text:p text:style-name="P16"><text:s text:c="4"/>short int LDIR_Name2[6]; <text:s text:c="3"/>//Characters 6-11 of subcomponent</text:p>
      <text:p text:style-name="P16"><text:s text:c="4"/>short int LDIR_FstClusLO; <text:s text:c="2"/>//Must be ZERO</text:p>
      <text:p text:style-name="P16"><text:s text:c="4"/>short int LDIR_Name3[2]; <text:s text:c="3"/>//Characters 12-13 of subcomponent</text:p>
      <text:p text:style-name="P16">} LDIR;</text:p>
      <text:p text:style-name="P16"/>
      <text:p text:style-name="P16">/**</text:p>
      <text:p text:style-name="P16">* Structure representing the Bios Partition Block</text:p>
      <text:p text:style-name="P16">* NOTE: Without __attribute__((__packed__)), the size of this struct</text:p>
      <text:p text:style-name="P16">* is set to 40 instead of 36 and the BPB is not loaded correctly</text:p>
      <text:p text:style-name="P16">* NOTE: All values are stored in little-endian format, so they must </text:p>
      <text:p text:style-name="P16">* be converted to big_endian upon loading</text:p>
      <text:p text:style-name="P16">*/</text:p>
      <text:p text:style-name="P16">typedef struct __attribute__((__packed__)) FAT_BS_BPB_Structure {</text:p>
      <text:p text:style-name="P16"><text:s text:c="4"/>char BS_jmpBoot[3];</text:p>
      <text:p text:style-name="P16"><text:s text:c="4"/>char BS_OEMName[8];</text:p>
      <text:p text:style-name="P16"><text:s text:c="4"/>short int BPB_BytsPerSec; <text:s text:c="2"/>//Number of bytes per sector</text:p>
      <text:p text:style-name="P16"><text:s text:c="4"/>char BPB_SecPerClus; <text:s text:c="7"/>//Number of sectors per cluster (power of two)</text:p>
      <text:p text:style-name="P16"><text:s text:c="4"/>short int BPB_RsvdSecCnt; <text:s text:c="2"/>//Number of reserved sectors in the reserved region</text:p>
      <text:p text:style-name="P16"><text:s text:c="4"/>char BPB_NumFATs; <text:s text:c="10"/>//The number of FAT data structures - 2 for redundancy</text:p>
      <text:p text:style-name="P16"><text:soft-page-break/><text:s text:c="4"/>short int BPB_RootEntCnt; <text:s text:c="2"/>//The number of 32-byte directory entries in the root directory</text:p>
      <text:p text:style-name="P16"><text:s text:c="4"/>short int BPB_TotSec16; <text:s text:c="4"/>//16-bit total count of sectors on the volume (0 for FAT32)</text:p>
      <text:p text:style-name="P16"><text:s text:c="4"/>char BPB_Media; <text:s text:c="12"/>//0xF8 is standard value for fixed media. 0xF0 is for removable</text:p>
      <text:p text:style-name="P16"><text:s text:c="4"/>short int BPB_FATSz16; <text:s text:c="5"/>//16-bit count of sectors occupied by a single FAT (0 for FAT32)</text:p>
      <text:p text:style-name="P16"><text:s text:c="4"/>short int BPB_SecPerTrk; <text:s text:c="3"/>//Sectors per track for the read operation</text:p>
      <text:p text:style-name="P16"><text:s text:c="4"/>short int BPB_NumHeads; <text:s text:c="4"/>//Number of heads for the read operation </text:p>
      <text:p text:style-name="P16"><text:s text:c="4"/>int BPB_HiddSec; <text:s text:c="11"/>//Number of hidden sectors preceding partition containing FAT volume</text:p>
      <text:p text:style-name="P16"><text:s text:c="4"/>int BPB_TotSec32; <text:s text:c="10"/>//32-bit count of sectors on the volume</text:p>
      <text:p text:style-name="P16">} BPB_Structure;</text:p>
      <text:p text:style-name="P16"/>
      <text:p text:style-name="P16">/**</text:p>
      <text:p text:style-name="P16">* Extended Boot Record for FAT16 volumes</text:p>
      <text:p text:style-name="P16">*/</text:p>
      <text:p text:style-name="P16">typedef struct __attribute__((__packed__)) FAT16_BS_EBR_Structure <text:s text:c="2"/>{</text:p>
      <text:p text:style-name="P16"><text:s text:c="4"/>char BS_DrvNum;</text:p>
      <text:p text:style-name="P16"><text:s text:c="4"/>char BS_Reserved1;</text:p>
      <text:p text:style-name="P16"><text:s text:c="4"/>char BS_BootSig;</text:p>
      <text:p text:style-name="P16"><text:s text:c="4"/>int BS_VolID;</text:p>
      <text:p text:style-name="P16"><text:s text:c="4"/>char BS_VolLab[11];</text:p>
      <text:p text:style-name="P16"><text:s text:c="4"/>char BS_FilSysType[8];</text:p>
      <text:p text:style-name="P16">} EBR_FAT16;</text:p>
      <text:p text:style-name="P16"/>
      <text:p text:style-name="P16">/**</text:p>
      <text:p text:style-name="P16">* Extended Boot Record for FAT32 volumes</text:p>
      <text:p text:style-name="P16">*/</text:p>
      <text:p text:style-name="P16">typedef struct __attribute__((__packed__)) FAT32_BS_EBR_Structure <text:s text:c="2"/>{</text:p>
      <text:p text:style-name="P16"><text:s text:c="4"/>int BPB_FATSz32;</text:p>
      <text:p text:style-name="P16"><text:s text:c="4"/>short int BPB_ExtFlags;</text:p>
      <text:p text:style-name="P16"><text:s text:c="4"/>short int BPB_FSVer;</text:p>
      <text:p text:style-name="P16"><text:s text:c="4"/>int BPB_RootClus;</text:p>
      <text:p text:style-name="P16"><text:s text:c="4"/>short int BPB_FSInfo;</text:p>
      <text:p text:style-name="P16"><text:s text:c="4"/>short int BPB_BkBootSec;</text:p>
      <text:p text:style-name="P16"><text:s text:c="4"/>char BPB_Reserved[12];</text:p>
      <text:p text:style-name="P16"><text:s text:c="4"/>char BS_DrvNum;</text:p>
      <text:p text:style-name="P16"><text:s text:c="4"/>char BS_Reserved1;</text:p>
      <text:p text:style-name="P16"><text:s text:c="4"/>char BS_BootSig;</text:p>
      <text:p text:style-name="P16"><text:s text:c="4"/>int BS_VolID;</text:p>
      <text:p text:style-name="P16"><text:s text:c="4"/>char BS_VolLab[11];</text:p>
      <text:p text:style-name="P16"><text:s text:c="4"/>char BS_FilSysType[8];</text:p>
      <text:p text:style-name="P16">} EBR_FAT32;</text:p>
      <text:p text:style-name="P16"/>
      <text:p text:style-name="P16">/**</text:p>
      <text:p text:style-name="P16">* Global variables</text:p>
      <text:p text:style-name="P16">*/</text:p>
      <text:p text:style-name="P16"/>
      <text:p text:style-name="P16">int fat_fd = -1;</text:p>
      <text:p text:style-name="P16">char fsys_type = 0; <text:s text:c="8"/>//0x01 for FAT16, 0x02 for FAT32</text:p>
      <text:p text:style-name="P16">BPB_Structure bpb_struct; <text:s text:c="2"/>//Stores the bios partition block once the volume is loaded</text:p>
      <text:p text:style-name="P16">EBR_FAT16 ebr_fat16; <text:s text:c="7"/>//Stores the extended boot record for FAT16 volumes</text:p>
      <text:p text:style-name="P16">EBR_FAT32 ebr_fat32; <text:s text:c="7"/>//Stores the extended boot record for FAT32 volumes</text:p>
      <text:p text:style-name="P16">int root_sec; <text:s text:c="14"/>//Sector of the Root directory</text:p>
      <text:p text:style-name="P16">int data_sec; <text:s text:c="14"/>//Sector of the data section after Root</text:p>
      <text:p text:style-name="P16">int CountofClusters; <text:s text:c="7"/>//Stores the number of clusters after cluster 2</text:p>
      <text:p text:style-name="P16">dirEnt * root_entries; <text:s text:c="3"/>//Stores the dirENTRY values in the root directory</text:p>
      <text:p text:style-name="P16">dirEnt * cwd_entries; <text:s text:c="4"/>//Represents current working directory</text:p>
      <text:p text:style-name="P16">char cwd_path[1024];</text:p>
      <text:p text:style-name="P16">int cwd_cluster; <text:s text:c="11"/>//Stores the cluster that the current working directory was read from</text:p>
      <text:p text:style-name="P16"/>
      <text:p text:style-name="P16">int fd_base[NUM_FD]; <text:s text:c="7"/>//Stores the first cluster number of a file at a given file descriptor</text:p>
      <text:p text:style-name="P16">dirEnt fd_dirEnt[NUM_FD]; <text:s text:c="2"/>//Stores the dirENTs opened by a file descriptor</text:p>
      <text:p text:style-name="P16">char * fd_path[NUM_FD]; <text:s text:c="3"/>//Stores the paths to the file opened by each file descriptor</text:p>
      <text:p text:style-name="P16">int fd_parent_cluster[NUM_FD]; <text:s/>//Stores the cluster number of the parent directory for an opened file</text:p>
      <text:p text:style-name="P16"/>
      <text:p text:style-name="P16">int available_clusters; <text:s text:c="4"/>//Stores the number of available clusters</text:p>
      <text:p text:style-name="P16">int readDir_cluster; <text:s text:c="7"/>//Stores the cluster number read by the current call to OS_readDir</text:p>
      <text:p text:style-name="P16"/>
      <text:p text:style-name="P16">/**</text:p>
      <text:p text:style-name="P16">* Get the current time and store the date in date and the time in</text:p>
      <text:p text:style-name="P16">* time. The format, according to FAT spec, is</text:p>
      <text:p text:style-name="P16">* <text:s text:c="2"/>Date: <text:s text:c="10"/>Time:</text:p>
      <text:p text:style-name="P16">* <text:s text:c="2"/>Year <text:s text:c="3"/>7 <text:s text:c="6"/>Hour <text:s text:c="3"/>5</text:p>
      <text:p text:style-name="P16">* <text:s text:c="2"/>Month <text:s text:c="2"/>4 <text:s text:c="6"/>Minute <text:s/>6</text:p>
      <text:p text:style-name="P16">* <text:s text:c="2"/>Day <text:s text:c="4"/>5 <text:s text:c="6"/>Second <text:s/>5 <text:s text:c="2"/>(seconds / 2)</text:p>
      <text:p text:style-name="P16">*/</text:p>
      <text:p text:style-name="P16">void get_date_time(short int * date, short int * tim) <text:s/>{</text:p>
      <text:p text:style-name="P16"><text:s text:c="4"/>//According to cppreference.com, this is the number of seconds since the epoch</text:p>
      <text:p text:style-name="P16"><text:s text:c="4"/>//The epoch for unix is apparently January 1, 1970</text:p>
      <text:p text:style-name="P16"><text:s text:c="4"/>time_t t = time(NULL);</text:p>
      <text:p text:style-name="P16"><text:s text:c="4"/>struct tm * tinfo = localtime(&amp;t);</text:p>
      <text:p text:style-name="P16"><text:s text:c="4"/>*date = (tinfo-&gt;tm_mday &amp; 0xfffff) | </text:p>
      <text:p text:style-name="P16"><text:s text:c="12"/>(((tinfo-&gt;tm_mon + 1) &amp; 0xffff) &lt;&lt; 5) | <text:s text:c="4"/>//struct tm tm_mon is months since January</text:p>
      <text:p text:style-name="P16"><text:s text:c="12"/>(((tinfo-&gt;tm_year-80) &amp; 0xfffffff) &lt;&lt; 9); <text:s text:c="2"/>//struct tm tm_year is years since 1900</text:p>
      <text:p text:style-name="P16"><text:s text:c="4"/>*tim = ((tinfo-&gt;tm_sec / 2) &amp; 0xfffff) |</text:p>
      <text:p text:style-name="P16"><text:s text:c="12"/>((tinfo-&gt;tm_min &amp; 0xffffff) &lt;&lt; 5) |</text:p>
      <text:p text:style-name="P16"><text:s text:c="12"/>((tinfo-&gt;tm_hour &amp; 0xfffff) &lt;&lt; 11);</text:p>
      <text:p text:style-name="P16">}</text:p>
      <text:p text:style-name="P16"/>
      <text:p text:style-name="P16">/**</text:p>
      <text:p text:style-name="P16">* Given a valid cluster number N, where is the offset in the FAT?</text:p>
      <text:p text:style-name="P16">* NOTE: Given the return value FATOffset:</text:p>
      <text:p text:style-name="P16">* <text:s text:c="2"/>FATSecNum = BPB_RsvdSecCnt + (FATOffset / BPB_BytsPerSec);</text:p>
      <text:p text:style-name="P16">* <text:s text:c="2"/>FATEntOffset = FATOffset % BPB_BytsPerSec</text:p>
      <text:p text:style-name="P16">* @param clus_nbr The cluster number</text:p>
      <text:p text:style-name="P16">* @return The index in the FAT for that cluster number</text:p>
      <text:p text:style-name="P16"><text:soft-page-break/>*/</text:p>
      <text:p text:style-name="P16">int offset_in_FAT(int clus_nbr) <text:s/>{</text:p>
      <text:p text:style-name="P16"><text:s text:c="4"/>int FATOffset;</text:p>
      <text:p text:style-name="P16"><text:s text:c="4"/>if (fsys_type == 0x01) <text:s/>//If FAT16</text:p>
      <text:p text:style-name="P16"><text:s text:c="8"/>FATOffset = clus_nbr * 2;</text:p>
      <text:p text:style-name="P16"><text:s text:c="4"/>else</text:p>
      <text:p text:style-name="P16"><text:s text:c="8"/>FATOffset = clus_nbr * 4;</text:p>
      <text:p text:style-name="P16"/>
      <text:p text:style-name="P16"><text:s text:c="4"/>return FATOffset;</text:p>
      <text:p text:style-name="P16">}</text:p>
      <text:p text:style-name="P16"/>
      <text:p text:style-name="P16">/**</text:p>
      <text:p text:style-name="P16">* Given a FAT cluster, return the FAT entry at that cluster</text:p>
      <text:p text:style-name="P16">* @param cluster The cluster number</text:p>
      <text:p text:style-name="P16">* @return The value in the FAT</text:p>
      <text:p text:style-name="P16">*/</text:p>
      <text:p text:style-name="P16">int value_in_FAT(int cluster) <text:s text:c="3"/>{</text:p>
      <text:p text:style-name="P16"><text:s text:c="4"/>int offset = offset_in_FAT(cluster);</text:p>
      <text:p text:style-name="P16"><text:s text:c="4"/>//Calculate the sector number and offset in that sector</text:p>
      <text:p text:style-name="P16"><text:s text:c="4"/>int FATSecNum = bpb_struct.BPB_RsvdSecCnt + </text:p>
      <text:p text:style-name="P16"><text:s text:c="8"/>(offset / bpb_struct.BPB_BytsPerSec);</text:p>
      <text:p text:style-name="P16"><text:s text:c="4"/>int FATEntOffset = offset % bpb_struct.BPB_BytsPerSec;</text:p>
      <text:p text:style-name="P16"/>
      <text:p text:style-name="P16"><text:s text:c="4"/>//Now lseek to the sector and load it into an array</text:p>
      <text:p text:style-name="P16"><text:s text:c="4"/>char sec_buffer[bpb_struct.BPB_BytsPerSec];</text:p>
      <text:p text:style-name="P16"><text:s text:c="4"/>lseek(fat_fd, FATSecNum * bpb_struct.BPB_BytsPerSec, SEEK_SET);</text:p>
      <text:p text:style-name="P16"><text:s text:c="4"/>read(fat_fd, sec_buffer, bpb_struct.BPB_BytsPerSec);</text:p>
      <text:p text:style-name="P16"/>
      <text:p text:style-name="P16"><text:s text:c="4"/>//Locate the value in the FAT buffer</text:p>
      <text:p text:style-name="P16"><text:s text:c="4"/>int val_FAT;</text:p>
      <text:p text:style-name="P16"><text:s text:c="4"/>if (fsys_type == 0x01)</text:p>
      <text:p text:style-name="P16"><text:s text:c="8"/>val_FAT = *((unsigned short int *) &amp;sec_buffer[FATEntOffset]);</text:p>
      <text:p text:style-name="P16"><text:s text:c="4"/>else</text:p>
      <text:p text:style-name="P16"><text:s text:c="8"/>val_FAT = (*((unsigned int *) &amp;sec_buffer[FATEntOffset])) &amp; 0x0FFFFFFF;</text:p>
      <text:p text:style-name="P16"/>
      <text:p text:style-name="P16"><text:s text:c="4"/>return val_FAT;</text:p>
      <text:p text:style-name="P16">}</text:p>
      <text:p text:style-name="P16"/>
      <text:p text:style-name="P16">/**</text:p>
      <text:p text:style-name="P16">* Find the first open cluster by searching the FAT</text:p>
      <text:p text:style-name="P16">* @return The cluster number, or -1 on failure</text:p>
      <text:p text:style-name="P16">*/</text:p>
      <text:p text:style-name="P16">int find_free_cluster() {</text:p>
      <text:p text:style-name="P16"><text:s text:c="3"/>int i;</text:p>
      <text:p text:style-name="P16"><text:s text:c="3"/>for (i = 0; i &lt; CountofClusters; i ++) <text:s text:c="2"/>{</text:p>
      <text:p text:style-name="P16"><text:s text:c="8"/>if (value_in_FAT(i) == 0)</text:p>
      <text:p text:style-name="P16"><text:s text:c="12"/>return i;</text:p>
      <text:p text:style-name="P16"><text:s text:c="3"/>}</text:p>
      <text:p text:style-name="P16"/>
      <text:p text:style-name="P16"><text:s text:c="3"/>return -1;</text:p>
      <text:p text:style-name="P16">}</text:p>
      <text:p text:style-name="P16"/>
      <text:p text:style-name="P16"/>
      <text:p text:style-name="P16">/*</text:p>
      <text:p text:style-name="P16">* Set the FAT table entry for a given cluster to a specified value</text:p>
      <text:p text:style-name="P16">* @return 1 on success, -1 on failure</text:p>
      <text:p text:style-name="P16">*/</text:p>
      <text:p text:style-name="P16">int set_cluster_value(int cluster, int value) <text:s text:c="2"/>{</text:p>
      <text:p text:style-name="P16"><text:s text:c="4"/>if (cluster &lt; 0 || cluster &gt;= CountofClusters)</text:p>
      <text:p text:style-name="P16"><text:s text:c="8"/>return -1;</text:p>
      <text:p text:style-name="P16"><text:s text:c="4"/>int offset;</text:p>
      <text:p text:style-name="P16"><text:s text:c="4"/>if (fsys_type == 0x02 &amp;&amp; cluster == 0)</text:p>
      <text:p text:style-name="P16"><text:s text:c="8"/>offset = offset_in_FAT(ebr_fat32.BPB_RootClus);</text:p>
      <text:p text:style-name="P16"><text:s text:c="4"/>offset = offset_in_FAT(cluster);</text:p>
      <text:p text:style-name="P16"><text:s text:c="4"/></text:p>
      <text:p text:style-name="P16"><text:s text:c="4"/>int FATSecNum = bpb_struct.BPB_RsvdSecCnt + </text:p>
      <text:p text:style-name="P16"><text:s text:c="8"/>(offset / bpb_struct.BPB_BytsPerSec);</text:p>
      <text:p text:style-name="P16"><text:s text:c="4"/>int FATEntOffset = offset % bpb_struct.BPB_BytsPerSec;</text:p>
      <text:p text:style-name="P16"><text:s text:c="4"/></text:p>
      <text:p text:style-name="P16"><text:s text:c="4"/>if (fsys_type == 0x01) <text:s text:c="2"/>{</text:p>
      <text:p text:style-name="P16"><text:s text:c="8"/>lseek(fat_fd, FATSecNum * bpb_struct.BPB_BytsPerSec + </text:p>
      <text:p text:style-name="P16"><text:s text:c="12"/>FATEntOffset, SEEK_SET);</text:p>
      <text:p text:style-name="P16"><text:s text:c="8"/>unsigned short int val = (unsigned short int) (value &amp; 0xFFFF);</text:p>
      <text:p text:style-name="P16"><text:s text:c="8"/>write(fat_fd, (void*)(&amp;val), sizeof(unsigned short int)); </text:p>
      <text:p text:style-name="P16"><text:s text:c="4"/>} else if (fsys_type == 0x02) <text:s text:c="3"/>{</text:p>
      <text:p text:style-name="P16"><text:s text:c="8"/>unsigned int curr_entry = value_in_FAT(cluster); //Need to keep first 4 bits same if FAT32</text:p>
      <text:p text:style-name="P16"><text:s text:c="8"/>unsigned int new_entry = (curr_entry &amp; 0xF0000000) | (value &amp; 0x0FFFFFFF);</text:p>
      <text:p text:style-name="P16"><text:s text:c="8"/>lseek(fat_fd, FATSecNum * bpb_struct.BPB_BytsPerSec + </text:p>
      <text:p text:style-name="P16"><text:s text:c="12"/>FATEntOffset, SEEK_SET);</text:p>
      <text:p text:style-name="P16"><text:s text:c="8"/>write(fat_fd, (void*)&amp;new_entry, sizeof(unsigned int));</text:p>
      <text:p text:style-name="P16"><text:s text:c="4"/>}</text:p>
      <text:p text:style-name="P16"/>
      <text:p text:style-name="P16"><text:s text:c="4"/>return 1;</text:p>
      <text:p text:style-name="P16">}</text:p>
      <text:p text:style-name="P16"/>
      <text:p text:style-name="P16">/**</text:p>
      <text:p text:style-name="P16">* Given a cluster number, how many clusters does it chain to?</text:p>
      <text:p text:style-name="P16">* @param cluster The cluster number to be checked</text:p>
      <text:p text:style-name="P16">* @return The number of clusters in the chain</text:p>
      <text:p text:style-name="P16">*/</text:p>
      <text:p text:style-name="P16">int cluster_chain_length(int cluster) <text:s text:c="2"/>{</text:p>
      <text:p text:style-name="P16"><text:s text:c="4"/>int count = 1;</text:p>
      <text:p text:style-name="P16"><text:s text:c="4"/>int curr = cluster;</text:p>
      <text:p text:style-name="P16"><text:s text:c="4"/>int flag = 1;</text:p>
      <text:p text:style-name="P16"><text:soft-page-break/><text:s text:c="4"/>while(flag) {</text:p>
      <text:p text:style-name="P16"><text:s text:c="8"/>int next = value_in_FAT(curr);</text:p>
      <text:p text:style-name="P16"><text:s text:c="8"/>if (fsys_type == 0x01 &amp;&amp; next &gt;= 0xFFF8) <text:s/>{</text:p>
      <text:p text:style-name="P16"><text:s text:c="12"/>flag = 0;</text:p>
      <text:p text:style-name="P16"><text:s text:c="12"/>continue;</text:p>
      <text:p text:style-name="P16"><text:s text:c="8"/>} </text:p>
      <text:p text:style-name="P16"><text:s text:c="8"/>if (fsys_type == 0x02 &amp;&amp; next &gt;= 0x0FFFFFF8) <text:s/>{</text:p>
      <text:p text:style-name="P16"><text:s text:c="12"/>flag = 0;</text:p>
      <text:p text:style-name="P16"><text:s text:c="12"/>continue;</text:p>
      <text:p text:style-name="P16"><text:s text:c="8"/>}</text:p>
      <text:p text:style-name="P16"><text:s text:c="8"/>curr = next;</text:p>
      <text:p text:style-name="P16"><text:s text:c="8"/>count ++;</text:p>
      <text:p text:style-name="P16"><text:s text:c="4"/>}</text:p>
      <text:p text:style-name="P16"/>
      <text:p text:style-name="P16"><text:s text:c="4"/>return count;</text:p>
      <text:p text:style-name="P16">}</text:p>
      <text:p text:style-name="P16"/>
      <text:p text:style-name="P16">/**</text:p>
      <text:p text:style-name="P16">* Read in directory entries from a cluster and follow the cluster chain</text:p>
      <text:p text:style-name="P16">* @param cluster The cluster number to be read</text:p>
      <text:p text:style-name="P16">* @return The list of directory entries in a cluster</text:p>
      <text:p text:style-name="P16">*/</text:p>
      <text:p text:style-name="P16">dirEnt * read_cluster_dirEnt(int cluster) <text:s text:c="3"/>{</text:p>
      <text:p text:style-name="P16"><text:s text:c="4"/>int curr = cluster;</text:p>
      <text:p text:style-name="P16"><text:s text:c="4"/>int sector = (curr - 2) * bpb_struct.BPB_SecPerClus + data_sec;</text:p>
      <text:p text:style-name="P16"/>
      <text:p text:style-name="P16"><text:s text:c="4"/>readDir_cluster = cluster;</text:p>
      <text:p text:style-name="P16"/>
      <text:p text:style-name="P16"><text:s text:c="4"/>//cluster number of 0 is the root directory</text:p>
      <text:p text:style-name="P16"><text:s text:c="4"/>if (curr == 0) <text:s/>{</text:p>
      <text:p text:style-name="P16"><text:s text:c="8"/>if (fsys_type == 0x01) <text:s/>{</text:p>
      <text:p text:style-name="P16"><text:s text:c="12"/>sector = root_sec;</text:p>
      <text:p text:style-name="P16"><text:s text:c="8"/>} else if (fsys_type == 0x02) <text:s text:c="2"/>{</text:p>
      <text:p text:style-name="P16"><text:s text:c="12"/>curr = ebr_fat32.BPB_RootClus;</text:p>
      <text:p text:style-name="P16"><text:s text:c="12"/>readDir_cluster = curr;</text:p>
      <text:p text:style-name="P16"><text:s text:c="12"/>sector = (curr - 2) * bpb_struct.BPB_SecPerClus + data_sec;</text:p>
      <text:p text:style-name="P16"><text:s text:c="8"/>}</text:p>
      <text:p text:style-name="P16"><text:s text:c="4"/>}</text:p>
      <text:p text:style-name="P16"><text:s text:c="4"/></text:p>
      <text:p text:style-name="P16"><text:s text:c="4"/>int chain_length = cluster_chain_length(cluster);</text:p>
      <text:p text:style-name="P16"><text:s text:c="4"/></text:p>
      <text:p text:style-name="P16"><text:s text:c="4"/>int num_entries = chain_length * bpb_struct.BPB_SecPerClus * </text:p>
      <text:p text:style-name="P16"><text:s text:c="8"/>bpb_struct.BPB_BytsPerSec / sizeof(dirEnt);</text:p>
      <text:p text:style-name="P16"/>
      <text:p text:style-name="P16"><text:s text:c="4"/>dirEnt * entries = (dirEnt *) malloc(sizeof(dirEnt) * num_entries);</text:p>
      <text:p text:style-name="P16"><text:s text:c="4"/>dirEnt curr_entry;</text:p>
      <text:p text:style-name="P16"><text:s text:c="4"/>lseek(fat_fd, sector * bpb_struct.BPB_BytsPerSec, SEEK_SET);</text:p>
      <text:p text:style-name="P16"><text:s text:c="4"/>int entry_count = 0; <text:s text:c="3"/>//Tracks the number of entries read in</text:p>
      <text:p text:style-name="P16"><text:s text:c="4"/>int cluster_count = 0; <text:s/>//Tracks the number of entries in the current cluster</text:p>
      <text:p text:style-name="P16"><text:s text:c="4"/>while(entry_count &lt; num_entries) <text:s text:c="3"/>{</text:p>
      <text:p text:style-name="P16"><text:s text:c="8"/>read(fat_fd, (char*)&amp;curr_entry, sizeof(dirEnt));</text:p>
      <text:p text:style-name="P16"><text:s text:c="8"/>if (curr_entry.dir_name[0] != 0xE5) { <text:s text:c="2"/>//Store non-free entries</text:p>
      <text:p text:style-name="P16"><text:s text:c="12"/>entries[entry_count] = curr_entry;</text:p>
      <text:p text:style-name="P16"><text:s text:c="12"/>if(((char*)&amp;entries[entry_count])[0] == 0) <text:s/>//First byte 0 means no more</text:p>
      <text:p text:style-name="P16"><text:s text:c="16"/>break;</text:p>
      <text:p text:style-name="P16"><text:s text:c="12"/>entry_count ++;</text:p>
      <text:p text:style-name="P16"><text:s text:c="8"/>}</text:p>
      <text:p text:style-name="P16"><text:s text:c="8"/>cluster_count ++;</text:p>
      <text:p text:style-name="P16"><text:s text:c="8"/>//If we've read past the end of the cluster, we need to follow the chain</text:p>
      <text:p text:style-name="P16"><text:s text:c="8"/>if ((cluster_count * sizeof(dirEnt)) &gt;= </text:p>
      <text:p text:style-name="P16"><text:s text:c="12"/>(bpb_struct.BPB_BytsPerSec * bpb_struct.BPB_SecPerClus)) <text:s text:c="3"/>{</text:p>
      <text:p text:style-name="P16"><text:s text:c="12"/>curr = value_in_FAT(curr);</text:p>
      <text:p text:style-name="P16"><text:s text:c="12"/>if (fsys_type == 0x01 &amp;&amp; curr &gt;= 0xFFF8)</text:p>
      <text:p text:style-name="P16"><text:s text:c="16"/>break;</text:p>
      <text:p text:style-name="P16"><text:s text:c="12"/>if (fsys_type == 0x02 &amp;&amp; curr &gt;= 0x0FFFFFF8)</text:p>
      <text:p text:style-name="P16"><text:s text:c="16"/>break;</text:p>
      <text:p text:style-name="P16"><text:s text:c="12"/>sector = (curr - 2) * bpb_struct.BPB_SecPerClus + data_sec;</text:p>
      <text:p text:style-name="P16"><text:s text:c="12"/>lseek(fat_fd, sector * bpb_struct.BPB_BytsPerSec, SEEK_SET);</text:p>
      <text:p text:style-name="P16"><text:s text:c="12"/>cluster_count = 0;</text:p>
      <text:p text:style-name="P16"><text:s text:c="8"/>}</text:p>
      <text:p text:style-name="P16"><text:s text:c="4"/>}</text:p>
      <text:p text:style-name="P16"/>
      <text:p text:style-name="P16"><text:s text:c="4"/>return entries;</text:p>
      <text:p text:style-name="P16">}</text:p>
      <text:p text:style-name="P16"/>
      <text:p text:style-name="P16">/**</text:p>
      <text:p text:style-name="P16">* Initialize the FAT volume and load all relevant data</text:p>
      <text:p text:style-name="P16">*/</text:p>
      <text:p text:style-name="P16">int init_fat() <text:s text:c="2"/>{</text:p>
      <text:p text:style-name="P16"><text:s text:c="4"/>char * basedir = getenv("FAT_FS_PATH"); <text:s text:c="2"/>//Directory of FAT16 volume</text:p>
      <text:p text:style-name="P16"><text:s text:c="4"/>if (basedir == NULL) <text:s text:c="3"/>{</text:p>
      <text:p text:style-name="P16"><text:s text:c="8"/>return -1;</text:p>
      <text:p text:style-name="P16"><text:s text:c="4"/>}</text:p>
      <text:p text:style-name="P16"/>
      <text:p text:style-name="P16"><text:s text:c="4"/>fat_fd = open(basedir, O_RDWR, 0); <text:s text:c="3"/>//Store the file descriptor</text:p>
      <text:p text:style-name="P16"><text:s text:c="4"/></text:p>
      <text:p text:style-name="P16"><text:s text:c="4"/>if (fat_fd == -1) <text:s text:c="2"/>{</text:p>
      <text:p text:style-name="P16"><text:s text:c="8"/>return -1;</text:p>
      <text:p text:style-name="P16"><text:s text:c="4"/>}</text:p>
      <text:p text:style-name="P16"/>
      <text:p text:style-name="P16"><text:s text:c="4"/>//Read in the BPB_Structure</text:p>
      <text:p text:style-name="P16"><text:s text:c="4"/>read(fat_fd, (char*)&amp;bpb_struct, sizeof(BPB_Structure));</text:p>
      <text:p text:style-name="P16"><text:s text:c="4"/>read(fat_fd, (char*)&amp;ebr_fat16, sizeof(EBR_FAT16)); //Load EBR for FAT16</text:p>
      <text:p text:style-name="P16"><text:s text:c="4"/>lseek(fat_fd, sizeof(BPB_Structure), SEEK_SET); <text:s text:c="3"/>//Reset offset for FAT32</text:p>
      <text:p text:style-name="P16"><text:soft-page-break/><text:s text:c="4"/>read(fat_fd, (char*)&amp;ebr_fat32, sizeof(EBR_FAT32)); //Load EBR for FAT32</text:p>
      <text:p text:style-name="P16"/>
      <text:p text:style-name="P16"><text:s text:c="4"/>//Determine FAT16 or FAT32</text:p>
      <text:p text:style-name="P16"><text:s text:c="4"/>//Number of sectors occupied by root directory</text:p>
      <text:p text:style-name="P16"><text:s text:c="4"/>int RootDirSectors = ((bpb_struct.BPB_RootEntCnt * 32) + </text:p>
      <text:p text:style-name="P16"><text:s text:c="8"/>(bpb_struct.BPB_BytsPerSec -1)) / bpb_struct.BPB_BytsPerSec;</text:p>
      <text:p text:style-name="P16"><text:s text:c="4"/></text:p>
      <text:p text:style-name="P16"/>
      <text:p text:style-name="P16"><text:s text:c="4"/>int FATSz, TotSec;</text:p>
      <text:p text:style-name="P16"><text:s text:c="4"/>if (bpb_struct.BPB_FATSz16 != 0)</text:p>
      <text:p text:style-name="P16"><text:s text:c="8"/>FATSz = bpb_struct.BPB_FATSz16;</text:p>
      <text:p text:style-name="P16"><text:s text:c="4"/>else</text:p>
      <text:p text:style-name="P16"><text:s text:c="8"/>FATSz = ebr_fat32.BPB_FATSz32;</text:p>
      <text:p text:style-name="P16"/>
      <text:p text:style-name="P16"><text:s text:c="4"/>if (bpb_struct.BPB_TotSec16 != 0)</text:p>
      <text:p text:style-name="P16"><text:s text:c="8"/>TotSec = bpb_struct.BPB_TotSec16;</text:p>
      <text:p text:style-name="P16"><text:s text:c="4"/>else</text:p>
      <text:p text:style-name="P16"><text:s text:c="8"/>TotSec = bpb_struct.BPB_TotSec32;</text:p>
      <text:p text:style-name="P16"/>
      <text:p text:style-name="P16"><text:s text:c="4"/>int DataSec = TotSec - (bpb_struct.BPB_RsvdSecCnt + </text:p>
      <text:p text:style-name="P16"><text:s text:c="8"/>(bpb_struct.BPB_NumFATs * FATSz) + RootDirSectors);</text:p>
      <text:p text:style-name="P16"><text:s text:c="4"/>CountofClusters = DataSec / bpb_struct.BPB_SecPerClus;</text:p>
      <text:p text:style-name="P16"/>
      <text:p text:style-name="P16"><text:s text:c="4"/>if (CountofClusters &lt; 4085) { <text:s text:c="2"/>//Volume is FAT12 - exit</text:p>
      <text:p text:style-name="P16"><text:s text:c="8"/>return -1;</text:p>
      <text:p text:style-name="P16"><text:s text:c="4"/>} else if (CountofClusters &lt; 65525) { <text:s text:c="2"/>//Volume is FAT16</text:p>
      <text:p text:style-name="P16"><text:s text:c="8"/>fsys_type = 0x01;</text:p>
      <text:p text:style-name="P16"><text:s text:c="4"/>} else <text:s/>{ <text:s text:c="2"/>//Volume is FAT32</text:p>
      <text:p text:style-name="P16"><text:s text:c="8"/>fsys_type = 0x02;</text:p>
      <text:p text:style-name="P16"><text:s text:c="4"/>}</text:p>
      <text:p text:style-name="P16"/>
      <text:p text:style-name="P16"><text:s text:c="4"/>//Initialize more global variables</text:p>
      <text:p text:style-name="P16"><text:s text:c="4"/>root_sec = bpb_struct.BPB_RsvdSecCnt +</text:p>
      <text:p text:style-name="P16"><text:s text:c="8"/>(bpb_struct.BPB_NumFATs * FATSz);</text:p>
      <text:p text:style-name="P16"><text:s text:c="4"/>data_sec = root_sec + RootDirSectors;</text:p>
      <text:p text:style-name="P16"><text:s text:c="2"/></text:p>
      <text:p text:style-name="P16"><text:s text:c="4"/>//Load in root directory</text:p>
      <text:p text:style-name="P16"><text:s text:c="4"/>if (fsys_type == 0x01) <text:s/>{ <text:s text:c="2"/>//FAT16</text:p>
      <text:p text:style-name="P16"><text:s text:c="8"/>cwd_cluster = 0;</text:p>
      <text:p text:style-name="P16"><text:s text:c="8"/>root_entries = (dirEnt *) malloc(sizeof(dirEnt) *</text:p>
      <text:p text:style-name="P16"><text:s text:c="12"/>bpb_struct.BPB_RootEntCnt);</text:p>
      <text:p text:style-name="P16"><text:s text:c="8"/>lseek(fat_fd, root_sec * bpb_struct.BPB_BytsPerSec, SEEK_SET);</text:p>
      <text:p text:style-name="P16"><text:s text:c="8"/>int entry_count = 0;</text:p>
      <text:p text:style-name="P16"><text:s text:c="8"/>while (entry_count &lt; bpb_struct.BPB_RootEntCnt) <text:s/>{</text:p>
      <text:p text:style-name="P16"><text:s text:c="12"/>read(fat_fd, (char*)&amp;(root_entries[entry_count]), sizeof(dirEnt));</text:p>
      <text:p text:style-name="P16"><text:s text:c="12"/>if (((char*)&amp;root_entries[entry_count])[0] == 0) <text:s text:c="3"/>//First byte 0 means no more to read</text:p>
      <text:p text:style-name="P16"><text:s text:c="16"/>break;</text:p>
      <text:p text:style-name="P16"><text:s text:c="12"/>entry_count ++;</text:p>
      <text:p text:style-name="P16"><text:s text:c="8"/>}</text:p>
      <text:p text:style-name="P16"><text:s text:c="4"/>} else if (fsys_type == 0x02) <text:s text:c="2"/>{ <text:s text:c="2"/>//FAT32</text:p>
      <text:p text:style-name="P16"><text:s text:c="8"/>//Root is read like any other cluster</text:p>
      <text:p text:style-name="P16"><text:s text:c="8"/>cwd_cluster = ebr_fat32.BPB_RootClus;</text:p>
      <text:p text:style-name="P16"><text:s text:c="8"/>root_entries = read_cluster_dirEnt(ebr_fat32.BPB_RootClus);</text:p>
      <text:p text:style-name="P16"><text:s text:c="4"/>}</text:p>
      <text:p text:style-name="P16"/>
      <text:p text:style-name="P16"><text:s text:c="4"/>//Initialize cwd to root</text:p>
      <text:p text:style-name="P16"><text:s text:c="4"/>cwd_entries = root_entries;</text:p>
      <text:p text:style-name="P16"><text:s text:c="4"/>strcpy(cwd_path, "/");</text:p>
      <text:p text:style-name="P16"/>
      <text:p text:style-name="P16"><text:s text:c="4"/>//Free all file descriptors except for 0, 1 (Those are stdin, stdout by convention)</text:p>
      <text:p text:style-name="P16"><text:s text:c="4"/>int i;</text:p>
      <text:p text:style-name="P16"><text:s text:c="4"/>for (i = 0; i &lt; NUM_FD; i ++) <text:s text:c="3"/>{</text:p>
      <text:p text:style-name="P16"><text:s text:c="8"/>fd_base[i] = -1;</text:p>
      <text:p text:style-name="P16"><text:s text:c="4"/>}</text:p>
      <text:p text:style-name="P16"/>
      <text:p text:style-name="P16"><text:s text:c="4"/>fd_base[0] = 0;</text:p>
      <text:p text:style-name="P16"><text:s text:c="4"/>fd_base[1] = 0;</text:p>
      <text:p text:style-name="P16"/>
      <text:p text:style-name="P16"><text:s text:c="4"/>//Initialize number of empty clusters</text:p>
      <text:p text:style-name="P16"><text:s text:c="4"/>available_clusters = 0;</text:p>
      <text:p text:style-name="P16"><text:s text:c="4"/>for (i = 0; i &lt; CountofClusters; i ++) <text:s/>{</text:p>
      <text:p text:style-name="P16"><text:s text:c="9"/>if (value_in_FAT(i) == 0)</text:p>
      <text:p text:style-name="P16"><text:s text:c="12"/>available_clusters ++;</text:p>
      <text:p text:style-name="P16"><text:s text:c="4"/>}</text:p>
      <text:p text:style-name="P16"/>
      <text:p text:style-name="P16"><text:s text:c="4"/>return 1;</text:p>
      <text:p text:style-name="P16">}</text:p>
      <text:p text:style-name="P16"/>
      <text:p text:style-name="P16">/**</text:p>
      <text:p text:style-name="P16">* Get the first element in the path</text:p>
      <text:p text:style-name="P16">* For example, /home/grimshaw/data -&gt; home</text:p>
      <text:p text:style-name="P16">* @param dest The pointer in which the element should be placed</text:p>
      <text:p text:style-name="P16">* @param path The path to be analyzed</text:p>
      <text:p text:style-name="P16">* @return The first element in the path</text:p>
      <text:p text:style-name="P16">*/</text:p>
      <text:p text:style-name="P16">char * getFirstElement(char * dest, const char * path) <text:s text:c="2"/>{</text:p>
      <text:p text:style-name="P16"><text:s text:c="4"/>if (path == NULL || strlen(path) == 0)</text:p>
      <text:p text:style-name="P16"><text:s text:c="8"/>return NULL;</text:p>
      <text:p text:style-name="P16"/>
      <text:p text:style-name="P16"><text:s text:c="4"/>char * slash1 = strchr(path, '/');</text:p>
      <text:p text:style-name="P16"><text:s text:c="4"/>if (slash1 == NULL) {</text:p>
      <text:p text:style-name="P16"><text:s text:c="8"/>strcpy(dest, path);</text:p>
      <text:p text:style-name="P16"><text:s text:c="8"/>return dest;</text:p>
      <text:p text:style-name="P16"><text:s text:c="4"/>}</text:p>
      <text:p text:style-name="P16"><text:soft-page-break/><text:s text:c="8"/></text:p>
      <text:p text:style-name="P16"/>
      <text:p text:style-name="P16"><text:s text:c="4"/>if (slash1 - path == 0) <text:s text:c="3"/>{</text:p>
      <text:p text:style-name="P16"><text:s text:c="8"/>char * slash2 = strchr(slash1 + 1, '/');</text:p>
      <text:p text:style-name="P16"><text:s text:c="8"/>if (slash2 == NULL) {</text:p>
      <text:p text:style-name="P16"><text:s text:c="12"/>strcpy(dest, path + 1);</text:p>
      <text:p text:style-name="P16"><text:s text:c="12"/>return dest;</text:p>
      <text:p text:style-name="P16"><text:s text:c="8"/>}</text:p>
      <text:p text:style-name="P16"><text:s text:c="8"/>strncpy(dest, slash1 + 1, slash2 - slash1 - 1);</text:p>
      <text:p text:style-name="P16"><text:s text:c="8"/>dest[slash2-slash1 - 1] = '\0';</text:p>
      <text:p text:style-name="P16"><text:s text:c="8"/>return dest;</text:p>
      <text:p text:style-name="P16"><text:s text:c="4"/>}</text:p>
      <text:p text:style-name="P16"><text:s text:c="4"/>strncpy(dest, path, slash1-path);</text:p>
      <text:p text:style-name="P16"><text:s text:c="4"/>dest[slash1-path] = '\0';</text:p>
      <text:p text:style-name="P16"><text:s text:c="4"/>return dest;</text:p>
      <text:p text:style-name="P16">}</text:p>
      <text:p text:style-name="P16"/>
      <text:p text:style-name="P16">/**</text:p>
      <text:p text:style-name="P16">* Get the remaining elements in the path</text:p>
      <text:p text:style-name="P16">* For example, /home/grimshaw/data -&gt; grimshaw/data</text:p>
      <text:p text:style-name="P16">* @param dest The point in which the remaining elements should be placed</text:p>
      <text:p text:style-name="P16">* @param path The path to be analyzed</text:p>
      <text:p text:style-name="P16">* @return A pointer to dest</text:p>
      <text:p text:style-name="P16">*/</text:p>
      <text:p text:style-name="P16">char * getRemaining(char * dest, const char * path) <text:s/>{</text:p>
      <text:p text:style-name="P16"><text:s text:c="4"/>if (path == NULL || strlen(path) == 0)</text:p>
      <text:p text:style-name="P16"><text:s text:c="8"/>return NULL;</text:p>
      <text:p text:style-name="P16"/>
      <text:p text:style-name="P16"><text:s text:c="4"/>char * slash1 = strchr(path, '/');</text:p>
      <text:p text:style-name="P16"><text:s text:c="4"/>if (slash1 == NULL) <text:s/>{</text:p>
      <text:p text:style-name="P16"><text:s text:c="8"/>return NULL;</text:p>
      <text:p text:style-name="P16"><text:s text:c="4"/>}</text:p>
      <text:p text:style-name="P16"/>
      <text:p text:style-name="P16"><text:s text:c="4"/>if (slash1 - path == 0) {</text:p>
      <text:p text:style-name="P16"><text:s text:c="8"/>slash1 = strchr(slash1 + 1, '/');</text:p>
      <text:p text:style-name="P16"><text:s text:c="4"/>}</text:p>
      <text:p text:style-name="P16"/>
      <text:p text:style-name="P16"><text:s text:c="4"/>if (slash1 == NULL) {</text:p>
      <text:p text:style-name="P16"><text:s text:c="8"/>return NULL;</text:p>
      <text:p text:style-name="P16"><text:s text:c="4"/>}</text:p>
      <text:p text:style-name="P16"/>
      <text:p text:style-name="P16"><text:s text:c="4"/>int num_cpy = strlen(path) - (slash1 + 1 - path);</text:p>
      <text:p text:style-name="P16"><text:s text:c="4"/>strncpy(dest, slash1 + 1, num_cpy);</text:p>
      <text:p text:style-name="P16"><text:s text:c="4"/>dest[num_cpy] = '\0';</text:p>
      <text:p text:style-name="P16"><text:s text:c="4"/>return dest;</text:p>
      <text:p text:style-name="P16">}</text:p>
      <text:p text:style-name="P16"/>
      <text:p text:style-name="P16">/**</text:p>
      <text:p text:style-name="P16">* Separate a path to a file into the filename and the pathname</text:p>
      <text:p text:style-name="P16">* @param filename Where the filename will be stored</text:p>
      <text:p text:style-name="P16">* @param pathname Where the pathname will be stored</text:p>
      <text:p text:style-name="P16">* @param path The path to be split up</text:p>
      <text:p text:style-name="P16">*/</text:p>
      <text:p text:style-name="P16">void separate_path(char * filename, char * pathname, const char * path) {</text:p>
      <text:p text:style-name="P16"><text:s text:c="4"/>char * buff = malloc(sizeof(char) * strlen(path));</text:p>
      <text:p text:style-name="P16"><text:s text:c="4"/>char * pathbuff = malloc(sizeof(char) * strlen(path));</text:p>
      <text:p text:style-name="P16"><text:s text:c="4"/>char * filebuff = malloc(sizeof(char) * strlen(path));</text:p>
      <text:p text:style-name="P16"/>
      <text:p text:style-name="P16"><text:s text:c="4"/>pathbuff = getRemaining(pathbuff, path);</text:p>
      <text:p text:style-name="P16"><text:s text:c="4"/>filebuff = getFirstElement(filebuff, path);</text:p>
      <text:p text:style-name="P16"/>
      <text:p text:style-name="P16"><text:s text:c="4"/>while(pathbuff != NULL &amp;&amp; strlen(pathbuff) != 0) {</text:p>
      <text:p text:style-name="P16"><text:s text:c="8"/>buff = pathbuff;</text:p>
      <text:p text:style-name="P16"><text:s text:c="8"/>filebuff = getFirstElement(filebuff, buff);</text:p>
      <text:p text:style-name="P16"><text:s text:c="8"/>pathbuff = getRemaining(pathbuff, buff);</text:p>
      <text:p text:style-name="P16"><text:s text:c="4"/>}</text:p>
      <text:p text:style-name="P16"/>
      <text:p text:style-name="P16"><text:s text:c="4"/>free(buff);</text:p>
      <text:p text:style-name="P16"><text:s text:c="4"/>pathbuff = malloc(sizeof(char) * strlen(path));</text:p>
      <text:p text:style-name="P16"><text:s text:c="4"/>int pathlen = strstr(path, filebuff) - path;</text:p>
      <text:p text:style-name="P16"><text:s text:c="4"/>strncpy(pathbuff, path, pathlen);</text:p>
      <text:p text:style-name="P16"><text:s text:c="4"/>pathbuff[pathlen] = '\0';</text:p>
      <text:p text:style-name="P16"><text:s text:c="4"/>strcpy(pathname, pathbuff);</text:p>
      <text:p text:style-name="P16"><text:s text:c="4"/>strcpy(filename, filebuff);</text:p>
      <text:p text:style-name="P16">}</text:p>
      <text:p text:style-name="P16"/>
      <text:p text:style-name="P16">/**</text:p>
      <text:p text:style-name="P16">* Translate an 8.3 formatted filename into an 11 character string</text:p>
      <text:p text:style-name="P16">* @param dest The place for the translated name to be stored</text:p>
      <text:p text:style-name="P16">* @param source The 8.3 formatted filename</text:p>
      <text:p text:style-name="P16">*/</text:p>
      <text:p text:style-name="P16">void fill_dir_name(char * dest, const char * source) <text:s text:c="3"/>{</text:p>
      <text:p text:style-name="P16"><text:s text:c="4"/>char * period = strchr(source, '.');</text:p>
      <text:p text:style-name="P16"><text:s text:c="4"/>if (period != NULL) {</text:p>
      <text:p text:style-name="P16"><text:s text:c="8"/>if (period - source &lt; 8) <text:s text:c="3"/>{</text:p>
      <text:p text:style-name="P16"><text:s text:c="12"/>strncpy(dest, source, period-source);</text:p>
      <text:p text:style-name="P16"><text:s text:c="12"/>int i;</text:p>
      <text:p text:style-name="P16"><text:s text:c="12"/>for (i = period - source; i &lt; 8; i ++)</text:p>
      <text:p text:style-name="P16"><text:s text:c="16"/>dest[i] = 0x20; <text:s/>//Pad end of string</text:p>
      <text:p text:style-name="P16"><text:s text:c="8"/>} else <text:s/>{</text:p>
      <text:p text:style-name="P16"><text:s text:c="12"/>strncpy(dest, source, 8);</text:p>
      <text:p text:style-name="P16"><text:s text:c="8"/>}</text:p>
      <text:p text:style-name="P16"><text:s text:c="8"/>if (strlen(period + 1) &lt; 3) {</text:p>
      <text:p text:style-name="P16"><text:s text:c="12"/>strncpy(dest+8, period + 1, strlen(period + 1));</text:p>
      <text:p text:style-name="P16"><text:soft-page-break/><text:s text:c="12"/>int i;</text:p>
      <text:p text:style-name="P16"><text:s text:c="12"/>for (i = 8 + strlen(period+1); i &lt; 11; i ++)</text:p>
      <text:p text:style-name="P16"><text:s text:c="16"/>dest[i] = 0x20;</text:p>
      <text:p text:style-name="P16"><text:s text:c="8"/>} else <text:s/>{</text:p>
      <text:p text:style-name="P16"><text:s text:c="12"/>strncpy(dest + 8, period + 1, 3);</text:p>
      <text:p text:style-name="P16"><text:s text:c="8"/>}</text:p>
      <text:p text:style-name="P16"><text:s text:c="4"/>} else <text:s/>{</text:p>
      <text:p text:style-name="P16"><text:s text:c="8"/>if (strlen(source) &lt; 11) <text:s text:c="3"/>{</text:p>
      <text:p text:style-name="P16"><text:s text:c="12"/>strncpy(dest, source, strlen(source));</text:p>
      <text:p text:style-name="P16"><text:s text:c="12"/>int i;</text:p>
      <text:p text:style-name="P16"><text:s text:c="12"/>for (i = strlen(source); i &lt; 11; i ++)</text:p>
      <text:p text:style-name="P16"><text:s text:c="16"/>dest[i] = 0x20;</text:p>
      <text:p text:style-name="P16"><text:s text:c="8"/>} else <text:s/>{</text:p>
      <text:p text:style-name="P16"><text:s text:c="12"/>strncpy(dest, source, 11);</text:p>
      <text:p text:style-name="P16"><text:s text:c="8"/>}</text:p>
      <text:p text:style-name="P16"><text:s text:c="4"/>}</text:p>
      <text:p text:style-name="P16">}</text:p>
      <text:p text:style-name="P16"/>
      <text:p text:style-name="P16">void wide_strcat(char * dest, const short int * source, int len) {</text:p>
      <text:p text:style-name="P16"><text:s text:c="4"/>char buff[len + 1];</text:p>
      <text:p text:style-name="P16"><text:s text:c="4"/>buff[len] = '\0';</text:p>
      <text:p text:style-name="P16"><text:s text:c="4"/>int i;</text:p>
      <text:p text:style-name="P16"><text:s text:c="4"/>for(i = 0; i &lt; len; i ++) <text:s text:c="2"/>{</text:p>
      <text:p text:style-name="P16"><text:s text:c="8"/>if(source[i] == 0x0000 || source[i] == -1) <text:s/>{ <text:s text:c="2"/>//Padded with -1 or null terminated</text:p>
      <text:p text:style-name="P16"><text:s text:c="12"/>buff[i] = '\0';</text:p>
      <text:p text:style-name="P16"><text:s text:c="12"/>break;</text:p>
      <text:p text:style-name="P16"><text:s text:c="8"/>}</text:p>
      <text:p text:style-name="P16"><text:s text:c="8"/>buff[i] = (char)(source[i]);</text:p>
      <text:p text:style-name="P16"><text:s text:c="4"/>}</text:p>
      <text:p text:style-name="P16"><text:s text:c="4"/>strcat(dest, buff);</text:p>
      <text:p text:style-name="P16">}</text:p>
      <text:p text:style-name="P16"/>
      <text:p text:style-name="P16">/**</text:p>
      <text:p text:style-name="P16">* Find a directory entry matching a desired name.</text:p>
      <text:p text:style-name="P16">* @param dest The destination for the matching directory entry</text:p>
      <text:p text:style-name="P16">* @param current The current set of directory entries</text:p>
      <text:p text:style-name="P16">* @param name The name to be matched</text:p>
      <text:p text:style-name="P16">* @param directory 1 if the entry searched for must be a directory</text:p>
      <text:p text:style-name="P16">* @return 1 if it is found, 0 otherwise </text:p>
      <text:p text:style-name="P16">*/</text:p>
      <text:p text:style-name="P16">int findDirEntry(dirEnt * dest, const dirEnt * current, char * name, int directory) <text:s text:c="3"/>{</text:p>
      <text:p text:style-name="P16"><text:s text:c="4"/>int i = 0;</text:p>
      <text:p text:style-name="P16"><text:s text:c="4"/>char * lfilename = NULL;</text:p>
      <text:p text:style-name="P16"><text:s text:c="4"/>while(1) <text:s text:c="3"/>{</text:p>
      <text:p text:style-name="P16"><text:s text:c="8"/>dirEnt de = current[i];</text:p>
      <text:p text:style-name="P16"><text:s text:c="8"/>i ++;</text:p>
      <text:p text:style-name="P16"><text:s text:c="8"/>if (de.dir_name[0] == 0) <text:s text:c="3"/>//No more entries in directory</text:p>
      <text:p text:style-name="P16"><text:s text:c="12"/>break;</text:p>
      <text:p text:style-name="P16"><text:s text:c="8"/>if (de.dir_name[0] == 0xE5) //Unused entry</text:p>
      <text:p text:style-name="P16"><text:s text:c="12"/>continue;</text:p>
      <text:p text:style-name="P16"/>
      <text:p text:style-name="P16"><text:s text:c="8"/>if (de.dir_attr == 0x0F) <text:s text:c="3"/>{ <text:s text:c="2"/>//Long filename</text:p>
      <text:p text:style-name="P16"><text:s text:c="12"/>//Read in long filename</text:p>
      <text:p text:style-name="P16"><text:s text:c="12"/>if(lfilename == NULL) <text:s text:c="2"/>{</text:p>
      <text:p text:style-name="P16"><text:s text:c="16"/>lfilename = malloc(sizeof(char) * 255); //FAT spec says max length is 255</text:p>
      <text:p text:style-name="P16"><text:s text:c="16"/>lfilename[0] = '\0'; <text:s text:c="3"/>//Null terminate for concatenations</text:p>
      <text:p text:style-name="P16"><text:s text:c="12"/>}</text:p>
      <text:p text:style-name="P16"/>
      <text:p text:style-name="P16"><text:s text:c="12"/>LDIR ldir = *(LDIR*)&amp;de;</text:p>
      <text:p text:style-name="P16"><text:s text:c="12"/>wide_strcat(lfilename, ldir.LDIR_Name1, 5);</text:p>
      <text:p text:style-name="P16"><text:s text:c="12"/>wide_strcat(lfilename, ldir.LDIR_Name2, 6);</text:p>
      <text:p text:style-name="P16"><text:s text:c="12"/>wide_strcat(lfilename, ldir.LDIR_Name3, 2);</text:p>
      <text:p text:style-name="P16"><text:s text:c="12"/>continue;</text:p>
      <text:p text:style-name="P16"><text:s text:c="8"/>}</text:p>
      <text:p text:style-name="P16"/>
      <text:p text:style-name="P16"><text:s text:c="8"/>if (lfilename == NULL) <text:s/>{ <text:s text:c="2"/>//Parse the short filename</text:p>
      <text:p text:style-name="P16"><text:s text:c="12"/>lfilename = malloc(sizeof(char) * 11);</text:p>
      <text:p text:style-name="P16"><text:s text:c="12"/>lfilename[0] = '\0'; <text:s text:c="3"/>//Null terminate for concatenations</text:p>
      <text:p text:style-name="P16"><text:s text:c="12"/>char * padding = strchr((char*)(de.dir_name), 0x20); //beginning of padding</text:p>
      <text:p text:style-name="P16"><text:s text:c="12"/>if (padding == NULL || padding - (char*)(de.dir_name) &gt; 8)</text:p>
      <text:p text:style-name="P16"><text:s text:c="16"/>strncat(lfilename, (char*)(de.dir_name), 8);</text:p>
      <text:p text:style-name="P16"><text:s text:c="12"/>else</text:p>
      <text:p text:style-name="P16"><text:s text:c="16"/>strncat(lfilename, (char*)(de.dir_name), padding - (char*)(de.dir_name));</text:p>
      <text:p text:style-name="P16"><text:s text:c="12"/>padding = strchr((char*)(de.dir_name) + 8, 0x20); //beginning of padding in extension</text:p>
      <text:p text:style-name="P16"><text:s text:c="12"/>if (padding != (char*)(de.dir_name) + 8)</text:p>
      <text:p text:style-name="P16"><text:s text:c="16"/>strcat(lfilename, ".");</text:p>
      <text:p text:style-name="P16"><text:s text:c="12"/>if (padding == NULL)</text:p>
      <text:p text:style-name="P16"><text:s text:c="16"/>strncat(lfilename, (char*)(de.dir_name) + 8, 3);</text:p>
      <text:p text:style-name="P16"><text:s text:c="12"/>else</text:p>
      <text:p text:style-name="P16"><text:s text:c="16"/>strncat(lfilename, (char*)(de.dir_name) + 8, padding - (char*)(de.dir_name) - 8);</text:p>
      <text:p text:style-name="P16"><text:s text:c="8"/>}</text:p>
      <text:p text:style-name="P16"><text:s text:c="6"/></text:p>
      <text:p text:style-name="P16"><text:s text:c="8"/>if(strcmp(lfilename, name) == 0) <text:s text:c="2"/>{ <text:s text:c="2"/>//Filename match</text:p>
      <text:p text:style-name="P16"><text:s text:c="12"/>if (!directory || (directory &amp;&amp; de.dir_attr &amp; 0x10)) <text:s text:c="3"/>{</text:p>
      <text:p text:style-name="P16"><text:s text:c="16"/>free(lfilename);</text:p>
      <text:p text:style-name="P16"><text:s text:c="16"/>*dest = de;</text:p>
      <text:p text:style-name="P16"><text:s text:c="16"/>return 1;</text:p>
      <text:p text:style-name="P16"><text:s text:c="12"/>}</text:p>
      <text:p text:style-name="P16"><text:s text:c="8"/>}</text:p>
      <text:p text:style-name="P16"/>
      <text:p text:style-name="P16"><text:s text:c="8"/>free(lfilename);</text:p>
      <text:p text:style-name="P16"><text:s text:c="8"/>lfilename = NULL;</text:p>
      <text:p text:style-name="P16"><text:s text:c="4"/>}</text:p>
      <text:p text:style-name="P16"/>
      <text:p text:style-name="P16"><text:soft-page-break/><text:s text:c="4"/>return 0;</text:p>
      <text:p text:style-name="P16">}</text:p>
      <text:p text:style-name="P16"/>
      <text:p text:style-name="P16">/**</text:p>
      <text:p text:style-name="P16">* Given a directory name and a current working directory, locate</text:p>
      <text:p text:style-name="P16">* a list of entries contained in the named directory.</text:p>
      <text:p text:style-name="P16">* @param path The path to the directory</text:p>
      <text:p text:style-name="P16">* @param current The current directory</text:p>
      <text:p text:style-name="P16">* @return A list of directory entries, or NULL if it doesn't exist</text:p>
      <text:p text:style-name="P16">*/</text:p>
      <text:p text:style-name="P16">dirEnt * findDir(const char * path, const dirEnt * current) <text:s text:c="2"/>{</text:p>
      <text:p text:style-name="P16"><text:s text:c="4"/>if (path == NULL || strlen(path) == 0) <text:s text:c="2"/>//Base case</text:p>
      <text:p text:style-name="P16"><text:s text:c="8"/>return NULL;</text:p>
      <text:p text:style-name="P16"/>
      <text:p text:style-name="P16"><text:s text:c="4"/>char *first, *remaining;</text:p>
      <text:p text:style-name="P16"><text:s text:c="4"/>first = (char*) malloc(sizeof(char) * strlen(path));</text:p>
      <text:p text:style-name="P16"><text:s text:c="4"/>remaining = (char*) malloc(sizeof(char) * strlen(path));</text:p>
      <text:p text:style-name="P16"><text:s text:c="4"/>first = getFirstElement(first, path);</text:p>
      <text:p text:style-name="P16"><text:s text:c="4"/>remaining = getRemaining(remaining, path);</text:p>
      <text:p text:style-name="P16"/>
      <text:p text:style-name="P16"><text:s text:c="4"/>//Locate first element in current directory</text:p>
      <text:p text:style-name="P16"><text:s text:c="4"/>dirEnt dir_Ent;</text:p>
      <text:p text:style-name="P16"><text:s text:c="4"/>if (!findDirEntry(&amp;dir_Ent, current, first, 1)) {</text:p>
      <text:p text:style-name="P16"><text:s text:c="8"/>return NULL;</text:p>
      <text:p text:style-name="P16"><text:s text:c="4"/>}</text:p>
      <text:p text:style-name="P16"/>
      <text:p text:style-name="P16"><text:s text:c="4"/>//Load in next directory and recurse down</text:p>
      <text:p text:style-name="P16"><text:s text:c="4"/>int cluster = (dir_Ent.dir_fstClusHI &lt;&lt; 2) | dir_Ent.dir_fstClusLO;</text:p>
      <text:p text:style-name="P16"><text:s text:c="4"/>dirEnt * next_dir = read_cluster_dirEnt(cluster);</text:p>
      <text:p text:style-name="P16"><text:s text:c="4"/>dirEnt * ret = findDir(remaining, next_dir);</text:p>
      <text:p text:style-name="P16"><text:s text:c="4"/>int no_more_path = (remaining == NULL || strlen(remaining) == 0);</text:p>
      <text:p text:style-name="P16"><text:s text:c="4"/>free(first);</text:p>
      <text:p text:style-name="P16"><text:s text:c="4"/>free(remaining);</text:p>
      <text:p text:style-name="P16"><text:s text:c="4"/>if (ret == NULL &amp;&amp; no_more_path) <text:s text:c="3"/>{</text:p>
      <text:p text:style-name="P16"><text:s text:c="8"/>return next_dir;</text:p>
      <text:p text:style-name="P16"><text:s text:c="4"/>}</text:p>
      <text:p text:style-name="P16"><text:s text:c="4"/>free(next_dir);</text:p>
      <text:p text:style-name="P16"><text:s text:c="4"/>return ret;</text:p>
      <text:p text:style-name="P16">}</text:p>
      <text:p text:style-name="P16"/>
      <text:p text:style-name="P16">/**</text:p>
      <text:p text:style-name="P16">* Changes the current working directory to the specified path</text:p>
      <text:p text:style-name="P16">* @param path The absolute or relative path of the file</text:p>
      <text:p text:style-name="P16">* @return 1 on success, -1 on failure</text:p>
      <text:p text:style-name="P16">*/</text:p>
      <text:p text:style-name="P16">int OS_cd(const char * path) <text:s text:c="3"/>{</text:p>
      <text:p text:style-name="P16"><text:s text:c="4"/>if(path == NULL || strlen(path) == 0) <text:s text:c="3"/>{</text:p>
      <text:p text:style-name="P16"><text:s text:c="8"/>return -1;</text:p>
      <text:p text:style-name="P16"><text:s text:c="4"/>}</text:p>
      <text:p text:style-name="P16"/>
      <text:p text:style-name="P16"><text:s text:c="4"/>if (fat_fd == -1) <text:s text:c="3"/>{ <text:s text:c="2"/>//If directory hasn't been loaded yet</text:p>
      <text:p text:style-name="P16"><text:s text:c="8"/>int err = init_fat(); <text:s text:c="2"/>//Load the FAT volume</text:p>
      <text:p text:style-name="P16"><text:s text:c="8"/>if (err == -1) <text:s/></text:p>
      <text:p text:style-name="P16"><text:s text:c="12"/>return -1;</text:p>
      <text:p text:style-name="P16"><text:s text:c="4"/>}</text:p>
      <text:p text:style-name="P16"/>
      <text:p text:style-name="P16"><text:s text:c="4"/>dirEnt * current = OS_readDir(path);</text:p>
      <text:p text:style-name="P16"><text:s text:c="4"/>if (current == NULL)</text:p>
      <text:p text:style-name="P16"><text:s text:c="8"/>return -1;</text:p>
      <text:p text:style-name="P16"/>
      <text:p text:style-name="P16"><text:s text:c="4"/>if (cwd_entries != root_entries &amp;&amp; cwd_entries != current)</text:p>
      <text:p text:style-name="P16"><text:s text:c="8"/>free(cwd_entries);</text:p>
      <text:p text:style-name="P16"/>
      <text:p text:style-name="P16"><text:s text:c="4"/>if (path[0] == '/')</text:p>
      <text:p text:style-name="P16"><text:s text:c="8"/>strcpy(cwd_path, path);</text:p>
      <text:p text:style-name="P16"><text:s text:c="4"/>else</text:p>
      <text:p text:style-name="P16"><text:s text:c="8"/>strcat(cwd_path, path);</text:p>
      <text:p text:style-name="P16"/>
      <text:p text:style-name="P16"><text:s text:c="4"/>cwd_entries = current;</text:p>
      <text:p text:style-name="P16"><text:s text:c="4"/>cwd_cluster = readDir_cluster;</text:p>
      <text:p text:style-name="P16"><text:s text:c="4"/>return 1;</text:p>
      <text:p text:style-name="P16">}</text:p>
      <text:p text:style-name="P16"/>
      <text:p text:style-name="P16">/**</text:p>
      <text:p text:style-name="P16">* Opens a file specified by path to be read/written to</text:p>
      <text:p text:style-name="P16">* @param path The absolute or relative path of the file</text:p>
      <text:p text:style-name="P16">* @return The file descriptor to be used, or -1 on failure</text:p>
      <text:p text:style-name="P16">*/</text:p>
      <text:p text:style-name="P16">int OS_open(const char * path) <text:s/>{</text:p>
      <text:p text:style-name="P16"><text:s text:c="4"/>if (fat_fd == -1) <text:s text:c="3"/>{ <text:s text:c="2"/>//If directory hasn't been loaded yet</text:p>
      <text:p text:style-name="P16"><text:s text:c="8"/>int err = init_fat(); <text:s text:c="2"/>//Load the FAT volume</text:p>
      <text:p text:style-name="P16"><text:s text:c="8"/>if (err == -1) <text:s/></text:p>
      <text:p text:style-name="P16"><text:s text:c="12"/>return -1;</text:p>
      <text:p text:style-name="P16"><text:s text:c="4"/>}</text:p>
      <text:p text:style-name="P16"/>
      <text:p text:style-name="P16"><text:s text:c="4"/>//Get the file name and the path name</text:p>
      <text:p text:style-name="P16"><text:s text:c="4"/>char * filename = malloc(sizeof(char) * strlen(path));</text:p>
      <text:p text:style-name="P16"><text:s text:c="4"/>char * pathname = malloc(sizeof(char) * strlen(path));</text:p>
      <text:p text:style-name="P16"><text:s text:c="4"/>char * buff = malloc(sizeof(char) * strlen(path));</text:p>
      <text:p text:style-name="P16"><text:s text:c="4"/>pathname = getRemaining(pathname, path);</text:p>
      <text:p text:style-name="P16"><text:s text:c="4"/>filename = getFirstElement(filename, path);</text:p>
      <text:p text:style-name="P16"/>
      <text:p text:style-name="P16"><text:s text:c="4"/>while (pathname != NULL) {</text:p>
      <text:p text:style-name="P16"><text:s text:c="8"/>buff = pathname;</text:p>
      <text:p text:style-name="P16"><text:soft-page-break/><text:s text:c="8"/>filename = getFirstElement(filename, buff);</text:p>
      <text:p text:style-name="P16"><text:s text:c="8"/>pathname = getRemaining(pathname, buff);</text:p>
      <text:p text:style-name="P16"><text:s text:c="4"/>}</text:p>
      <text:p text:style-name="P16"/>
      <text:p text:style-name="P16"><text:s text:c="4"/>free(buff);</text:p>
      <text:p text:style-name="P16"/>
      <text:p text:style-name="P16"><text:s text:c="4"/>pathname = malloc(sizeof(char) * strlen(path));</text:p>
      <text:p text:style-name="P16"><text:s text:c="4"/>int pathlen = strstr(path, filename) - path;</text:p>
      <text:p text:style-name="P16"><text:s text:c="4"/>strncpy(pathname, path, pathlen);</text:p>
      <text:p text:style-name="P16"><text:s text:c="4"/>pathname[pathlen] = '\0';</text:p>
      <text:p text:style-name="P16"/>
      <text:p text:style-name="P16"><text:s text:c="4"/>dirEnt * current = OS_readDir(pathname);</text:p>
      <text:p text:style-name="P16"/>
      <text:p text:style-name="P16"><text:s text:c="4"/>if (current == NULL)</text:p>
      <text:p text:style-name="P16"><text:s text:c="8"/>return -1;</text:p>
      <text:p text:style-name="P16"/>
      <text:p text:style-name="P16"><text:s text:c="4"/>dirEnt file;</text:p>
      <text:p text:style-name="P16"><text:s text:c="4"/>if (!findDirEntry(&amp;file, current, filename, 0)) {</text:p>
      <text:p text:style-name="P16"><text:s text:c="8"/>return -1;</text:p>
      <text:p text:style-name="P16"><text:s text:c="4"/>}</text:p>
      <text:p text:style-name="P16"/>
      <text:p text:style-name="P16"><text:s text:c="4"/>free(current); <text:s/>//Avoid memory leaks</text:p>
      <text:p text:style-name="P16"/>
      <text:p text:style-name="P16"><text:s text:c="4"/>//Find the first available file descriptor</text:p>
      <text:p text:style-name="P16"><text:s text:c="4"/>int fd = 0;</text:p>
      <text:p text:style-name="P16"><text:s text:c="4"/>while (fd &lt; NUM_FD &amp;&amp; fd_base[fd] != -1)</text:p>
      <text:p text:style-name="P16"><text:s text:c="8"/>fd ++;</text:p>
      <text:p text:style-name="P16"/>
      <text:p text:style-name="P16"><text:s text:c="4"/>fd_base[fd] = (file.dir_fstClusHI &lt;&lt; 2) | (file.dir_fstClusLO);</text:p>
      <text:p text:style-name="P16"><text:s text:c="4"/>fd_dirEnt[fd] = file;</text:p>
      <text:p text:style-name="P16"><text:s text:c="4"/>fd_parent_cluster[fd] = readDir_cluster;</text:p>
      <text:p text:style-name="P16"/>
      <text:p text:style-name="P16"><text:s text:c="4"/>return fd;</text:p>
      <text:p text:style-name="P16">}</text:p>
      <text:p text:style-name="P16"/>
      <text:p text:style-name="P16">/**</text:p>
      <text:p text:style-name="P16">* Close an opened file specified by fd</text:p>
      <text:p text:style-name="P16">* @param fd The file descriptor of the file to be closed</text:p>
      <text:p text:style-name="P16">* @preturn 1 on success, -1 on failure</text:p>
      <text:p text:style-name="P16">*/</text:p>
      <text:p text:style-name="P16">int OS_close(int fd) {</text:p>
      <text:p text:style-name="P16"><text:s text:c="4"/>if (fat_fd == -1) <text:s text:c="3"/>{ <text:s text:c="2"/>//If directory hasn't been loaded yet</text:p>
      <text:p text:style-name="P16"><text:s text:c="8"/>int err = init_fat(); <text:s text:c="2"/>//Load the FAT volume</text:p>
      <text:p text:style-name="P16"><text:s text:c="8"/>if (err == -1) <text:s/></text:p>
      <text:p text:style-name="P16"><text:s text:c="12"/>return -1;</text:p>
      <text:p text:style-name="P16"><text:s text:c="4"/>}</text:p>
      <text:p text:style-name="P16"/>
      <text:p text:style-name="P16"><text:s text:c="4"/>if (fd &lt; 0 || fd &gt; NUM_FD || fd_base[fd] == -1)</text:p>
      <text:p text:style-name="P16"><text:s text:c="8"/>return -1;</text:p>
      <text:p text:style-name="P16"/>
      <text:p text:style-name="P16"><text:s text:c="4"/></text:p>
      <text:p text:style-name="P16"><text:s text:c="4"/>fd_base[fd] = -1;</text:p>
      <text:p text:style-name="P16"><text:s text:c="4"/>free(fd_path[fd]);</text:p>
      <text:p text:style-name="P16"/>
      <text:p text:style-name="P16"><text:s text:c="4"/>return 1;</text:p>
      <text:p text:style-name="P16">}</text:p>
      <text:p text:style-name="P16"/>
      <text:p text:style-name="P16">/**</text:p>
      <text:p text:style-name="P16">* Read nbytes of a file from offset into buf</text:p>
      <text:p text:style-name="P16">* @param fildes A previously opened file</text:p>
      <text:p text:style-name="P16">* @param buf A buffer of at least nbyte size</text:p>
      <text:p text:style-name="P16">* @param nbyte The number of bytes to read</text:p>
      <text:p text:style-name="P16">* @param offset The offset in the file to begin reading</text:p>
      <text:p text:style-name="P16">* @return The number of bytes read, or -1 otherwise</text:p>
      <text:p text:style-name="P16">*/</text:p>
      <text:p text:style-name="P16">int OS_read(int fildes, void * buf, int nbyte, int offset) <text:s/>{</text:p>
      <text:p text:style-name="P16"><text:s text:c="4"/>if (fat_fd == -1) <text:s text:c="3"/>{ <text:s text:c="2"/>//If directory hasn't been loaded yet</text:p>
      <text:p text:style-name="P16"><text:s text:c="8"/>int err = init_fat(); <text:s text:c="2"/>//Load the FAT volume</text:p>
      <text:p text:style-name="P16"><text:s text:c="8"/>if (err == -1) <text:s/></text:p>
      <text:p text:style-name="P16"><text:s text:c="12"/>return -1;</text:p>
      <text:p text:style-name="P16"><text:s text:c="4"/>}</text:p>
      <text:p text:style-name="P16"/>
      <text:p text:style-name="P16"><text:s text:c="4"/>if (fildes &lt; 0 || fildes &gt; NUM_FD || fd_base[fildes] == -1)</text:p>
      <text:p text:style-name="P16"><text:s text:c="8"/>return -1;</text:p>
      <text:p text:style-name="P16"/>
      <text:p text:style-name="P16"><text:s text:c="4"/>int bytesPerClus = bpb_struct.BPB_SecPerClus * bpb_struct.BPB_BytsPerSec;</text:p>
      <text:p text:style-name="P16"/>
      <text:p text:style-name="P16"><text:s text:c="4"/>//Calculate offset in cluster and how many links on cluster chain to follow</text:p>
      <text:p text:style-name="P16"><text:s text:c="4"/>int cluster_offset = offset % bytesPerClus;</text:p>
      <text:p text:style-name="P16"><text:s text:c="4"/>int cluster_num = offset / bytesPerClus; </text:p>
      <text:p text:style-name="P16"><text:s text:c="4"/>int cluster = fd_base[fildes];</text:p>
      <text:p text:style-name="P16"/>
      <text:p text:style-name="P16"><text:s text:c="4"/>int count = 0; <text:s/>//Count tracks the number of cluster chains reached</text:p>
      <text:p text:style-name="P16"><text:s text:c="4"/>while(count &lt; cluster_num) <text:s/>{</text:p>
      <text:p text:style-name="P16"><text:s text:c="8"/>int next = value_in_FAT(cluster);</text:p>
      <text:p text:style-name="P16"><text:s text:c="8"/>if (fsys_type == 0x01 &amp;&amp; cluster &gt;= 0xFFF8)</text:p>
      <text:p text:style-name="P16"><text:s text:c="12"/>break;</text:p>
      <text:p text:style-name="P16"><text:s text:c="8"/>if (fsys_type == 0x02 &amp;&amp; cluster &gt;= 0x0FFFFFF8)</text:p>
      <text:p text:style-name="P16"><text:s text:c="12"/>break;</text:p>
      <text:p text:style-name="P16"><text:s text:c="8"/>cluster = next;</text:p>
      <text:p text:style-name="P16"><text:s text:c="8"/>count ++;</text:p>
      <text:p text:style-name="P16"><text:s text:c="4"/>}</text:p>
      <text:p text:style-name="P16"/>
      <text:p text:style-name="P16"><text:s text:c="4"/>if (count &lt; cluster_num) <text:s text:c="3"/>//Reached end of cluster chain before offset</text:p>
      <text:p text:style-name="P16"><text:soft-page-break/><text:s text:c="8"/>return -1;</text:p>
      <text:p text:style-name="P16"/>
      <text:p text:style-name="P16"><text:s text:c="4"/>int bytesRead = 0; <text:s text:c="2"/>//Tracks the number of bytes read</text:p>
      <text:p text:style-name="P16"><text:s text:c="4"/>count = -1;</text:p>
      <text:p text:style-name="P16"/>
      <text:p text:style-name="P16"><text:s text:c="4"/>//Seek to sector of cluster and cluster offset</text:p>
      <text:p text:style-name="P16"><text:s text:c="4"/>int sector = (cluster - 2) * bpb_struct.BPB_SecPerClus + data_sec;</text:p>
      <text:p text:style-name="P16"><text:s text:c="4"/>lseek(fat_fd, sector * bpb_struct.BPB_BytsPerSec + cluster_offset, SEEK_SET);</text:p>
      <text:p text:style-name="P16"/>
      <text:p text:style-name="P16"><text:s text:c="4"/>int untilEOF = fd_dirEnt[fildes].dir_fileSize - bytesRead - offset;</text:p>
      <text:p text:style-name="P16"><text:s text:c="4"/>int untilEOC = bytesPerClus - cluster_offset - bytesRead;</text:p>
      <text:p text:style-name="P16"/>
      <text:p text:style-name="P16"><text:s text:c="4"/>//Break if we've read the number of bytes or we count 0 bytes read -&gt; end of file</text:p>
      <text:p text:style-name="P16"><text:s text:c="4"/>while (bytesRead &lt; nbyte &amp;&amp; count != 0 &amp;&amp; untilEOF &gt; 0) <text:s/>{</text:p>
      <text:p text:style-name="P16"><text:s text:c="8"/>//Read either nbytes or until end of cluster or until end of file</text:p>
      <text:p text:style-name="P16"><text:s text:c="8"/>if (untilEOF &lt; untilEOC &amp;&amp; untilEOF &lt; (nbyte - bytesRead)) <text:s/>{</text:p>
      <text:p text:style-name="P16"><text:s text:c="12"/>count = read(fat_fd, buf + bytesRead, untilEOF);</text:p>
      <text:p text:style-name="P16"><text:s text:c="8"/>} else if (untilEOF &gt; (nbyte - bytesRead) &amp;&amp; (nbyte - bytesRead) &lt; untilEOC) <text:s text:c="3"/>{</text:p>
      <text:p text:style-name="P16"><text:s text:c="12"/>count = read(fat_fd, buf + bytesRead, nbyte - bytesRead);</text:p>
      <text:p text:style-name="P16"><text:s text:c="8"/>} else <text:s/>{</text:p>
      <text:p text:style-name="P16"><text:s text:c="12"/>count = read(fat_fd, buf + bytesRead, untilEOC);</text:p>
      <text:p text:style-name="P16"><text:s text:c="12"/>//Go to next cluster</text:p>
      <text:p text:style-name="P16"><text:s text:c="12"/>cluster = value_in_FAT(cluster);</text:p>
      <text:p text:style-name="P16"><text:s text:c="12"/>if (fsys_type == 0x01 &amp;&amp; cluster &gt;= 0xFFF8)</text:p>
      <text:p text:style-name="P16"><text:s text:c="16"/>break;</text:p>
      <text:p text:style-name="P16"><text:s text:c="12"/>if (fsys_type == 0x02 &amp;&amp; cluster &gt;= 0x0FFFFFF8)</text:p>
      <text:p text:style-name="P16"><text:s text:c="16"/>break;</text:p>
      <text:p text:style-name="P16"><text:s text:c="12"/>sector = (cluster - 2) * bpb_struct.BPB_SecPerClus + data_sec;</text:p>
      <text:p text:style-name="P16"><text:s text:c="12"/>lseek(fat_fd, sector * bpb_struct.BPB_BytsPerSec, SEEK_SET);</text:p>
      <text:p text:style-name="P16"><text:s text:c="12"/>cluster_offset = 0;</text:p>
      <text:p text:style-name="P16"><text:s text:c="12"/>untilEOC = bytesPerClus + count;</text:p>
      <text:p text:style-name="P16"><text:s text:c="8"/>}</text:p>
      <text:p text:style-name="P16"><text:s text:c="8"/>bytesRead += count;</text:p>
      <text:p text:style-name="P16"><text:s text:c="8"/>untilEOF -= count;</text:p>
      <text:p text:style-name="P16"><text:s text:c="8"/>untilEOC -= count;</text:p>
      <text:p text:style-name="P16"><text:s text:c="4"/>}</text:p>
      <text:p text:style-name="P16"/>
      <text:p text:style-name="P16"><text:s text:c="4"/>return bytesRead;</text:p>
      <text:p text:style-name="P16">}</text:p>
      <text:p text:style-name="P16"/>
      <text:p text:style-name="P16">/**</text:p>
      <text:p text:style-name="P16">* Gives a list of directory entries contained in a directory</text:p>
      <text:p text:style-name="P16">* @param dirname The path to the directory</text:p>
      <text:p text:style-name="P16">* @return An array of dirEnts</text:p>
      <text:p text:style-name="P16">*/</text:p>
      <text:p text:style-name="P16">dirEnt * OS_readDir(const char * dirname) <text:s/>{</text:p>
      <text:p text:style-name="P16"><text:s text:c="4"/>if (fat_fd == -1) <text:s text:c="3"/>{ <text:s text:c="2"/>//If directory hasn't been loaded yet</text:p>
      <text:p text:style-name="P16"><text:s text:c="8"/>int err = init_fat(); <text:s text:c="2"/>//Load the FAT volume</text:p>
      <text:p text:style-name="P16"><text:s text:c="8"/>if (err == -1) <text:s/></text:p>
      <text:p text:style-name="P16"><text:s text:c="12"/>return NULL;</text:p>
      <text:p text:style-name="P16"><text:s text:c="4"/>}</text:p>
      <text:p text:style-name="P16"/>
      <text:p text:style-name="P16"><text:s text:c="4"/>dirEnt * current = cwd_entries;</text:p>
      <text:p text:style-name="P16"/>
      <text:p text:style-name="P16"><text:s text:c="4"/>const char * truncated_dirname;</text:p>
      <text:p text:style-name="P16"><text:s text:c="4"/>int at_root = 0;</text:p>
      <text:p text:style-name="P16"/>
      <text:p text:style-name="P16"><text:s text:c="4"/>//If absolute path name start path at /</text:p>
      <text:p text:style-name="P16"><text:s text:c="4"/>if (dirname[0] == '/') {</text:p>
      <text:p text:style-name="P16"><text:s text:c="8"/>at_root = 1;</text:p>
      <text:p text:style-name="P16"><text:s text:c="8"/>current = read_cluster_dirEnt(0); <text:s text:c="2"/>//Read in cluster 0, which represents root</text:p>
      <text:p text:style-name="P16"><text:s text:c="8"/>truncated_dirname = dirname + 1;</text:p>
      <text:p text:style-name="P16"><text:s text:c="4"/>} else <text:s/>{</text:p>
      <text:p text:style-name="P16"><text:s text:c="8"/>truncated_dirname = dirname;</text:p>
      <text:p text:style-name="P16"><text:s text:c="4"/>}</text:p>
      <text:p text:style-name="P16"/>
      <text:p text:style-name="P16"><text:s text:c="4"/>dirEnt * ret = findDir(truncated_dirname, current);</text:p>
      <text:p text:style-name="P16"><text:s text:c="4"/>if (ret == NULL &amp;&amp; strlen(truncated_dirname) == 0) <text:s/>{</text:p>
      <text:p text:style-name="P16"><text:s text:c="8"/>return current;</text:p>
      <text:p text:style-name="P16"><text:s text:c="4"/>}</text:p>
      <text:p text:style-name="P16"><text:s text:c="4"/>else if (ret == NULL) <text:s text:c="2"/>{</text:p>
      <text:p text:style-name="P16"><text:s text:c="8"/>if (at_root)</text:p>
      <text:p text:style-name="P16"><text:s text:c="12"/>free(current);</text:p>
      <text:p text:style-name="P16"><text:s text:c="8"/>return NULL;</text:p>
      <text:p text:style-name="P16"><text:s text:c="4"/>}</text:p>
      <text:p text:style-name="P16"><text:s text:c="4"/>if (at_root)</text:p>
      <text:p text:style-name="P16"><text:s text:c="8"/>free(current);</text:p>
      <text:p text:style-name="P16"><text:s text:c="4"/>return ret;</text:p>
      <text:p text:style-name="P16">}</text:p>
      <text:p text:style-name="P16"/>
      <text:p text:style-name="P16">/**</text:p>
      <text:p text:style-name="P16">* Write at a cluster number, updating the FAT and going to another cluster if</text:p>
      <text:p text:style-name="P16">* necessary.</text:p>
      <text:p text:style-name="P16">* @param cluster The cluster number to be written to</text:p>
      <text:p text:style-name="P16">* @param buf The buffer of bytes to be written</text:p>
      <text:p text:style-name="P16">* @param nbytes The number of bytes to write</text:p>
      <text:p text:style-name="P16">* @param offset The offset at which to write</text:p>
      <text:p text:style-name="P16">* @return The number of bytes written, or -1 on failure</text:p>
      <text:p text:style-name="P16">*/</text:p>
      <text:p text:style-name="P16">int write_cluster(int cluster, const void * buf, int nbytes, int offset) <text:s/>{</text:p>
      <text:p text:style-name="P16"><text:s text:c="4"/>int bytesPerClus = bpb_struct.BPB_SecPerClus * bpb_struct.BPB_BytsPerSec;</text:p>
      <text:p text:style-name="P16"/>
      <text:p text:style-name="P16"><text:s text:c="4"/>int cluster_offset = offset % bytesPerClus;</text:p>
      <text:p text:style-name="P16"><text:s text:c="4"/>int cluster_num = offset / bytesPerClus;</text:p>
      <text:p text:style-name="P16"><text:soft-page-break/></text:p>
      <text:p text:style-name="P16"><text:s text:c="4"/>int count = 0;</text:p>
      <text:p text:style-name="P16"><text:s text:c="4"/>while(count &lt; cluster_num) <text:s/>{</text:p>
      <text:p text:style-name="P16"><text:s text:c="8"/>int next = value_in_FAT(cluster);</text:p>
      <text:p text:style-name="P16"><text:s text:c="8"/>if (fsys_type == 0x01 &amp;&amp; cluster &gt;= 0xFFF8)</text:p>
      <text:p text:style-name="P16"><text:s text:c="12"/>break;</text:p>
      <text:p text:style-name="P16"><text:s text:c="8"/>if (fsys_type == 0x02 &amp;&amp; cluster &gt;= 0x0FFFFFF8)</text:p>
      <text:p text:style-name="P16"><text:s text:c="12"/>break;</text:p>
      <text:p text:style-name="P16"><text:s text:c="8"/>cluster = next;</text:p>
      <text:p text:style-name="P16"><text:s text:c="12"/>count ++;</text:p>
      <text:p text:style-name="P16"><text:s text:c="4"/>}</text:p>
      <text:p text:style-name="P16"/>
      <text:p text:style-name="P16"><text:s text:c="4"/>if (count &lt; cluster_num)</text:p>
      <text:p text:style-name="P16"><text:s text:c="8"/>return -1;</text:p>
      <text:p text:style-name="P16"/>
      <text:p text:style-name="P16"><text:s text:c="4"/>int bytesWritten = 0; //Tracks the number of bytes written</text:p>
      <text:p text:style-name="P16"><text:s text:c="4"/>count = -1;</text:p>
      <text:p text:style-name="P16"/>
      <text:p text:style-name="P16"><text:s text:c="4"/>//Seek to sector of cluster and cluster offset</text:p>
      <text:p text:style-name="P16"><text:s text:c="4"/>int sector = (cluster - 2) * bpb_struct.BPB_SecPerClus + data_sec;</text:p>
      <text:p text:style-name="P16"><text:s text:c="4"/>if (cluster == 0) <text:s text:c="2"/>{</text:p>
      <text:p text:style-name="P16"><text:s text:c="8"/>if (fsys_type == 0x01)</text:p>
      <text:p text:style-name="P16"><text:s text:c="12"/>sector = root_sec;</text:p>
      <text:p text:style-name="P16"><text:s text:c="8"/>else if (fsys_type == 0x02)</text:p>
      <text:p text:style-name="P16"><text:s text:c="12"/>sector = (ebr_fat32.BPB_RootClus - 2) * bpb_struct.BPB_SecPerClus + data_sec;</text:p>
      <text:p text:style-name="P16"><text:s text:c="4"/>}</text:p>
      <text:p text:style-name="P16"><text:s text:c="4"/>lseek(fat_fd, sector * bpb_struct.BPB_BytsPerSec + cluster_offset, SEEK_SET);</text:p>
      <text:p text:style-name="P16"/>
      <text:p text:style-name="P16"><text:s text:c="4"/>int untilEOC = bytesPerClus - cluster_offset - bytesWritten;</text:p>
      <text:p text:style-name="P16"><text:s text:c="4"/>int required_clusters = (nbytes - untilEOC) / bytesPerClus;</text:p>
      <text:p text:style-name="P16"><text:s text:c="4"/>if (available_clusters &lt; required_clusters) //Break if we won't have enough space</text:p>
      <text:p text:style-name="P16"><text:s text:c="8"/>return -1;</text:p>
      <text:p text:style-name="P16"/>
      <text:p text:style-name="P16"><text:s text:c="4"/>//Only break if we've written the number of bytes required</text:p>
      <text:p text:style-name="P16"><text:s text:c="4"/>while (bytesWritten &lt; nbytes) <text:s/>{</text:p>
      <text:p text:style-name="P16"><text:s text:c="8"/>if ((nbytes - bytesWritten) &lt; untilEOC) {</text:p>
      <text:p text:style-name="P16"><text:s text:c="12"/>count = write(fat_fd, buf + bytesWritten, nbytes - bytesWritten);</text:p>
      <text:p text:style-name="P16"><text:s text:c="8"/>} else <text:s/>{</text:p>
      <text:p text:style-name="P16"><text:s text:c="12"/>count = write(fat_fd, buf + bytesWritten, untilEOC);</text:p>
      <text:p text:style-name="P16"><text:s text:c="12"/>//Find next cluster</text:p>
      <text:p text:style-name="P16"><text:s text:c="12"/>int next_cluster = find_free_cluster();</text:p>
      <text:p text:style-name="P16"><text:s text:c="12"/>set_cluster_value(cluster, next_cluster);</text:p>
      <text:p text:style-name="P16"><text:s text:c="12"/>set_cluster_value(next_cluster, -1);</text:p>
      <text:p text:style-name="P16"><text:s text:c="12"/>cluster = next_cluster;</text:p>
      <text:p text:style-name="P16"><text:s text:c="12"/>sector = (cluster - 2) * bpb_struct.BPB_SecPerClus + data_sec;</text:p>
      <text:p text:style-name="P16"><text:s text:c="12"/>lseek(fat_fd, sector * bpb_struct.BPB_BytsPerSec, SEEK_SET);</text:p>
      <text:p text:style-name="P16"><text:s text:c="12"/>cluster_offset = 0;</text:p>
      <text:p text:style-name="P16"><text:s text:c="12"/>untilEOC = bytesPerClus + count;</text:p>
      <text:p text:style-name="P16"><text:s text:c="12"/>available_clusters --;</text:p>
      <text:p text:style-name="P16"><text:s text:c="8"/>}</text:p>
      <text:p text:style-name="P16"><text:s text:c="8"/>bytesWritten += count;</text:p>
      <text:p text:style-name="P16"><text:s text:c="8"/>untilEOC -= count;</text:p>
      <text:p text:style-name="P16"><text:s text:c="4"/>}</text:p>
      <text:p text:style-name="P16"/>
      <text:p text:style-name="P16"><text:s text:c="4"/>return bytesWritten;</text:p>
      <text:p text:style-name="P16">}</text:p>
      <text:p text:style-name="P16"/>
      <text:p text:style-name="P16">/**</text:p>
      <text:p text:style-name="P16">* Find the index at which entry is located in the cluster. This includes</text:p>
      <text:p text:style-name="P16">* entries of 0xE5.</text:p>
      <text:p text:style-name="P16">* @param cluster The cluster to be examined</text:p>
      <text:p text:style-name="P16">* @param entry The entry to be searched for</text:p>
      <text:p text:style-name="P16">* @return The index, or -1 * the number of entries looked at if it isn't found</text:p>
      <text:p text:style-name="P16">*/</text:p>
      <text:p text:style-name="P16">int find_dirEnt_match(int cluster, dirEnt entry) <text:s text:c="3"/>{</text:p>
      <text:p text:style-name="P16"><text:s text:c="4"/>int curr = cluster;</text:p>
      <text:p text:style-name="P16"><text:s text:c="4"/>int sector = (curr - 2) * bpb_struct.BPB_SecPerClus + data_sec;</text:p>
      <text:p text:style-name="P16"/>
      <text:p text:style-name="P16"><text:s text:c="4"/>readDir_cluster = cluster;</text:p>
      <text:p text:style-name="P16"/>
      <text:p text:style-name="P16"><text:s text:c="4"/>if (curr == 0) <text:s/>{</text:p>
      <text:p text:style-name="P16"><text:s text:c="8"/>if (fsys_type == 0x01) <text:s/>{</text:p>
      <text:p text:style-name="P16"><text:s text:c="12"/>sector = root_sec;</text:p>
      <text:p text:style-name="P16"><text:s text:c="8"/>} else if (fsys_type == 0x02) <text:s text:c="2"/>{</text:p>
      <text:p text:style-name="P16"><text:s text:c="12"/>curr = ebr_fat32.BPB_RootClus;</text:p>
      <text:p text:style-name="P16"><text:s text:c="12"/>readDir_cluster = curr;</text:p>
      <text:p text:style-name="P16"><text:s text:c="12"/>sector = (curr - 2) * bpb_struct.BPB_SecPerClus + data_sec;</text:p>
      <text:p text:style-name="P16"><text:s text:c="8"/>}</text:p>
      <text:p text:style-name="P16"><text:s text:c="4"/>}</text:p>
      <text:p text:style-name="P16"/>
      <text:p text:style-name="P16"><text:s text:c="4"/>lseek(fat_fd, sector * bpb_struct.BPB_BytsPerSec, SEEK_SET);</text:p>
      <text:p text:style-name="P16"><text:s text:c="4"/>int entry_count = 0;</text:p>
      <text:p text:style-name="P16"><text:s text:c="4"/>int cluster_count = 0;</text:p>
      <text:p text:style-name="P16"/>
      <text:p text:style-name="P16"><text:s text:c="4"/>char name[12];</text:p>
      <text:p text:style-name="P16"><text:s text:c="4"/>char currname[12];</text:p>
      <text:p text:style-name="P16"/>
      <text:p text:style-name="P16"><text:s text:c="4"/>strncpy(name, entry.dir_name, 11);</text:p>
      <text:p text:style-name="P16"><text:s text:c="4"/>name[11] = '\0';</text:p>
      <text:p text:style-name="P16"><text:s text:c="4"/>currname[11] = '\0';</text:p>
      <text:p text:style-name="P16"><text:s text:c="4"/>dirEnt curr_entry;</text:p>
      <text:p text:style-name="P16"><text:s text:c="4"/>while(1) <text:s text:c="3"/>{</text:p>
      <text:p text:style-name="P16"><text:s text:c="8"/>read(fat_fd, (char*)&amp;curr_entry, sizeof(dirEnt));</text:p>
      <text:p text:style-name="P16"><text:s text:c="8"/>if (curr_entry.dir_name[0] == 0) {</text:p>
      <text:p text:style-name="P16"><text:soft-page-break/><text:s text:c="12"/>break;</text:p>
      <text:p text:style-name="P16"><text:s text:c="8"/>}</text:p>
      <text:p text:style-name="P16"/>
      <text:p text:style-name="P16"><text:s text:c="8"/>strncpy(currname, curr_entry.dir_name, 11);</text:p>
      <text:p text:style-name="P16"><text:s text:c="8"/>if(strcmp(name, currname) == 0) { <text:s text:c="2"/>//Match found</text:p>
      <text:p text:style-name="P16"><text:s text:c="12"/>return entry_count;</text:p>
      <text:p text:style-name="P16"><text:s text:c="8"/>}</text:p>
      <text:p text:style-name="P16"/>
      <text:p text:style-name="P16"><text:s text:c="8"/>entry_count ++;</text:p>
      <text:p text:style-name="P16"><text:s text:c="8"/>cluster_count ++;</text:p>
      <text:p text:style-name="P16"/>
      <text:p text:style-name="P16"><text:s text:c="8"/>if ((cluster_count * sizeof(dirEnt)) &gt;= </text:p>
      <text:p text:style-name="P16"><text:s text:c="12"/>(bpb_struct.BPB_BytsPerSec * bpb_struct.BPB_SecPerClus)) <text:s text:c="3"/>{</text:p>
      <text:p text:style-name="P16"><text:s text:c="12"/>curr = value_in_FAT(curr);</text:p>
      <text:p text:style-name="P16"><text:s text:c="12"/>if (fsys_type == 0x01 &amp;&amp; curr &gt;= 0xFFF8)</text:p>
      <text:p text:style-name="P16"><text:s text:c="16"/>break;</text:p>
      <text:p text:style-name="P16"><text:s text:c="12"/>if (fsys_type == 0x02 &amp;&amp; curr &gt;= 0x0FFFFFF8)</text:p>
      <text:p text:style-name="P16"><text:s text:c="16"/>break;</text:p>
      <text:p text:style-name="P16"><text:s text:c="12"/>sector = (curr - 2) * bpb_struct.BPB_SecPerClus + data_sec;</text:p>
      <text:p text:style-name="P16"><text:s text:c="12"/>lseek(fat_fd, sector * bpb_struct.BPB_BytsPerSec, SEEK_SET);</text:p>
      <text:p text:style-name="P16"><text:s text:c="12"/>cluster_count = 0;</text:p>
      <text:p text:style-name="P16"><text:s text:c="8"/>}</text:p>
      <text:p text:style-name="P16"/>
      <text:p text:style-name="P16"><text:s text:c="4"/>}</text:p>
      <text:p text:style-name="P16"/>
      <text:p text:style-name="P16"><text:s text:c="4"/>return -1 * entry_count;</text:p>
      <text:p text:style-name="P16">}</text:p>
      <text:p text:style-name="P16"/>
      <text:p text:style-name="P16">/**</text:p>
      <text:p text:style-name="P16">* Overwrite a directory entry contained in a given cluster. If a</text:p>
      <text:p text:style-name="P16">* directory entry at path does not exist with the same name as entry, </text:p>
      <text:p text:style-name="P16">* then a new one will be created.</text:p>
      <text:p text:style-name="P16">* @param cluster The cluster </text:p>
      <text:p text:style-name="P16">* @param entry The entry to be written in the directory</text:p>
      <text:p text:style-name="P16">* @return 1 on success</text:p>
      <text:p text:style-name="P16">*/</text:p>
      <text:p text:style-name="P16">int write_dirEnt(int cluster, dirEnt entry) <text:s text:c="2"/>{</text:p>
      <text:p text:style-name="P16"><text:s text:c="4"/>int i = find_dirEnt_match(cluster, entry);</text:p>
      <text:p text:style-name="P16"><text:s text:c="4"/>if (i &lt; 0) <text:s/>{</text:p>
      <text:p text:style-name="P16"><text:s text:c="8"/>i = -1 * i;</text:p>
      <text:p text:style-name="P16"><text:s text:c="8"/>write_cluster(cluster, (void*)&amp;entry, sizeof(dirEnt), i * sizeof(dirEnt));</text:p>
      <text:p text:style-name="P16"><text:s text:c="8"/>char toWrite = '\0';</text:p>
      <text:p text:style-name="P16"><text:s text:c="8"/>write_cluster(cluster, (void*)&amp;toWrite, sizeof(char), (i+1) * sizeof(dirEnt));</text:p>
      <text:p text:style-name="P16"><text:s text:c="4"/>} else <text:s/>{</text:p>
      <text:p text:style-name="P16"><text:s text:c="8"/>write_cluster(cluster, (void*)&amp;entry, sizeof(dirEnt), i * sizeof(dirEnt));</text:p>
      <text:p text:style-name="P16"><text:s text:c="4"/>}</text:p>
      <text:p text:style-name="P16"/>
      <text:p text:style-name="P16"><text:s text:c="4"/>return 1;</text:p>
      <text:p text:style-name="P16">}</text:p>
      <text:p text:style-name="P16"/>
      <text:p text:style-name="P16">/**</text:p>
      <text:p text:style-name="P16">* Create a new directory entry at the specified path with </text:p>
      <text:p text:style-name="P16">* the desired attribute</text:p>
      <text:p text:style-name="P16">* @param path The path to the entry</text:p>
      <text:p text:style-name="P16">* @param attr The desired dirEnt attribute</text:p>
      <text:p text:style-name="P16">* @return 1 if created, -1 if path is invalid, -2 if final</text:p>
      <text:p text:style-name="P16">* <text:s text:c="2"/>path element already exists</text:p>
      <text:p text:style-name="P16">*/</text:p>
      <text:p text:style-name="P16">int create_new_dirEnt(const char * path, char attr) {</text:p>
      <text:p text:style-name="P16"><text:s text:c="4"/>if (fat_fd == -1) <text:s text:c="2"/>{</text:p>
      <text:p text:style-name="P16"><text:s text:c="8"/>int err = init_fat();</text:p>
      <text:p text:style-name="P16"><text:s text:c="8"/>if (err == -1)</text:p>
      <text:p text:style-name="P16"><text:s text:c="12"/>return -1;</text:p>
      <text:p text:style-name="P16"><text:s text:c="4"/>}</text:p>
      <text:p text:style-name="P16"/>
      <text:p text:style-name="P16"><text:s text:c="4"/>char *filename, *pathname;</text:p>
      <text:p text:style-name="P16"><text:s text:c="4"/>pathname = malloc(sizeof(char) * strlen(path));</text:p>
      <text:p text:style-name="P16"><text:s text:c="4"/>filename = malloc(sizeof(char) * strlen(path));</text:p>
      <text:p text:style-name="P16"><text:s text:c="4"/>separate_path(filename, pathname, path); </text:p>
      <text:p text:style-name="P16"/>
      <text:p text:style-name="P16"><text:s text:c="4"/>dirEnt * current = OS_readDir(pathname);</text:p>
      <text:p text:style-name="P16"/>
      <text:p text:style-name="P16"/>
      <text:p text:style-name="P16"><text:s text:c="4"/>if(current == NULL)</text:p>
      <text:p text:style-name="P16"><text:s text:c="8"/>return -1; <text:s/>//Invalid path</text:p>
      <text:p text:style-name="P16"><text:s text:c="4"/></text:p>
      <text:p text:style-name="P16"><text:s text:c="4"/>dirEnt file;</text:p>
      <text:p text:style-name="P16"><text:s text:c="4"/>if(findDirEntry(&amp;file, current, filename, 0)) <text:s text:c="2"/>{</text:p>
      <text:p text:style-name="P16"><text:s text:c="8"/>//File with desired name already exists</text:p>
      <text:p text:style-name="P16"><text:s text:c="8"/>return -2;</text:p>
      <text:p text:style-name="P16"><text:s text:c="4"/>}</text:p>
      <text:p text:style-name="P16"/>
      <text:p text:style-name="P16"><text:s text:c="4"/>dirEnt toWrite;</text:p>
      <text:p text:style-name="P16"><text:s text:c="4"/>toWrite.dir_attr = attr;</text:p>
      <text:p text:style-name="P16"><text:s text:c="4"/>fill_dir_name(toWrite.dir_name, filename);</text:p>
      <text:p text:style-name="P16"><text:s text:c="4"/>toWrite.dir_fileSize = 0;</text:p>
      <text:p text:style-name="P16"/>
      <text:p text:style-name="P16"><text:s text:c="4"/>//Find next available cluster to allocate</text:p>
      <text:p text:style-name="P16"><text:s text:c="4"/>int next_cluster = find_free_cluster();</text:p>
      <text:p text:style-name="P16"><text:s text:c="4"/>set_cluster_value(next_cluster, -1); </text:p>
      <text:p text:style-name="P16"><text:s text:c="4"/>available_clusters --;</text:p>
      <text:p text:style-name="P16"/>
      <text:p text:style-name="P16"><text:s text:c="4"/>toWrite.dir_fstClusHI = (unsigned short int)(next_cluster &gt;&gt; 16); <text:s text:c="2"/>//Will be 0 for FAT16</text:p>
      <text:p text:style-name="P16"><text:s text:c="4"/>toWrite.dir_fstClusLO = (unsigned short int)(next_cluster &amp; 0xFFFF);</text:p>
      <text:p text:style-name="P16"><text:soft-page-break/></text:p>
      <text:p text:style-name="P16"><text:s text:c="4"/>get_date_time(&amp;(toWrite.dir_wrtDate), &amp;(toWrite.dir_wrtTime));</text:p>
      <text:p text:style-name="P16"><text:s text:c="4"/>toWrite.dir_crtDate = toWrite.dir_wrtDate;</text:p>
      <text:p text:style-name="P16"><text:s text:c="4"/>toWrite.dir_crtTime = toWrite.dir_wrtTime;</text:p>
      <text:p text:style-name="P16"/>
      <text:p text:style-name="P16"><text:s text:c="4"/>int parent_cluster = readDir_cluster;</text:p>
      <text:p text:style-name="P16"><text:s text:c="4"/>write_dirEnt(parent_cluster, toWrite);</text:p>
      <text:p text:style-name="P16"/>
      <text:p text:style-name="P16"><text:s text:c="4"/>//If a directory, need to make . and .. entries</text:p>
      <text:p text:style-name="P16"><text:s text:c="4"/>if (attr &amp; 0x10) <text:s text:c="3"/>{</text:p>
      <text:p text:style-name="P16"><text:s text:c="8"/>toWrite.dir_name[0] = '.';</text:p>
      <text:p text:style-name="P16"><text:s text:c="8"/>int i;</text:p>
      <text:p text:style-name="P16"><text:s text:c="8"/>for (i = 1; i &lt; 10; i ++)</text:p>
      <text:p text:style-name="P16"><text:s text:c="12"/>toWrite.dir_name[i] = 0x20;</text:p>
      <text:p text:style-name="P16"><text:s text:c="8"/>write_dirEnt(next_cluster, toWrite);</text:p>
      <text:p text:style-name="P16"/>
      <text:p text:style-name="P16"><text:s text:c="8"/>toWrite.dir_name[1] = '.';</text:p>
      <text:p text:style-name="P16"><text:s text:c="8"/>toWrite.dir_fstClusHI = (unsigned short int)(parent_cluster &gt;&gt; 16);</text:p>
      <text:p text:style-name="P16"><text:s text:c="8"/>toWrite.dir_fstClusLO = (unsigned short int)(parent_cluster &amp; 0xFFFF);</text:p>
      <text:p text:style-name="P16"/>
      <text:p text:style-name="P16"><text:s text:c="8"/>write_dirEnt(next_cluster, toWrite);</text:p>
      <text:p text:style-name="P16"><text:s text:c="4"/>}</text:p>
      <text:p text:style-name="P16"/>
      <text:p text:style-name="P16"><text:s text:c="4"/>return 1;</text:p>
      <text:p text:style-name="P16">}</text:p>
      <text:p text:style-name="P16"/>
      <text:p text:style-name="P16">/**</text:p>
      <text:p text:style-name="P16">* Remove a directory entry and clear the required information from the FAT</text:p>
      <text:p text:style-name="P16">* @param path The path to the directory entry to be removed</text:p>
      <text:p text:style-name="P16">* @param attr The attribute of the entry to be removed </text:p>
      <text:p text:style-name="P16">* <text:s text:c="2"/>(0x10 for directory, 0x20 for file)</text:p>
      <text:p text:style-name="P16">* @return 1 if removed, -1 if path is invalid</text:p>
      <text:p text:style-name="P16"><text:s text:c="4"/>If attr = 0x10</text:p>
      <text:p text:style-name="P16"><text:s text:c="8"/>-2 if path does not refer to a file</text:p>
      <text:p text:style-name="P16"><text:s text:c="8"/>-3 if directory is not empty</text:p>
      <text:p text:style-name="P16"><text:s text:c="4"/>If attr = 0x20</text:p>
      <text:p text:style-name="P16"><text:s text:c="8"/>-2 if file is a directory</text:p>
      <text:p text:style-name="P16">*/</text:p>
      <text:p text:style-name="P16">int remove_dirEnt(const char * path, char attr) {</text:p>
      <text:p text:style-name="P16"><text:s text:c="4"/>if (fat_fd == -1) <text:s text:c="2"/>{</text:p>
      <text:p text:style-name="P16"><text:s text:c="8"/>int err = init_fat();</text:p>
      <text:p text:style-name="P16"><text:s text:c="8"/>if (err == -1)</text:p>
      <text:p text:style-name="P16"><text:s text:c="12"/>return -1;</text:p>
      <text:p text:style-name="P16"><text:s text:c="4"/>}</text:p>
      <text:p text:style-name="P16"/>
      <text:p text:style-name="P16"><text:s text:c="4"/>char *filename, *pathname;</text:p>
      <text:p text:style-name="P16"><text:s text:c="4"/>pathname = malloc(sizeof(char) * strlen(path));</text:p>
      <text:p text:style-name="P16"><text:s text:c="4"/>filename = malloc(sizeof(char) * strlen(path));</text:p>
      <text:p text:style-name="P16"><text:s text:c="4"/>separate_path(filename, pathname, path);</text:p>
      <text:p text:style-name="P16"/>
      <text:p text:style-name="P16"><text:s text:c="4"/>dirEnt * current = OS_readDir(pathname);</text:p>
      <text:p text:style-name="P16"/>
      <text:p text:style-name="P16"><text:s text:c="4"/>if (current == NULL)</text:p>
      <text:p text:style-name="P16"><text:s text:c="8"/>return -1; <text:s/>//Invalid path</text:p>
      <text:p text:style-name="P16"/>
      <text:p text:style-name="P16"><text:s text:c="4"/>dirEnt file;</text:p>
      <text:p text:style-name="P16"><text:s text:c="4"/>if (!findDirEntry(&amp;file, current, filename, 0)) {</text:p>
      <text:p text:style-name="P16"><text:s text:c="8"/>return -1; <text:s/>//File does not exist</text:p>
      <text:p text:style-name="P16"><text:s text:c="4"/>}</text:p>
      <text:p text:style-name="P16"/>
      <text:p text:style-name="P16"><text:s text:c="4"/>//If it's a file, attr &amp; 0x20 will be true</text:p>
      <text:p text:style-name="P16"><text:s text:c="4"/>//If it's a directory, attr &amp; 0x10 will be true</text:p>
      <text:p text:style-name="P16"><text:s text:c="4"/>//rmdir returns -2 if the path doesn't refer to a file</text:p>
      <text:p text:style-name="P16"><text:s text:c="4"/>//rm returns -2 if the path refers to a directory</text:p>
      <text:p text:style-name="P16"><text:s text:c="4"/>if (!(file.dir_attr &amp; attr)) <text:s text:c="3"/>{</text:p>
      <text:p text:style-name="P16"><text:s text:c="8"/>return -2;</text:p>
      <text:p text:style-name="P16"><text:s text:c="4"/>}</text:p>
      <text:p text:style-name="P16"><text:s text:c="3"/></text:p>
      <text:p text:style-name="P16"><text:s text:c="4"/>int parent_cluster = readDir_cluster;</text:p>
      <text:p text:style-name="P16"><text:s text:c="4"/>int cluster = (file.dir_fstClusHI &lt;&lt; 16) | (file.dir_fstClusLO);</text:p>
      <text:p text:style-name="P16"/>
      <text:p text:style-name="P16"><text:s text:c="4"/>if (attr &amp; 0x10) <text:s text:c="3"/>{</text:p>
      <text:p text:style-name="P16"><text:s text:c="8"/>//check if empty</text:p>
      <text:p text:style-name="P16"><text:s text:c="8"/>//Make sure that only . and .. are contained in the directory</text:p>
      <text:p text:style-name="P16"><text:s text:c="8"/>dirEnt * entries = read_cluster_dirEnt(cluster);</text:p>
      <text:p text:style-name="P16"><text:s text:c="8"/>char name1[12], name2[12];</text:p>
      <text:p text:style-name="P16"><text:s text:c="8"/>char currname[12];</text:p>
      <text:p text:style-name="P16"><text:s text:c="8"/>strcpy(name1, ". <text:s text:c="9"/>");</text:p>
      <text:p text:style-name="P16"><text:s text:c="8"/>strcpy(name2, ".. <text:s text:c="8"/>");</text:p>
      <text:p text:style-name="P16"><text:s text:c="8"/>currname[11] = '\0';</text:p>
      <text:p text:style-name="P16"><text:s text:c="8"/>int i = 0;</text:p>
      <text:p text:style-name="P16"><text:s text:c="8"/>while (1) <text:s text:c="2"/>{</text:p>
      <text:p text:style-name="P16"><text:s text:c="12"/>if (entries[i].dir_name[0] == 0)</text:p>
      <text:p text:style-name="P16"><text:s text:c="16"/>break;</text:p>
      <text:p text:style-name="P16"><text:s text:c="12"/>if (entries[i].dir_name[0] == 0xE5) {</text:p>
      <text:p text:style-name="P16"><text:s text:c="16"/>i ++;</text:p>
      <text:p text:style-name="P16"><text:s text:c="16"/>continue;</text:p>
      <text:p text:style-name="P16"><text:s text:c="12"/>}</text:p>
      <text:p text:style-name="P16"><text:s text:c="12"/>strncpy(currname, entries[i].dir_name, 11);</text:p>
      <text:p text:style-name="P16"><text:s text:c="12"/>if (strcmp(name1, currname) != 0 &amp;&amp; strcmp(name2, currname) != 0) <text:s text:c="2"/>{</text:p>
      <text:p text:style-name="P16"><text:s text:c="16"/>return -3;</text:p>
      <text:p text:style-name="P16"><text:s text:c="12"/>}</text:p>
      <text:p text:style-name="P16"/>
      <text:p text:style-name="P16"><text:s text:c="12"/>i ++;</text:p>
      <text:p text:style-name="P16"><text:soft-page-break/><text:s text:c="8"/>}</text:p>
      <text:p text:style-name="P16"><text:s text:c="4"/>}</text:p>
      <text:p text:style-name="P16"/>
      <text:p text:style-name="P16"><text:s text:c="4"/>//Delete directory entry and empty FAT entry</text:p>
      <text:p text:style-name="P16"><text:s text:c="4"/>//Can delete directory entry by changing Name[0] to 0xE5 and overwriting</text:p>
      <text:p text:style-name="P16"><text:s text:c="4"/>//Find index of file in current</text:p>
      <text:p text:style-name="P16"><text:s text:c="4"/>int i = find_dirEnt_match(parent_cluster, file);</text:p>
      <text:p text:style-name="P16"><text:s text:c="4"/>file.dir_name[0] = 0xE5;</text:p>
      <text:p text:style-name="P16"><text:s text:c="4"/>write_cluster(parent_cluster, (void*)&amp;file, sizeof(dirEnt), i * sizeof(dirEnt));</text:p>
      <text:p text:style-name="P16"><text:s text:c="4"/>set_cluster_value(cluster, 0);</text:p>
      <text:p text:style-name="P16"><text:s text:c="4"/>available_clusters ++;</text:p>
      <text:p text:style-name="P16"/>
      <text:p text:style-name="P16"><text:s text:c="4"/>return 1;</text:p>
      <text:p text:style-name="P16">}</text:p>
      <text:p text:style-name="P16"/>
      <text:p text:style-name="P16">/**</text:p>
      <text:p text:style-name="P16">* Creates a new directory at the specified path</text:p>
      <text:p text:style-name="P16">* @param path The path to the directory</text:p>
      <text:p text:style-name="P16">* @return 1 if created, -1 if the path is invalid, -2 if final </text:p>
      <text:p text:style-name="P16">* <text:s text:c="2"/>path element already exists</text:p>
      <text:p text:style-name="P16">*/</text:p>
      <text:p text:style-name="P16">int OS_mkdir(const char * path) {</text:p>
      <text:p text:style-name="P16"><text:s text:c="4"/>return create_new_dirEnt(path, 0x10);</text:p>
      <text:p text:style-name="P16">}</text:p>
      <text:p text:style-name="P16"/>
      <text:p text:style-name="P16">/**</text:p>
      <text:p text:style-name="P16">* Remove an empty directory at the specified path</text:p>
      <text:p text:style-name="P16">* @param path The path to the directory</text:p>
      <text:p text:style-name="P16">* @return 1 if removed, -1 if path is invalid,</text:p>
      <text:p text:style-name="P16">* <text:s text:c="2"/>-2 if path does not refer to a file, </text:p>
      <text:p text:style-name="P16">* <text:s text:c="2"/>-3 if directory is not empty</text:p>
      <text:p text:style-name="P16">*/</text:p>
      <text:p text:style-name="P16">int OS_rmdir(const char * path) {</text:p>
      <text:p text:style-name="P16"><text:s text:c="4"/>return remove_dirEnt(path, 0x10);</text:p>
      <text:p text:style-name="P16">}</text:p>
      <text:p text:style-name="P16"/>
      <text:p text:style-name="P16">/**</text:p>
      <text:p text:style-name="P16">* Remove a file at the specified path</text:p>
      <text:p text:style-name="P16">* @param path The path to the file</text:p>
      <text:p text:style-name="P16">* @return 1 if removed, -1 if path is invalid,</text:p>
      <text:p text:style-name="P16">* <text:s text:c="2"/>-2 if file is a directory</text:p>
      <text:p text:style-name="P16">*/</text:p>
      <text:p text:style-name="P16">int OS_rm(const char * path) <text:s text:c="3"/>{</text:p>
      <text:p text:style-name="P16"><text:s text:c="4"/>return remove_dirEnt(path, 0x20);</text:p>
      <text:p text:style-name="P16">}</text:p>
      <text:p text:style-name="P16"/>
      <text:p text:style-name="P16">/**</text:p>
      <text:p text:style-name="P16">* Create a file at a desired path name</text:p>
      <text:p text:style-name="P16">* @param path The path to the file</text:p>
      <text:p text:style-name="P16">* @return 1 if file is created, -1 if path is invalid,</text:p>
      <text:p text:style-name="P16">* <text:s text:c="2"/>-2 if final path element already exists</text:p>
      <text:p text:style-name="P16">*/</text:p>
      <text:p text:style-name="P16">int OS_creat(const char * path) {</text:p>
      <text:p text:style-name="P16"><text:s text:c="4"/>return create_new_dirEnt(path, 0x20);</text:p>
      <text:p text:style-name="P16">}</text:p>
      <text:p text:style-name="P16"/>
      <text:p text:style-name="P16">/**</text:p>
      <text:p text:style-name="P16">* Write to an opened file</text:p>
      <text:p text:style-name="P16">* @param fildes The file descriptor</text:p>
      <text:p text:style-name="P16">* @param buf The buffer of bytes to be written</text:p>
      <text:p text:style-name="P16">* @param nbytes The number of bytes to write</text:p>
      <text:p text:style-name="P16">* @param offset The offset at which to write</text:p>
      <text:p text:style-name="P16">* @return The number of bytes written, or -1 on failure</text:p>
      <text:p text:style-name="P16">*/</text:p>
      <text:p text:style-name="P16">int OS_write(int fildes, const void * buf, int nbytes, int offset) <text:s/>{</text:p>
      <text:p text:style-name="P16"><text:s text:c="4"/>if (fat_fd == -1) <text:s text:c="2"/>{</text:p>
      <text:p text:style-name="P16"><text:s text:c="8"/>int err = init_fat();</text:p>
      <text:p text:style-name="P16"><text:s text:c="8"/>if (err == -1)</text:p>
      <text:p text:style-name="P16"><text:s text:c="12"/>return -1;</text:p>
      <text:p text:style-name="P16"><text:s text:c="4"/>}</text:p>
      <text:p text:style-name="P16"/>
      <text:p text:style-name="P16"><text:s text:c="4"/>if (fildes &lt; 0 || fildes &gt; NUM_FD || fd_base[fildes] == -1)</text:p>
      <text:p text:style-name="P16"><text:s text:c="8"/>return -1;</text:p>
      <text:p text:style-name="P16"/>
      <text:p text:style-name="P16"><text:s text:c="4"/>int bytesWritten = write_cluster(fd_base[fildes], buf, nbytes, offset);</text:p>
      <text:p text:style-name="P16"/>
      <text:p text:style-name="P16"><text:s text:c="4"/>//Need to now update the file size in its dirEnt</text:p>
      <text:p text:style-name="P16"><text:s text:c="4"/>if (offset + nbytes &gt; fd_dirEnt[fildes].dir_fileSize)</text:p>
      <text:p text:style-name="P16"><text:s text:c="8"/>fd_dirEnt[fildes].dir_fileSize = offset + nbytes;</text:p>
      <text:p text:style-name="P16"><text:s text:c="4"/>get_date_time(&amp;(fd_dirEnt[fildes].dir_wrtDate), &amp;(fd_dirEnt[fildes].dir_wrtTime));</text:p>
      <text:p text:style-name="P16"><text:s text:c="4"/>write_dirEnt(fd_parent_cluster[fildes], fd_dirEnt[fildes]);</text:p>
      <text:p text:style-name="P16"/>
      <text:p text:style-name="P16"><text:s text:c="4"/>return bytesWritten;</text:p>
      <text:p text:style-name="P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in" fo:margin-bottom="0.3in" fo:margin-left="0.4in" fo:margin-right="0.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d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1:29:00.646365100</meta:creation-date>
    <dc:date>2017-11-26T22:32:50.753897918</dc:date>
    <meta:editing-duration>PT1H46M53S</meta:editing-duration>
    <meta:editing-cycles>110</meta:editing-cycles>
    <meta:generator>LibreOffice/5.1.6.2$Linux_X86_64 LibreOffice_project/10m0$Build-2</meta:generator>
    <meta:document-statistic meta:table-count="0" meta:image-count="0" meta:object-count="0" meta:page-count="20" meta:paragraph-count="1248" meta:word-count="7974" meta:character-count="55539" meta:non-whitespace-character-count="42421"/>
  </office:meta>
</office:document-meta>
</file>